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20E00002325000023485D878E35.wmf" manifest:media-type=""/>
  <manifest:file-entry manifest:full-path="Pictures/200002080000232500002348D7B30510.wmf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cm" svg:stroke-color="#b3b3b3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cm" svg:stroke-color="#b3b3b3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.026cm" draw:stroke-linejoin="round" draw:fill="solid" draw:fill-color="#579d1c" draw:textarea-vertical-align="top" draw:auto-grow-height="false" draw:fit-to-size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cm" svg:stroke-color="#579d1c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.026cm" draw:stroke-linejoin="round" draw:fill="solid" draw:fill-color="#ffd320" draw:textarea-vertical-align="top" draw:auto-grow-height="false" draw:fit-to-size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cm" svg:stroke-color="#ffd320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26cm" draw:stroke-linejoin="round" draw:fill="solid" draw:fill-color="#ff420e" draw:textarea-vertical-align="top" draw:auto-grow-height="false" draw:fit-to-size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cm" svg:stroke-color="#ff420e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.026cm" draw:stroke-linejoin="round" draw:fill="solid" draw:fill-color="#004586" draw:textarea-vertical-align="top" draw:auto-grow-height="false" draw:fit-to-size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.026cm" draw:stroke-linejoin="miter" draw:fill="solid" draw:fill-color="#004586" draw:textarea-vertical-align="top" draw:auto-grow-height="false" draw:fit-to-size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cm" svg:stroke-color="#004586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546cm" fo:padding-top="0cm" fo:padding-bottom="0cm" fo:padding-left="0cm" fo:padding-right="0cm" fo:wrap-option="no-wrap"/>
    </style:style>
    <style:style style:name="gr2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726cm" fo:padding-top="0cm" fo:padding-bottom="0cm" fo:padding-left="0cm" fo:padding-right="0cm" fo:wrap-option="no-wrap"/>
    </style:style>
    <style:style style:name="gr2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727cm" fo:padding-top="0cm" fo:padding-bottom="0cm" fo:padding-left="0cm" fo:padding-right="0cm" fo:wrap-option="no-wrap"/>
    </style:style>
    <style:style style:name="gr2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727cm" fo:padding-top="0cm" fo:padding-bottom="0cm" fo:padding-left="0cm" fo:padding-right="0cm" fo:wrap-option="no-wrap"/>
    </style:style>
    <style:style style:name="gr2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726cm" fo:padding-top="0cm" fo:padding-bottom="0cm" fo:padding-left="0cm" fo:padding-right="0cm" fo:wrap-option="no-wrap"/>
    </style:style>
    <style:style style:name="gr2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906cm" fo:padding-top="0cm" fo:padding-bottom="0cm" fo:padding-left="0cm" fo:padding-right="0cm" fo:wrap-option="no-wrap"/>
    </style:style>
    <style:style style:name="gr2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906cm" fo:padding-top="0cm" fo:padding-bottom="0cm" fo:padding-left="0cm" fo:padding-right="0cm" fo:wrap-option="no-wrap"/>
    </style:style>
    <style:style style:name="gr2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364cm" fo:padding-top="0cm" fo:padding-bottom="0cm" fo:padding-left="0cm" fo:padding-right="0cm" fo:wrap-option="no-wrap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545cm" fo:padding-top="0cm" fo:padding-bottom="0cm" fo:padding-left="0cm" fo:padding-right="0cm" fo:wrap-option="no-wrap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726cm" fo:padding-top="0cm" fo:padding-bottom="0cm" fo:padding-left="0cm" fo:padding-right="0cm" fo:wrap-option="no-wrap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0.906cm" fo:padding-top="0cm" fo:padding-bottom="0cm" fo:padding-left="0cm" fo:padding-right="0cm" fo:wrap-option="no-wrap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91cm" fo:min-width="1.087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683cm" fo:min-width="3.47cm" fo:padding-top="0cm" fo:padding-bottom="0cm" fo:padding-left="0cm" fo:padding-right="0cm" fo:wrap-option="no-wrap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13cm" fo:min-width="7.488cm" fo:padding-top="0cm" fo:padding-bottom="0cm" fo:padding-left="0cm" fo:padding-right="0cm" fo:wrap-option="no-wrap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85cm" fo:min-width="0.519cm" fo:padding-top="0cm" fo:padding-bottom="0cm" fo:padding-left="0cm" fo:padding-right="0cm" fo:wrap-option="no-wrap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86cm" fo:min-width="1.795cm" fo:padding-top="0cm" fo:padding-bottom="0cm" fo:padding-left="0cm" fo:padding-right="0cm" fo:wrap-option="no-wrap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86cm" fo:min-width="1.389cm" fo:padding-top="0cm" fo:padding-bottom="0cm" fo:padding-left="0cm" fo:padding-right="0cm" fo:wrap-option="no-wrap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85cm" fo:min-width="2.287cm" fo:padding-top="0cm" fo:padding-bottom="0cm" fo:padding-left="0cm" fo:padding-right="0cm" fo:wrap-option="no-wrap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86cm" fo:min-width="1.902cm" fo:padding-top="0cm" fo:padding-bottom="0cm" fo:padding-left="0cm" fo:padding-right="0cm" fo:wrap-option="no-wrap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85cm" fo:min-width="5.772cm" fo:padding-top="0cm" fo:padding-bottom="0cm" fo:padding-left="0cm" fo:padding-right="0cm" fo:wrap-option="no-wrap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146cm" fo:padding-top="0cm" fo:padding-bottom="0cm" fo:padding-left="0cm" fo:padding-right="0cm" fo:wrap-option="no-wrap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577cm" fo:padding-top="0cm" fo:padding-bottom="0cm" fo:padding-left="0cm" fo:padding-right="0cm" fo:wrap-option="no-wrap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578cm" fo:padding-top="0cm" fo:padding-bottom="0cm" fo:padding-left="0cm" fo:padding-right="0cm" fo:wrap-option="no-wrap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578cm" fo:padding-top="0cm" fo:padding-bottom="0cm" fo:padding-left="0cm" fo:padding-right="0cm" fo:wrap-option="no-wrap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578cm" fo:padding-top="0cm" fo:padding-bottom="0cm" fo:padding-left="0cm" fo:padding-right="0cm" fo:wrap-option="no-wrap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721cm" fo:padding-top="0cm" fo:padding-bottom="0cm" fo:padding-left="0cm" fo:padding-right="0cm" fo:wrap-option="no-wrap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721cm" fo:padding-top="0cm" fo:padding-bottom="0cm" fo:padding-left="0cm" fo:padding-right="0cm" fo:wrap-option="no-wrap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4cm" fo:min-width="0.146cm" fo:padding-top="0cm" fo:padding-bottom="0cm" fo:padding-left="0cm" fo:padding-right="0cm" fo:wrap-option="no-wrap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291cm" fo:padding-top="0cm" fo:padding-bottom="0cm" fo:padding-left="0cm" fo:padding-right="0cm" fo:wrap-option="no-wrap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627cm" fo:min-width="3.185cm" fo:padding-top="0cm" fo:padding-bottom="0cm" fo:padding-left="0cm" fo:padding-right="0cm" fo:wrap-option="no-wrap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94cm" fo:padding-top="0cm" fo:padding-bottom="0cm" fo:padding-left="0cm" fo:padding-right="0cm" fo:wrap-option="wrap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6cm" fo:min-width="0.475cm" fo:padding-top="0cm" fo:padding-bottom="0cm" fo:padding-left="0cm" fo:padding-right="0cm" fo:wrap-option="no-wrap"/>
    </style:style>
    <style:style style:name="gr5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6cm" fo:min-width="1.646cm" fo:padding-top="0cm" fo:padding-bottom="0cm" fo:padding-left="0cm" fo:padding-right="0cm" fo:wrap-option="no-wrap"/>
    </style:style>
    <style:style style:name="gr5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6cm" fo:min-width="1.745cm" fo:padding-top="0cm" fo:padding-bottom="0cm" fo:padding-left="0cm" fo:padding-right="0cm" fo:wrap-option="no-wrap"/>
    </style:style>
    <style:style style:name="gr5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8cm" fo:min-width="2.306cm" fo:padding-top="0cm" fo:padding-bottom="0cm" fo:padding-left="0cm" fo:padding-right="0cm" fo:wrap-option="no-wrap"/>
    </style:style>
    <style:style style:name="gr5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146cm" fo:padding-top="0cm" fo:padding-bottom="0cm" fo:padding-left="0cm" fo:padding-right="0cm" fo:wrap-option="no-wrap"/>
    </style:style>
    <style:style style:name="gr5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578cm" fo:padding-top="0cm" fo:padding-bottom="0cm" fo:padding-left="0cm" fo:padding-right="0cm" fo:wrap-option="no-wrap"/>
    </style:style>
    <style:style style:name="gr6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578cm" fo:padding-top="0cm" fo:padding-bottom="0cm" fo:padding-left="0cm" fo:padding-right="0cm" fo:wrap-option="no-wrap"/>
    </style:style>
    <style:style style:name="gr6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578cm" fo:padding-top="0cm" fo:padding-bottom="0cm" fo:padding-left="0cm" fo:padding-right="0cm" fo:wrap-option="no-wrap"/>
    </style:style>
    <style:style style:name="gr6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578cm" fo:padding-top="0cm" fo:padding-bottom="0cm" fo:padding-left="0cm" fo:padding-right="0cm" fo:wrap-option="no-wrap"/>
    </style:style>
    <style:style style:name="gr6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721cm" fo:padding-top="0cm" fo:padding-bottom="0cm" fo:padding-left="0cm" fo:padding-right="0cm" fo:wrap-option="no-wrap"/>
    </style:style>
    <style:style style:name="gr6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721cm" fo:padding-top="0cm" fo:padding-bottom="0cm" fo:padding-left="0cm" fo:padding-right="0cm" fo:wrap-option="no-wrap"/>
    </style:style>
    <style:style style:name="gr6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146cm" fo:padding-top="0cm" fo:padding-bottom="0cm" fo:padding-left="0cm" fo:padding-right="0cm" fo:wrap-option="no-wrap"/>
    </style:style>
    <style:style style:name="gr6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291cm" fo:padding-top="0cm" fo:padding-bottom="0cm" fo:padding-left="0cm" fo:padding-right="0cm" fo:wrap-option="no-wrap"/>
    </style:style>
    <style:style style:name="gr6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291cm" fo:padding-top="0cm" fo:padding-bottom="0cm" fo:padding-left="0cm" fo:padding-right="0cm" fo:wrap-option="no-wrap"/>
    </style:style>
    <style:style style:name="gr6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4cm" fo:min-width="0.291cm" fo:padding-top="0cm" fo:padding-bottom="0cm" fo:padding-left="0cm" fo:padding-right="0cm" fo:wrap-option="no-wrap"/>
    </style:style>
    <style:style style:name="gr6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291cm" fo:padding-top="0cm" fo:padding-bottom="0cm" fo:padding-left="0cm" fo:padding-right="0cm" fo:wrap-option="no-wrap"/>
    </style:style>
    <style:style style:name="gr7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7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7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7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7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5cm" fo:min-width="0.433cm" fo:padding-top="0cm" fo:padding-bottom="0cm" fo:padding-left="0cm" fo:padding-right="0cm" fo:wrap-option="no-wrap"/>
    </style:style>
    <style:style style:name="gr7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14cm" fo:min-width="0.433cm" fo:padding-top="0cm" fo:padding-bottom="0cm" fo:padding-left="0cm" fo:padding-right="0cm" fo:wrap-option="no-wrap"/>
    </style:style>
    <style:style style:name="gr7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627cm" fo:min-width="3.185cm" fo:padding-top="0cm" fo:padding-bottom="0cm" fo:padding-left="0cm" fo:padding-right="0cm" fo:wrap-option="no-wrap"/>
    </style:style>
    <style:style style:name="gr7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6cm" fo:min-width="7.196cm" fo:padding-top="0cm" fo:padding-bottom="0cm" fo:padding-left="0cm" fo:padding-right="0cm" fo:wrap-option="no-wrap"/>
    </style:style>
    <style:style style:name="gr7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7cm" fo:min-width="0.475cm" fo:padding-top="0cm" fo:padding-bottom="0cm" fo:padding-left="0cm" fo:padding-right="0cm" fo:wrap-option="no-wrap"/>
    </style:style>
    <style:style style:name="gr7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7cm" fo:padding-top="0cm" fo:padding-bottom="0cm" fo:padding-left="0cm" fo:padding-right="0cm" fo:wrap-option="wrap"/>
    </style:style>
    <style:style style:name="gr8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7cm" fo:min-width="1.744cm" fo:padding-top="0cm" fo:padding-bottom="0cm" fo:padding-left="0cm" fo:padding-right="0cm" fo:wrap-option="no-wrap"/>
    </style:style>
    <style:style style:name="gr8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37cm" fo:min-width="2.306cm" fo:padding-top="0cm" fo:padding-bottom="0cm" fo:padding-left="0cm" fo:padding-right="0cm" fo:wrap-option="no-wrap"/>
    </style:style>
    <style:style style:name="gr82" style:family="graphic" style:parent-style-name="standard">
      <style:graphic-properties draw:stroke="none" svg:stroke-width="0.026cm" draw:stroke-linejoin="round" draw:fill="solid" draw:fill-color="#7e0021" draw:textarea-vertical-align="top" draw:auto-grow-height="false" draw:fit-to-size="false" fo:padding-top="0.127cm" fo:padding-bottom="0.127cm" fo:padding-left="0.254cm" fo:padding-right="0.254cm" fo:wrap-option="wrap"/>
    </style:style>
    <style:style style:name="gr83" style:family="graphic" style:parent-style-name="standard">
      <style:graphic-properties draw:stroke="solid" svg:stroke-width="0cm" svg:stroke-color="#7e0021" draw:stroke-linejoin="round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8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154cm" fo:padding-top="0cm" fo:padding-bottom="0cm" fo:padding-left="0cm" fo:padding-right="0cm" fo:wrap-option="no-wrap"/>
    </style:style>
    <style:style style:name="gr8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606cm" fo:padding-top="0cm" fo:padding-bottom="0cm" fo:padding-left="0cm" fo:padding-right="0cm" fo:wrap-option="no-wrap"/>
    </style:style>
    <style:style style:name="gr8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606cm" fo:padding-top="0cm" fo:padding-bottom="0cm" fo:padding-left="0cm" fo:padding-right="0cm" fo:wrap-option="no-wrap"/>
    </style:style>
    <style:style style:name="gr8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607cm" fo:padding-top="0cm" fo:padding-bottom="0cm" fo:padding-left="0cm" fo:padding-right="0cm" fo:wrap-option="no-wrap"/>
    </style:style>
    <style:style style:name="gr8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607cm" fo:padding-top="0cm" fo:padding-bottom="0cm" fo:padding-left="0cm" fo:padding-right="0cm" fo:wrap-option="no-wrap"/>
    </style:style>
    <style:style style:name="gr8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758cm" fo:padding-top="0cm" fo:padding-bottom="0cm" fo:padding-left="0cm" fo:padding-right="0cm" fo:wrap-option="no-wrap"/>
    </style:style>
    <style:style style:name="gr9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758cm" fo:padding-top="0cm" fo:padding-bottom="0cm" fo:padding-left="0cm" fo:padding-right="0cm" fo:wrap-option="no-wrap"/>
    </style:style>
    <style:style style:name="gr9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154cm" fo:padding-top="0cm" fo:padding-bottom="0cm" fo:padding-left="0cm" fo:padding-right="0cm" fo:wrap-option="no-wrap"/>
    </style:style>
    <style:style style:name="gr9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305cm" fo:padding-top="0cm" fo:padding-bottom="0cm" fo:padding-left="0cm" fo:padding-right="0cm" fo:wrap-option="no-wrap"/>
    </style:style>
    <style:style style:name="gr9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5cm" fo:min-width="0.455cm" fo:padding-top="0cm" fo:padding-bottom="0cm" fo:padding-left="0cm" fo:padding-right="0cm" fo:wrap-option="no-wrap"/>
    </style:style>
    <style:style style:name="gr9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4cm" fo:min-width="0.455cm" fo:padding-top="0cm" fo:padding-bottom="0cm" fo:padding-left="0cm" fo:padding-right="0cm" fo:wrap-option="no-wrap"/>
    </style:style>
    <style:style style:name="gr9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4cm" fo:min-width="0.455cm" fo:padding-top="0cm" fo:padding-bottom="0cm" fo:padding-left="0cm" fo:padding-right="0cm" fo:wrap-option="no-wrap"/>
    </style:style>
    <style:style style:name="gr9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324cm" fo:min-width="0.455cm" fo:padding-top="0cm" fo:padding-bottom="0cm" fo:padding-left="0cm" fo:padding-right="0cm" fo:wrap-option="no-wrap"/>
    </style:style>
    <style:style style:name="gr9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75cm" fo:min-width="2.903cm" fo:padding-top="0cm" fo:padding-bottom="0cm" fo:padding-left="0cm" fo:padding-right="0cm" fo:wrap-option="no-wrap"/>
    </style:style>
    <style:style style:name="gr9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432cm" fo:min-width="5.064cm" fo:padding-top="0cm" fo:padding-bottom="0cm" fo:padding-left="0cm" fo:padding-right="0cm" fo:wrap-option="no-wrap"/>
    </style:style>
    <style:style style:name="gr9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431cm" fo:min-width="0.201cm" fo:padding-top="0cm" fo:padding-bottom="0cm" fo:padding-left="0cm" fo:padding-right="0cm" fo:wrap-option="no-wrap"/>
    </style:style>
    <style:style style:name="gr10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432cm" fo:min-width="0.201cm" fo:padding-top="0cm" fo:padding-bottom="0cm" fo:padding-left="0cm" fo:padding-right="0cm" fo:wrap-option="no-wrap"/>
    </style:style>
    <style:style style:name="gr10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432cm" fo:min-width="0.201cm" fo:padding-top="0cm" fo:padding-bottom="0cm" fo:padding-left="0cm" fo:padding-right="0cm" fo:wrap-option="no-wrap"/>
    </style:style>
    <style:style style:name="gr10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431cm" fo:min-width="0.201cm" fo:padding-top="0cm" fo:padding-bottom="0cm" fo:padding-left="0cm" fo:padding-right="0cm" fo:wrap-option="no-wrap"/>
    </style:style>
    <style:style style:name="gr10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431cm" fo:min-width="0.201cm" fo:padding-top="0cm" fo:padding-bottom="0cm" fo:padding-left="0cm" fo:padding-right="0cm" fo:wrap-option="no-wrap"/>
    </style:style>
    <style:style style:name="gr10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03cm" fo:min-width="1.635cm" fo:padding-top="0cm" fo:padding-bottom="0cm" fo:padding-left="0cm" fo:padding-right="0cm" fo:wrap-option="no-wrap"/>
    </style:style>
    <style:style style:name="gr10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.502cm" fo:min-width="2.155cm" fo:padding-top="0cm" fo:padding-bottom="0cm" fo:padding-left="0cm" fo:padding-right="0cm" fo:wrap-option="no-wrap"/>
    </style:style>
    <style:style style:name="pr1" style:family="presentation" style:parent-style-name="Inspiration-subtitle" style:list-style-name="L1">
      <style:graphic-properties draw:fill-color="#ffffff" draw:auto-grow-height="true" fo:min-height="6.086cm"/>
    </style:style>
    <style:style style:name="pr2" style:family="presentation" style:parent-style-name="Inspiration-title">
      <style:graphic-properties fo:min-height="3.50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2.18cm"/>
    </style:style>
    <style:style style:name="pr6" style:family="presentation" style:parent-style-name="Inspiration-outline1">
      <style:graphic-properties draw:auto-grow-height="true" fo:min-height="12.179cm"/>
    </style:style>
    <style:style style:name="pr7" style:family="presentation" style:parent-style-name="Inspiration-outline1">
      <style:graphic-properties fo:min-height="14.586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fo:min-height="11.929cm"/>
    </style:style>
    <style:style style:name="pr10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20pt" fo:language="zxx" fo:country="none" fo:font-weight="normal" style:letter-kerning="true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line-height="200%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style:font-name="Arial" fo:font-size="20pt" fo:language="zxx" fo:country="none" fo:font-weight="normal" style:letter-kerning="true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2" fo:letter-spacing="normal" style:text-underline-style="none" fo:font-weight="bold" style:font-weight-asian="bold" style:font-name-complex="Arial2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2" fo:letter-spacing="normal" style:text-underline-style="none" fo:font-weight="normal" style:font-weight-asian="normal" style:font-name-complex="Arial2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8pt" fo:letter-spacing="normal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0.5pt" fo:letter-spacing="normal" fo:font-style="normal" style:text-underline-style="none" fo:font-weight="normal" style:font-size-asian="10.5pt" style:font-style-asian="normal" style:font-weight-asian="normal" style:font-name-complex="Arial3" style:font-size-complex="10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7pt" fo:letter-spacing="normal" fo:font-style="normal" style:text-underline-style="none" fo:font-weight="normal" style:font-size-asian="7pt" style:font-style-asian="normal" style:font-weight-asian="normal" style:font-name-complex="Arial3" style:font-size-complex="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9pt" fo:letter-spacing="normal" fo:font-style="normal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6.086cm" svg:x="1.4cm" svg:y="11.914cm" presentation:class="subtitle" presentation:user-transformed="true">
          <draw:text-box>
            <text:p text:style-name="P1"><text:span text:style-name="T1">Nikola Jovanović (1996)</text:span></text:p>
            <text:p text:style-name="P1"><text:span text:style-name="T1">IV razred, Deveta gimnazija "Mihailo Petrović Alas", Beograd</text:span></text:p>
          </draw:text-box>
        </draw:frame>
        <draw:frame presentation:style-name="pr2" draw:layer="layout" svg:width="25.199cm" svg:height="4.267cm" svg:x="1.4cm" svg:y="5.556cm" presentation:class="title" presentation:user-transformed="true">
          <draw:text-box>
            <text:p>UPOREĐIVANJE EFIKASNOSTI ALGORITAMA ZA SNALAŽENJE U LAVIRINT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vod</text:p>
          </draw:text-box>
        </draw:frame>
        <draw:frame presentation:style-name="pr5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<text:span text:style-name="T2">LAVIRINT</text:span><text:span text:style-name="T3"> - prostor ispunjen preprekama različitih težina, koji može biti predstavljen matricom, po kome se kreće agent</text:span></text:p>
              </text:list-item>
              <text:list-item>
                <text:p><text:span text:style-name="T3">Informacije o konfiguraciji lavirinta nisu uvek dostupne, tako da lavirint mora biti istražen</text:span></text:p>
              </text:list-item>
              <text:list-item>
                <text:p><text:span text:style-name="T3">Korišćena su 4 algoritma: A*, nasumični, težeći i posebno dizajniran intuitivni algoritam</text:span></text:p>
              </text:list-item>
              <text:list-item>
                <text:p><text:span text:style-name="T3">Lavirinti su generisani na 3 način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ilj rada</text:p>
          </draw:text-box>
        </draw:frame>
        <draw:frame presentation:style-name="pr5" draw:layer="layout" svg:width="22.5cm" svg:height="12.18cm" svg:x="3cm" svg:y="6.514cm" presentation:class="outline" presentation:user-transformed="true">
          <draw:text-box>
            <text:list text:style-name="L2">
              <text:list-item>
                <text:p>Cilj rada je uopređivanje efikasnosti navedenih algoritama, sa posebnim osvrtom na intuitivni algoritam</text:p>
                <text:p/>
              </text:list-item>
              <text:list-item>
                <text:p>Traženi su posebni slučajevi u kojima je primena nekog od algrtitama dovela do veoma lošeg rezult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riterijumi za ocenu efikasnosti</text:p>
          </draw:text-box>
        </draw:frame>
        <draw:frame presentation:style-name="pr6" draw:text-style-name="P3" draw:layer="layout" svg:width="25.2cm" svg:height="12.179cm" svg:x="1.4cm" svg:y="6cm" presentation:class="outline" presentation:user-transformed="true">
          <draw:text-box>
            <text:list text:style-name="L2">
              <text:list-item>
                <text:p><text:span text:style-name="T4">Agent može da se kreće u 8 smerova (Murovo susedstvo)</text:span></text:p>
              </text:list-item>
              <text:list-item>
                <text:p><text:span text:style-name="T5">Težina prelaza </text:span><text:span text:style-name="T4">–</text:span><text:span text:style-name="T5"> </text:span><text:span text:style-name="T4">srednja vrednost težina polja (pomnožena sa koren iz dva)</text:span></text:p>
              </text:list-item>
              <text:list-item>
                <text:p><text:span text:style-name="T5">Težina puta –</text:span><text:span text:style-name="T4"> zbir svih težina prelaza</text:span></text:p>
              </text:list-item>
              <text:list-item>
                <text:p><text:span text:style-name="T5">Efikasnost algortima </text:span><text:span text:style-name="T4">je obrnuto srezmerna težini nađenog puta</text:span></text:p>
              </text:list-item>
            </text:list>
          </draw:text-box>
        </draw:frame>
        <draw:custom-shape draw:style-name="gr2" draw:text-style-name="P1" draw:layer="layout" svg:width="1.666cm" svg:height="1.667cm" svg:x="18.667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7cm" svg:height="1.667cm" svg:x="17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7cm" svg:height="1.666cm" svg:x="17cm" svg:y="16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66cm" svg:height="1.666cm" svg:x="18.667cm" svg:y="16.2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7cm" svg:height="1.667cm" svg:x="17cm" svg:y="17.9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6cm" svg:height="1.667cm" svg:x="18.667cm" svg:y="17.9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7cm" svg:height="1.667cm" svg:x="20.333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7cm" svg:height="1.666cm" svg:x="20.333cm" svg:y="16.2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67cm" svg:height="1.667cm" svg:x="20.333cm" svg:y="17.933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556cm" svg:height="1.666cm" svg:x="19.222cm" svg:y="15.15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1.666cm" svg:height="0.556cm" svg:x="17.556cm" svg:y="16.82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1.666cm" svg:height="0.556cm" svg:x="19.778cm" svg:y="16.82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0.556cm" svg:height="1.666cm" svg:x="19.222cm" svg:y="17.37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4" draw:text-style-name="P1" draw:layer="layout" svg:width="0.556cm" svg:height="1.667cm" draw:transform="skewX (-0.00122173047639583) rotate (0.785398163397448) translate (17.944cm 15.882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1.667cm" svg:height="0.556cm" draw:transform="skewX (-0.00174532925199447) rotate (0.785398163397448) translate (17.944cm 18.2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1.667cm" svg:height="0.556cm" draw:transform="rotate (0.785398163397448) translate (19.516cm 16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layout" svg:width="0.556cm" svg:height="1.667cm" draw:transform="skewX (0.000523598775598421) rotate (0.785398163397448) translate (19.516cm 17.454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lgoritmi za pretragu</text:p>
          </draw:text-box>
        </draw:frame>
        <draw:frame presentation:style-name="pr7" draw:text-style-name="P5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A* (A star) algoritam:</text:span></text:p>
                <text:list>
                  <text:list-item>
                    <text:p text:style-name="P5"><text:span text:style-name="T6">Određuje minimalnu težinu puta za neki lavirnit</text:span></text:p>
                  </text:list-item>
                  <text:list-item>
                    <text:p text:style-name="P5"><text:span text:style-name="T6">primenjuje Dijkstrin algoritam, optimizovan heuristikom</text:span></text:p>
                  </text:list-item>
                </text:list>
              </text:list-item>
              <text:list-item>
                <text:p text:style-name="P5"><text:span text:style-name="T6">Nasumični algoritam – potpuno nasumično kretanje kroz lavirint</text:span></text:p>
              </text:list-item>
              <text:list-item>
                <text:p text:style-name="P5"><text:span text:style-name="T6">Težeći algoritam – kretanje u smeru cilja</text:span></text:p>
              </text:list-item>
              <text:list-item>
                <text:p text:style-name="P5"><text:span text:style-name="T6">Intuitivni algoritam:</text:span></text:p>
                <text:list>
                  <text:list-item>
                    <text:p><text:span text:style-name="T6">reprezentuje čovekov način snalaženja u lavirintu</text:span></text:p>
                  </text:list-item>
                  <text:list-item>
                    <text:p><text:span text:style-name="T6">postoji određeni vidokrug unutar koga se može analizirati konfiguracija lavirinta bez uvećanja težine puta</text:span></text:p>
                  </text:list-item>
                  <text:list-item>
                    <text:p><text:span text:style-name="T6">nadogradnja težećeg algoritma A* algoritmom koji se primenjuje na poznati deo lavirin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mulacije</text:p>
          </draw:text-box>
        </draw:frame>
        <draw:frame presentation:style-name="pr6" draw:text-style-name="P5" draw:layer="layout" svg:width="25.2cm" svg:height="12.179cm" svg:x="1.4cm" svg:y="5cm" presentation:class="outline">
          <draw:text-box>
            <text:list text:style-name="L2">
              <text:list-item>
                <text:p text:style-name="P5"><text:span text:style-name="T6">Simulacije su izvršene veliki broj puta i u svakoj je su varirani:</text:span></text:p>
                <text:list>
                  <text:list-item>
                    <text:p text:style-name="P5"><text:span text:style-name="T6">Površina lavirinta,</text:span></text:p>
                  </text:list-item>
                  <text:list-item>
                    <text:p text:style-name="P5"><text:span text:style-name="T6">Poluprečnik vidnog polja i</text:span></text:p>
                  </text:list-item>
                  <text:list-item>
                    <text:p text:style-name="P5"><text:span text:style-name="T6">Način generisanja lavirinta</text:span></text:p>
                  </text:list-item>
                </text:list>
              </text:list-item>
              <text:list-item>
                <text:p text:style-name="P5"><text:span text:style-name="T6">Pamćeni su slučajevi kada se intuitivni algoritam pokazao veom loše</text:span></text:p>
              </text:list-item>
            </text:list>
          </draw:text-box>
        </draw:frame>
        <draw:frame draw:name="Picture" draw:style-name="gr5" draw:text-style-name="P6" draw:layer="layout" svg:width="6.966cm" svg:height="6.99cm" svg:x="5.634cm" svg:y="12.4cm">
          <draw:image xlink:href="Pictures/200002080000232500002348D7B30510.wmf" xlink:type="simple" xlink:show="embed" xlink:actuate="onLoad">
            <text:p/>
          </draw:image>
        </draw:frame>
        <draw:frame draw:name="Picture" draw:style-name="gr5" draw:text-style-name="P6" draw:layer="layout" svg:width="6.966cm" svg:height="6.99cm" svg:x="14.134cm" svg:y="12.4cm">
          <draw:image xlink:href="Pictures/2000020E00002325000023485D878E35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6cm" presentation:class="title">
          <draw:text-box>
            <text:p text:style-name="P7">Rezultati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zultati za sve primere pokazali su da težine puteva koje nalaze slučajni i težeći algoritam rastu mnogo brže od težina puteva druga dva algoritma</text:p>
              </text:list-item>
            </text:list>
          </draw:text-box>
        </draw:frame>
        <draw:g draw:name="Group 143">
          <draw:custom-shape draw:name="AutoShape 142" draw:style-name="gr6" draw:text-style-name="P8" draw:layer="layout" svg:width="22.4cm" svg:height="11.295cm" svg:x="2.6cm" svg:y="8.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44" draw:style-name="gr7" draw:text-style-name="P8" draw:layer="layout" svg:width="22.357cm" svg:height="11.203cm" svg:x="2.6cm" svg:y="8.5cm">
            <text:p/>
            <draw:enhanced-geometry draw:mirror-horizontal="false" draw:mirror-vertical="false" drawooo:sub-view-size="3614 1811" draw:text-areas="0 0 ?f0 ?f1" svg:viewBox="0 0 0 0" draw:type="ooxml-non-primitive" draw:enhanced-path="M 1807 1811 L 0 1811 0 0 3614 0 3614 1811 1807 1811 Z N">
              <draw:equation draw:name="f0" draw:formula="logwidth"/>
              <draw:equation draw:name="f1" draw:formula="logheight"/>
            </draw:enhanced-geometry>
          </draw:custom-shape>
          <draw:custom-shape draw:name="Freeform 145" draw:style-name="gr8" draw:text-style-name="P8" draw:layer="layout" svg:width="13.584cm" svg:height="5.864cm" svg:x="6.101cm" svg:y="11.55cm">
            <text:p/>
            <draw:enhanced-geometry draw:mirror-horizontal="false" draw:mirror-vertical="false" drawooo:sub-view-size="2196 948" draw:text-areas="0 0 ?f0 ?f1" svg:viewBox="0 0 0 0" draw:type="ooxml-non-primitive" draw:enhanced-path="M 1098 948 L 0 948 0 0 2196 0 2196 948 1098 948 N">
              <draw:equation draw:name="f0" draw:formula="logwidth"/>
              <draw:equation draw:name="f1" draw:formula="logheight"/>
            </draw:enhanced-geometry>
          </draw:custom-shape>
          <draw:line draw:name="Line 146" draw:style-name="gr9" draw:text-style-name="P8" draw:layer="layout" svg:x1="19.686cm" svg:y1="17.414cm" svg:x2="6.101cm" svg:y2="17.42cm">
            <text:p/>
          </draw:line>
          <draw:line draw:name="Line 147" draw:style-name="gr9" draw:text-style-name="P8" draw:layer="layout" svg:x1="19.686cm" svg:y1="15.948cm" svg:x2="6.101cm" svg:y2="15.954cm">
            <text:p/>
          </draw:line>
          <draw:line draw:name="Line 148" draw:style-name="gr9" draw:text-style-name="P8" draw:layer="layout" svg:x1="19.686cm" svg:y1="14.481cm" svg:x2="6.101cm" svg:y2="14.488cm">
            <text:p/>
          </draw:line>
          <draw:line draw:name="Line 149" draw:style-name="gr9" draw:text-style-name="P8" draw:layer="layout" svg:x1="19.686cm" svg:y1="13.009cm" svg:x2="6.101cm" svg:y2="13.016cm">
            <text:p/>
          </draw:line>
          <draw:line draw:name="Line 150" draw:style-name="gr9" draw:text-style-name="P8" draw:layer="layout" svg:x1="19.686cm" svg:y1="11.543cm" svg:x2="6.101cm" svg:y2="11.549cm">
            <text:p/>
          </draw:line>
          <draw:line draw:name="Line 151" draw:style-name="gr9" draw:text-style-name="P8" draw:layer="layout" svg:x1="6.101cm" svg:y1="17.631cm" svg:x2="6.107cm" svg:y2="17.414cm">
            <text:p/>
          </draw:line>
          <draw:line draw:name="Line 152" draw:style-name="gr9" draw:text-style-name="P8" draw:layer="layout" svg:x1="6.101cm" svg:y1="17.631cm" svg:x2="6.107cm" svg:y2="17.414cm">
            <text:p/>
          </draw:line>
          <draw:line draw:name="Line 153" draw:style-name="gr9" draw:text-style-name="P8" draw:layer="layout" svg:x1="8.365cm" svg:y1="17.631cm" svg:x2="8.372cm" svg:y2="17.414cm">
            <text:p/>
          </draw:line>
          <draw:line draw:name="Line 154" draw:style-name="gr9" draw:text-style-name="P8" draw:layer="layout" svg:x1="8.365cm" svg:y1="17.631cm" svg:x2="8.372cm" svg:y2="17.414cm">
            <text:p/>
          </draw:line>
          <draw:line draw:name="Line 155" draw:style-name="gr9" draw:text-style-name="P8" draw:layer="layout" svg:x1="10.629cm" svg:y1="17.631cm" svg:x2="10.635cm" svg:y2="17.414cm">
            <text:p/>
          </draw:line>
          <draw:line draw:name="Line 156" draw:style-name="gr9" draw:text-style-name="P8" draw:layer="layout" svg:x1="10.629cm" svg:y1="17.631cm" svg:x2="10.635cm" svg:y2="17.414cm">
            <text:p/>
          </draw:line>
          <draw:line draw:name="Line 157" draw:style-name="gr9" draw:text-style-name="P8" draw:layer="layout" svg:x1="12.894cm" svg:y1="17.631cm" svg:x2="12.9cm" svg:y2="17.414cm">
            <text:p/>
          </draw:line>
          <draw:line draw:name="Line 158" draw:style-name="gr9" draw:text-style-name="P8" draw:layer="layout" svg:x1="12.894cm" svg:y1="17.631cm" svg:x2="12.9cm" svg:y2="17.414cm">
            <text:p/>
          </draw:line>
          <draw:line draw:name="Line 159" draw:style-name="gr9" draw:text-style-name="P8" draw:layer="layout" svg:x1="15.158cm" svg:y1="17.631cm" svg:x2="15.164cm" svg:y2="17.414cm">
            <text:p/>
          </draw:line>
          <draw:line draw:name="Line 160" draw:style-name="gr9" draw:text-style-name="P8" draw:layer="layout" svg:x1="15.158cm" svg:y1="17.631cm" svg:x2="15.164cm" svg:y2="17.414cm">
            <text:p/>
          </draw:line>
          <draw:line draw:name="Line 161" draw:style-name="gr9" draw:text-style-name="P8" draw:layer="layout" svg:x1="17.422cm" svg:y1="17.631cm" svg:x2="17.428cm" svg:y2="17.414cm">
            <text:p/>
          </draw:line>
          <draw:line draw:name="Line 162" draw:style-name="gr9" draw:text-style-name="P8" draw:layer="layout" svg:x1="17.422cm" svg:y1="17.631cm" svg:x2="17.428cm" svg:y2="17.414cm">
            <text:p/>
          </draw:line>
          <draw:line draw:name="Line 163" draw:style-name="gr9" draw:text-style-name="P8" draw:layer="layout" svg:x1="19.686cm" svg:y1="17.631cm" svg:x2="19.693cm" svg:y2="17.414cm">
            <text:p/>
          </draw:line>
          <draw:line draw:name="Line 164" draw:style-name="gr9" draw:text-style-name="P8" draw:layer="layout" svg:x1="19.686cm" svg:y1="17.631cm" svg:x2="19.693cm" svg:y2="17.414cm">
            <text:p/>
          </draw:line>
          <draw:line draw:name="Line 165" draw:style-name="gr9" draw:text-style-name="P8" draw:layer="layout" svg:x1="6.101cm" svg:y1="17.414cm" svg:x2="19.686cm" svg:y2="17.42cm">
            <text:p/>
          </draw:line>
          <draw:line draw:name="Line 166" draw:style-name="gr9" draw:text-style-name="P8" draw:layer="layout" svg:x1="5.878cm" svg:y1="17.414cm" svg:x2="6.101cm" svg:y2="17.42cm">
            <text:p/>
          </draw:line>
          <draw:line draw:name="Line 167" draw:style-name="gr9" draw:text-style-name="P8" draw:layer="layout" svg:x1="5.878cm" svg:y1="17.414cm" svg:x2="6.101cm" svg:y2="17.42cm">
            <text:p/>
          </draw:line>
          <draw:line draw:name="Line 168" draw:style-name="gr9" draw:text-style-name="P8" draw:layer="layout" svg:x1="5.878cm" svg:y1="15.948cm" svg:x2="6.101cm" svg:y2="15.954cm">
            <text:p/>
          </draw:line>
          <draw:line draw:name="Line 169" draw:style-name="gr9" draw:text-style-name="P8" draw:layer="layout" svg:x1="5.878cm" svg:y1="15.948cm" svg:x2="6.101cm" svg:y2="15.954cm">
            <text:p/>
          </draw:line>
          <draw:line draw:name="Line 170" draw:style-name="gr9" draw:text-style-name="P8" draw:layer="layout" svg:x1="5.878cm" svg:y1="14.481cm" svg:x2="6.101cm" svg:y2="14.488cm">
            <text:p/>
          </draw:line>
          <draw:line draw:name="Line 171" draw:style-name="gr9" draw:text-style-name="P8" draw:layer="layout" svg:x1="5.878cm" svg:y1="14.481cm" svg:x2="6.101cm" svg:y2="14.488cm">
            <text:p/>
          </draw:line>
          <draw:line draw:name="Line 172" draw:style-name="gr9" draw:text-style-name="P8" draw:layer="layout" svg:x1="5.878cm" svg:y1="13.009cm" svg:x2="6.101cm" svg:y2="13.016cm">
            <text:p/>
          </draw:line>
          <draw:line draw:name="Line 173" draw:style-name="gr9" draw:text-style-name="P8" draw:layer="layout" svg:x1="5.878cm" svg:y1="13.009cm" svg:x2="6.101cm" svg:y2="13.016cm">
            <text:p/>
          </draw:line>
          <draw:line draw:name="Line 174" draw:style-name="gr9" draw:text-style-name="P8" draw:layer="layout" svg:x1="5.878cm" svg:y1="11.543cm" svg:x2="6.101cm" svg:y2="11.549cm">
            <text:p/>
          </draw:line>
          <draw:line draw:name="Line 175" draw:style-name="gr9" draw:text-style-name="P8" draw:layer="layout" svg:x1="5.878cm" svg:y1="11.543cm" svg:x2="6.101cm" svg:y2="11.549cm">
            <text:p/>
          </draw:line>
          <draw:line draw:name="Line 176" draw:style-name="gr9" draw:text-style-name="P8" draw:layer="layout" svg:x1="6.101cm" svg:y1="17.414cm" svg:x2="6.107cm" svg:y2="11.543cm">
            <text:p/>
          </draw:line>
          <draw:custom-shape draw:name="Freeform 177" draw:style-name="gr10" draw:text-style-name="P8" draw:layer="layout" svg:width="1.434cm" svg:height="1.124cm" svg:x="6.287cm" svg:y="13.641cm">
            <text:p/>
            <draw:enhanced-geometry draw:mirror-horizontal="false" draw:mirror-vertical="false" drawooo:sub-view-size="232 182" draw:text-areas="0 0 ?f0 ?f1" svg:viewBox="0 0 0 0" draw:type="ooxml-non-primitive" draw:enhanced-path="M 12 182 L 6 174 0 167 220 0 226 7 232 15 12 182 Z N">
              <draw:equation draw:name="f0" draw:formula="logwidth"/>
              <draw:equation draw:name="f1" draw:formula="logheight"/>
            </draw:enhanced-geometry>
          </draw:custom-shape>
          <draw:custom-shape draw:name="Freeform 178" draw:style-name="gr10" draw:text-style-name="P8" draw:layer="layout" svg:width="0.036cm" svg:height="0.054cm" svg:x="7.648cm" svg:y="13.628cm">
            <text:p/>
            <draw:enhanced-geometry draw:mirror-horizontal="false" draw:mirror-vertical="false" drawooo:sub-view-size="27 43" draw:text-areas="0 0 ?f0 ?f1" svg:viewBox="0 0 0 0" draw:type="ooxml-non-primitive" draw:enhanced-path="M 0 8 C 2 7 3 5 5 4 8 2 13 1 17 0 L 27 43 0 8 Z N">
              <draw:equation draw:name="f0" draw:formula="logwidth"/>
              <draw:equation draw:name="f1" draw:formula="logheight"/>
            </draw:enhanced-geometry>
          </draw:custom-shape>
          <draw:custom-shape draw:name="Freeform 179" draw:style-name="gr10" draw:text-style-name="P8" draw:layer="layout" svg:width="2.287cm" svg:height="0.648cm" svg:x="7.673cm" svg:y="13.091cm">
            <text:p/>
            <draw:enhanced-geometry draw:mirror-horizontal="false" draw:mirror-vertical="false" drawooo:sub-view-size="370 105" draw:text-areas="0 0 ?f0 ?f1" svg:viewBox="0 0 0 0" draw:type="ooxml-non-primitive" draw:enhanced-path="M 4 105 L 2 96 0 87 366 0 368 9 370 18 4 105 Z N">
              <draw:equation draw:name="f0" draw:formula="logwidth"/>
              <draw:equation draw:name="f1" draw:formula="logheight"/>
            </draw:enhanced-geometry>
          </draw:custom-shape>
          <draw:custom-shape draw:name="Freeform 180" draw:style-name="gr10" draw:text-style-name="P8" draw:layer="layout" svg:width="0.012cm" svg:height="0.054cm" svg:x="9.937cm" svg:y="13.091cm">
            <text:p/>
            <draw:enhanced-geometry draw:mirror-horizontal="false" draw:mirror-vertical="false" drawooo:sub-view-size="10 44" draw:text-areas="0 0 ?f0 ?f1" svg:viewBox="0 0 0 0" draw:type="ooxml-non-primitive" draw:enhanced-path="M 0 1 C 1 0 2 0 5 0 L 10 44 0 1 Z N">
              <draw:equation draw:name="f0" draw:formula="logwidth"/>
              <draw:equation draw:name="f1" draw:formula="logheight"/>
            </draw:enhanced-geometry>
          </draw:custom-shape>
          <draw:custom-shape draw:name="Freeform 181" draw:style-name="gr10" draw:text-style-name="P8" draw:layer="layout" svg:width="3.185cm" svg:height="0.5cm" svg:x="9.943cm" svg:y="12.701cm">
            <text:p/>
            <draw:enhanced-geometry draw:mirror-horizontal="false" draw:mirror-vertical="false" drawooo:sub-view-size="515 81" draw:text-areas="0 0 ?f0 ?f1" svg:viewBox="0 0 0 0" draw:type="ooxml-non-primitive" draw:enhanced-path="M 2 81 L 1 72 0 63 512 0 514 10 515 19 2 81 Z N">
              <draw:equation draw:name="f0" draw:formula="logwidth"/>
              <draw:equation draw:name="f1" draw:formula="logheight"/>
            </draw:enhanced-geometry>
          </draw:custom-shape>
          <draw:custom-shape draw:name="Freeform 182" draw:style-name="gr10" draw:text-style-name="P8" draw:layer="layout" svg:width="0.011cm" svg:height="0.061cm" svg:x="13.111cm" svg:y="12.701cm">
            <text:p/>
            <draw:enhanced-geometry draw:mirror-horizontal="false" draw:mirror-vertical="false" drawooo:sub-view-size="6 44" draw:text-areas="0 0 ?f0 ?f1" svg:viewBox="0 0 0 0" draw:type="ooxml-non-primitive" draw:enhanced-path="M 0 0 C 1 0 1 0 2 0 L 6 44 0 0 Z N">
              <draw:equation draw:name="f0" draw:formula="logwidth"/>
              <draw:equation draw:name="f1" draw:formula="logheight"/>
            </draw:enhanced-geometry>
          </draw:custom-shape>
          <draw:custom-shape draw:name="Freeform 183" draw:style-name="gr10" draw:text-style-name="P8" draw:layer="layout" svg:width="4.082cm" svg:height="0.419cm" svg:x="13.117cm" svg:y="12.398cm">
            <text:p/>
            <draw:enhanced-geometry draw:mirror-horizontal="false" draw:mirror-vertical="false" drawooo:sub-view-size="660 68" draw:text-areas="0 0 ?f0 ?f1" svg:viewBox="0 0 0 0" draw:type="ooxml-non-primitive" draw:enhanced-path="M 1 68 L 1 59 0 49 659 0 660 10 660 19 1 68 Z N">
              <draw:equation draw:name="f0" draw:formula="logwidth"/>
              <draw:equation draw:name="f1" draw:formula="logheight"/>
            </draw:enhanced-geometry>
          </draw:custom-shape>
          <draw:custom-shape draw:name="Freeform 184" draw:style-name="gr10" draw:text-style-name="P8" draw:layer="layout" svg:width="0.364cm" svg:height="0.364cm" svg:x="6.145cm" svg:y="14.538cm">
            <text:p/>
            <draw:enhanced-geometry draw:mirror-horizontal="false" draw:mirror-vertical="false" drawooo:sub-view-size="59 59" draw:text-areas="0 0 ?f0 ?f1" svg:viewBox="0 0 0 0" draw:type="ooxml-non-primitive" draw:enhanced-path="M 0 59 L 59 59 29 0 0 59 Z N">
              <draw:equation draw:name="f0" draw:formula="logwidth"/>
              <draw:equation draw:name="f1" draw:formula="logheight"/>
            </draw:enhanced-geometry>
          </draw:custom-shape>
          <draw:custom-shape draw:name="Freeform 185" draw:style-name="gr11" draw:text-style-name="P8" draw:layer="layout" svg:width="0.364cm" svg:height="0.364cm" svg:x="6.145cm" svg:y="14.538cm">
            <text:p/>
            <draw:enhanced-geometry draw:mirror-horizontal="false" draw:mirror-vertical="false" drawooo:sub-view-size="59 59" draw:text-areas="0 0 ?f0 ?f1" svg:viewBox="0 0 0 0" draw:type="ooxml-non-primitive" draw:enhanced-path="M 0 59 L 59 59 29 0 0 59 N">
              <draw:equation draw:name="f0" draw:formula="logwidth"/>
              <draw:equation draw:name="f1" draw:formula="logheight"/>
            </draw:enhanced-geometry>
          </draw:custom-shape>
          <draw:custom-shape draw:name="Freeform 186" draw:style-name="gr10" draw:text-style-name="P8" draw:layer="layout" svg:width="0.364cm" svg:height="0.357cm" svg:x="7.5cm" svg:y="13.505cm">
            <text:p/>
            <draw:enhanced-geometry draw:mirror-horizontal="false" draw:mirror-vertical="false" drawooo:sub-view-size="59 58" draw:text-areas="0 0 ?f0 ?f1" svg:viewBox="0 0 0 0" draw:type="ooxml-non-primitive" draw:enhanced-path="M 0 58 L 59 58 30 0 0 58 Z N">
              <draw:equation draw:name="f0" draw:formula="logwidth"/>
              <draw:equation draw:name="f1" draw:formula="logheight"/>
            </draw:enhanced-geometry>
          </draw:custom-shape>
          <draw:custom-shape draw:name="Freeform 187" draw:style-name="gr11" draw:text-style-name="P8" draw:layer="layout" svg:width="0.364cm" svg:height="0.357cm" svg:x="7.5cm" svg:y="13.505cm">
            <text:p/>
            <draw:enhanced-geometry draw:mirror-horizontal="false" draw:mirror-vertical="false" drawooo:sub-view-size="59 58" draw:text-areas="0 0 ?f0 ?f1" svg:viewBox="0 0 0 0" draw:type="ooxml-non-primitive" draw:enhanced-path="M 0 58 L 59 58 30 0 0 58 N">
              <draw:equation draw:name="f0" draw:formula="logwidth"/>
              <draw:equation draw:name="f1" draw:formula="logheight"/>
            </draw:enhanced-geometry>
          </draw:custom-shape>
          <draw:custom-shape draw:name="Freeform 188" draw:style-name="gr10" draw:text-style-name="P8" draw:layer="layout" svg:width="0.358cm" svg:height="0.358cm" svg:x="9.77cm" svg:y="12.966cm">
            <text:p/>
            <draw:enhanced-geometry draw:mirror-horizontal="false" draw:mirror-vertical="false" drawooo:sub-view-size="58 58" draw:text-areas="0 0 ?f0 ?f1" svg:viewBox="0 0 0 0" draw:type="ooxml-non-primitive" draw:enhanced-path="M 0 58 L 58 58 29 0 0 58 Z N">
              <draw:equation draw:name="f0" draw:formula="logwidth"/>
              <draw:equation draw:name="f1" draw:formula="logheight"/>
            </draw:enhanced-geometry>
          </draw:custom-shape>
          <draw:custom-shape draw:name="Freeform 189" draw:style-name="gr11" draw:text-style-name="P8" draw:layer="layout" svg:width="0.358cm" svg:height="0.358cm" svg:x="9.77cm" svg:y="12.966cm">
            <text:p/>
            <draw:enhanced-geometry draw:mirror-horizontal="false" draw:mirror-vertical="false" drawooo:sub-view-size="58 58" draw:text-areas="0 0 ?f0 ?f1" svg:viewBox="0 0 0 0" draw:type="ooxml-non-primitive" draw:enhanced-path="M 0 58 L 58 58 29 0 0 58 N">
              <draw:equation draw:name="f0" draw:formula="logwidth"/>
              <draw:equation draw:name="f1" draw:formula="logheight"/>
            </draw:enhanced-geometry>
          </draw:custom-shape>
          <draw:custom-shape draw:name="Freeform 190" draw:style-name="gr10" draw:text-style-name="P8" draw:layer="layout" svg:width="0.364cm" svg:height="0.358cm" svg:x="12.938cm" svg:y="12.583cm">
            <text:p/>
            <draw:enhanced-geometry draw:mirror-horizontal="false" draw:mirror-vertical="false" drawooo:sub-view-size="59 58" draw:text-areas="0 0 ?f0 ?f1" svg:viewBox="0 0 0 0" draw:type="ooxml-non-primitive" draw:enhanced-path="M 0 58 L 59 58 30 0 0 58 Z N">
              <draw:equation draw:name="f0" draw:formula="logwidth"/>
              <draw:equation draw:name="f1" draw:formula="logheight"/>
            </draw:enhanced-geometry>
          </draw:custom-shape>
          <draw:custom-shape draw:name="Freeform 191" draw:style-name="gr11" draw:text-style-name="P8" draw:layer="layout" svg:width="0.364cm" svg:height="0.358cm" svg:x="12.938cm" svg:y="12.583cm">
            <text:p/>
            <draw:enhanced-geometry draw:mirror-horizontal="false" draw:mirror-vertical="false" drawooo:sub-view-size="59 58" draw:text-areas="0 0 ?f0 ?f1" svg:viewBox="0 0 0 0" draw:type="ooxml-non-primitive" draw:enhanced-path="M 0 58 L 59 58 30 0 0 58 N">
              <draw:equation draw:name="f0" draw:formula="logwidth"/>
              <draw:equation draw:name="f1" draw:formula="logheight"/>
            </draw:enhanced-geometry>
          </draw:custom-shape>
          <draw:custom-shape draw:name="Freeform 192" draw:style-name="gr10" draw:text-style-name="P8" draw:layer="layout" svg:width="0.365cm" svg:height="0.364cm" svg:x="17.014cm" svg:y="12.273cm">
            <text:p/>
            <draw:enhanced-geometry draw:mirror-horizontal="false" draw:mirror-vertical="false" drawooo:sub-view-size="59 59" draw:text-areas="0 0 ?f0 ?f1" svg:viewBox="0 0 0 0" draw:type="ooxml-non-primitive" draw:enhanced-path="M 0 59 L 59 59 30 0 0 59 Z N">
              <draw:equation draw:name="f0" draw:formula="logwidth"/>
              <draw:equation draw:name="f1" draw:formula="logheight"/>
            </draw:enhanced-geometry>
          </draw:custom-shape>
          <draw:custom-shape draw:name="Freeform 193" draw:style-name="gr11" draw:text-style-name="P8" draw:layer="layout" svg:width="0.365cm" svg:height="0.364cm" svg:x="17.014cm" svg:y="12.273cm">
            <text:p/>
            <draw:enhanced-geometry draw:mirror-horizontal="false" draw:mirror-vertical="false" drawooo:sub-view-size="59 59" draw:text-areas="0 0 ?f0 ?f1" svg:viewBox="0 0 0 0" draw:type="ooxml-non-primitive" draw:enhanced-path="M 0 59 L 59 59 30 0 0 59 N">
              <draw:equation draw:name="f0" draw:formula="logwidth"/>
              <draw:equation draw:name="f1" draw:formula="logheight"/>
            </draw:enhanced-geometry>
          </draw:custom-shape>
          <draw:custom-shape draw:name="Freeform 194" draw:style-name="gr12" draw:text-style-name="P8" draw:layer="layout" svg:width="1.421cm" svg:height="0.927cm" svg:x="6.294cm" svg:y="14.649cm">
            <text:p/>
            <draw:enhanced-geometry draw:mirror-horizontal="false" draw:mirror-vertical="false" drawooo:sub-view-size="230 150" draw:text-areas="0 0 ?f0 ?f1" svg:viewBox="0 0 0 0" draw:type="ooxml-non-primitive" draw:enhanced-path="M 10 150 L 5 142 0 134 220 0 225 8 230 17 10 150 Z N">
              <draw:equation draw:name="f0" draw:formula="logwidth"/>
              <draw:equation draw:name="f1" draw:formula="logheight"/>
            </draw:enhanced-geometry>
          </draw:custom-shape>
          <draw:custom-shape draw:name="Freeform 195" draw:style-name="gr12" draw:text-style-name="P8" draw:layer="layout" svg:width="0.03cm" svg:height="0.054cm" svg:x="7.654cm" svg:y="14.643cm">
            <text:p/>
            <draw:enhanced-geometry draw:mirror-horizontal="false" draw:mirror-vertical="false" drawooo:sub-view-size="23 44" draw:text-areas="0 0 ?f0 ?f1" svg:viewBox="0 0 0 0" draw:type="ooxml-non-primitive" draw:enhanced-path="M 0 6 C 0 6 0 6 1 6 5 2 11 1 16 0 L 23 44 0 6 Z N">
              <draw:equation draw:name="f0" draw:formula="logwidth"/>
              <draw:equation draw:name="f1" draw:formula="logheight"/>
            </draw:enhanced-geometry>
          </draw:custom-shape>
          <draw:custom-shape draw:name="Freeform 196" draw:style-name="gr12" draw:text-style-name="P8" draw:layer="layout" svg:width="2.282cm" svg:height="0.451cm" svg:x="7.673cm" svg:y="14.308cm">
            <text:p/>
            <draw:enhanced-geometry draw:mirror-horizontal="false" draw:mirror-vertical="false" drawooo:sub-view-size="369 73" draw:text-areas="0 0 ?f0 ?f1" svg:viewBox="0 0 0 0" draw:type="ooxml-non-primitive" draw:enhanced-path="M 3 73 L 2 63 0 54 366 0 368 9 369 18 3 73 Z N">
              <draw:equation draw:name="f0" draw:formula="logwidth"/>
              <draw:equation draw:name="f1" draw:formula="logheight"/>
            </draw:enhanced-geometry>
          </draw:custom-shape>
          <draw:custom-shape draw:name="Freeform 197" draw:style-name="gr12" draw:text-style-name="P8" draw:layer="layout" svg:width="0.012cm" svg:height="0.055cm" svg:x="9.937cm" svg:y="14.308cm">
            <text:p/>
            <draw:enhanced-geometry draw:mirror-horizontal="false" draw:mirror-vertical="false" drawooo:sub-view-size="7 44" draw:text-areas="0 0 ?f0 ?f1" svg:viewBox="0 0 0 0" draw:type="ooxml-non-primitive" draw:enhanced-path="M 0 0 C 2 0 3 0 4 0 L 7 44 0 0 Z N">
              <draw:equation draw:name="f0" draw:formula="logwidth"/>
              <draw:equation draw:name="f1" draw:formula="logheight"/>
            </draw:enhanced-geometry>
          </draw:custom-shape>
          <draw:custom-shape draw:name="Freeform 198" draw:style-name="gr12" draw:text-style-name="P8" draw:layer="layout" svg:width="3.179cm" svg:height="0.37cm" svg:x="9.943cm" svg:y="14.049cm">
            <text:p/>
            <draw:enhanced-geometry draw:mirror-horizontal="false" draw:mirror-vertical="false" drawooo:sub-view-size="514 60" draw:text-areas="0 0 ?f0 ?f1" svg:viewBox="0 0 0 0" draw:type="ooxml-non-primitive" draw:enhanced-path="M 2 60 L 1 51 0 42 513 0 514 9 514 18 2 60 Z N">
              <draw:equation draw:name="f0" draw:formula="logwidth"/>
              <draw:equation draw:name="f1" draw:formula="logheight"/>
            </draw:enhanced-geometry>
          </draw:custom-shape>
          <draw:custom-shape draw:name="Freeform 199" draw:style-name="gr12" draw:text-style-name="P8" draw:layer="layout" svg:width="0.004cm" svg:height="0.054cm" svg:x="13.117cm" svg:y="14.049cm">
            <text:p/>
            <draw:enhanced-geometry draw:mirror-horizontal="false" draw:mirror-vertical="false" drawooo:sub-view-size="4 44" draw:text-areas="0 0 ?f0 ?f1" svg:viewBox="0 0 0 0" draw:type="ooxml-non-primitive" draw:enhanced-path="M 0 0 C 0 0 0 0 2 0 L 4 44 0 0 Z N">
              <draw:equation draw:name="f0" draw:formula="logwidth"/>
              <draw:equation draw:name="f1" draw:formula="logheight"/>
            </draw:enhanced-geometry>
          </draw:custom-shape>
          <draw:custom-shape draw:name="Freeform 200" draw:style-name="gr12" draw:text-style-name="P8" draw:layer="layout" svg:width="4.082cm" svg:height="0.326cm" svg:x="13.117cm" svg:y="13.832cm">
            <text:p/>
            <draw:enhanced-geometry draw:mirror-horizontal="false" draw:mirror-vertical="false" drawooo:sub-view-size="660 53" draw:text-areas="0 0 ?f0 ?f1" svg:viewBox="0 0 0 0" draw:type="ooxml-non-primitive" draw:enhanced-path="M 1 53 L 1 44 0 35 659 0 660 9 660 19 1 53 Z N">
              <draw:equation draw:name="f0" draw:formula="logwidth"/>
              <draw:equation draw:name="f1" draw:formula="logheight"/>
            </draw:enhanced-geometry>
          </draw:custom-shape>
          <draw:custom-shape draw:name="Freeform 201" draw:style-name="gr12" draw:text-style-name="P8" draw:layer="layout" svg:width="0.364cm" svg:height="0.358cm" svg:x="6.145cm" svg:y="15.348cm">
            <text:p/>
            <draw:enhanced-geometry draw:mirror-horizontal="false" draw:mirror-vertical="false" drawooo:sub-view-size="59 58" draw:text-areas="0 0 ?f0 ?f1" svg:viewBox="0 0 0 0" draw:type="ooxml-non-primitive" draw:enhanced-path="M 0 0 L 29 58 59 0 0 0 Z N">
              <draw:equation draw:name="f0" draw:formula="logwidth"/>
              <draw:equation draw:name="f1" draw:formula="logheight"/>
            </draw:enhanced-geometry>
          </draw:custom-shape>
          <draw:custom-shape draw:name="Freeform 202" draw:style-name="gr13" draw:text-style-name="P8" draw:layer="layout" svg:width="0.364cm" svg:height="0.358cm" svg:x="6.145cm" svg:y="15.348cm">
            <text:p/>
            <draw:enhanced-geometry draw:mirror-horizontal="false" draw:mirror-vertical="false" drawooo:sub-view-size="59 58" draw:text-areas="0 0 ?f0 ?f1" svg:viewBox="0 0 0 0" draw:type="ooxml-non-primitive" draw:enhanced-path="M 0 0 L 29 58 59 0 0 0 N">
              <draw:equation draw:name="f0" draw:formula="logwidth"/>
              <draw:equation draw:name="f1" draw:formula="logheight"/>
            </draw:enhanced-geometry>
          </draw:custom-shape>
          <draw:custom-shape draw:name="Freeform 203" draw:style-name="gr12" draw:text-style-name="P8" draw:layer="layout" svg:width="0.364cm" svg:height="0.365cm" svg:x="7.5cm" svg:y="14.519cm">
            <text:p/>
            <draw:enhanced-geometry draw:mirror-horizontal="false" draw:mirror-vertical="false" drawooo:sub-view-size="59 59" draw:text-areas="0 0 ?f0 ?f1" svg:viewBox="0 0 0 0" draw:type="ooxml-non-primitive" draw:enhanced-path="M 0 0 L 30 59 59 0 0 0 Z N">
              <draw:equation draw:name="f0" draw:formula="logwidth"/>
              <draw:equation draw:name="f1" draw:formula="logheight"/>
            </draw:enhanced-geometry>
          </draw:custom-shape>
          <draw:custom-shape draw:name="Freeform 204" draw:style-name="gr13" draw:text-style-name="P8" draw:layer="layout" svg:width="0.364cm" svg:height="0.365cm" svg:x="7.5cm" svg:y="14.519cm">
            <text:p/>
            <draw:enhanced-geometry draw:mirror-horizontal="false" draw:mirror-vertical="false" drawooo:sub-view-size="59 59" draw:text-areas="0 0 ?f0 ?f1" svg:viewBox="0 0 0 0" draw:type="ooxml-non-primitive" draw:enhanced-path="M 0 0 L 30 59 59 0 0 0 N">
              <draw:equation draw:name="f0" draw:formula="logwidth"/>
              <draw:equation draw:name="f1" draw:formula="logheight"/>
            </draw:enhanced-geometry>
          </draw:custom-shape>
          <draw:custom-shape draw:name="Freeform 205" draw:style-name="gr12" draw:text-style-name="P8" draw:layer="layout" svg:width="0.358cm" svg:height="0.357cm" svg:x="9.77cm" svg:y="14.185cm">
            <text:p/>
            <draw:enhanced-geometry draw:mirror-horizontal="false" draw:mirror-vertical="false" drawooo:sub-view-size="58 58" draw:text-areas="0 0 ?f0 ?f1" svg:viewBox="0 0 0 0" draw:type="ooxml-non-primitive" draw:enhanced-path="M 0 0 L 29 58 58 0 0 0 Z N">
              <draw:equation draw:name="f0" draw:formula="logwidth"/>
              <draw:equation draw:name="f1" draw:formula="logheight"/>
            </draw:enhanced-geometry>
          </draw:custom-shape>
          <draw:custom-shape draw:name="Freeform 206" draw:style-name="gr13" draw:text-style-name="P8" draw:layer="layout" svg:width="0.358cm" svg:height="0.357cm" svg:x="9.77cm" svg:y="14.185cm">
            <text:p/>
            <draw:enhanced-geometry draw:mirror-horizontal="false" draw:mirror-vertical="false" drawooo:sub-view-size="58 58" draw:text-areas="0 0 ?f0 ?f1" svg:viewBox="0 0 0 0" draw:type="ooxml-non-primitive" draw:enhanced-path="M 0 0 L 29 58 58 0 0 0 N">
              <draw:equation draw:name="f0" draw:formula="logwidth"/>
              <draw:equation draw:name="f1" draw:formula="logheight"/>
            </draw:enhanced-geometry>
          </draw:custom-shape>
          <draw:custom-shape draw:name="Freeform 207" draw:style-name="gr12" draw:text-style-name="P8" draw:layer="layout" svg:width="0.364cm" svg:height="0.357cm" svg:x="12.938cm" svg:y="13.926cm">
            <text:p/>
            <draw:enhanced-geometry draw:mirror-horizontal="false" draw:mirror-vertical="false" drawooo:sub-view-size="59 58" draw:text-areas="0 0 ?f0 ?f1" svg:viewBox="0 0 0 0" draw:type="ooxml-non-primitive" draw:enhanced-path="M 0 0 L 30 58 59 0 0 0 Z N">
              <draw:equation draw:name="f0" draw:formula="logwidth"/>
              <draw:equation draw:name="f1" draw:formula="logheight"/>
            </draw:enhanced-geometry>
          </draw:custom-shape>
          <draw:custom-shape draw:name="Freeform 208" draw:style-name="gr13" draw:text-style-name="P8" draw:layer="layout" svg:width="0.364cm" svg:height="0.357cm" svg:x="12.938cm" svg:y="13.926cm">
            <text:p/>
            <draw:enhanced-geometry draw:mirror-horizontal="false" draw:mirror-vertical="false" drawooo:sub-view-size="59 58" draw:text-areas="0 0 ?f0 ?f1" svg:viewBox="0 0 0 0" draw:type="ooxml-non-primitive" draw:enhanced-path="M 0 0 L 30 58 59 0 0 0 N">
              <draw:equation draw:name="f0" draw:formula="logwidth"/>
              <draw:equation draw:name="f1" draw:formula="logheight"/>
            </draw:enhanced-geometry>
          </draw:custom-shape>
          <draw:custom-shape draw:name="Freeform 209" draw:style-name="gr12" draw:text-style-name="P8" draw:layer="layout" svg:width="0.365cm" svg:height="0.357cm" svg:x="17.014cm" svg:y="13.709cm">
            <text:p/>
            <draw:enhanced-geometry draw:mirror-horizontal="false" draw:mirror-vertical="false" drawooo:sub-view-size="59 58" draw:text-areas="0 0 ?f0 ?f1" svg:viewBox="0 0 0 0" draw:type="ooxml-non-primitive" draw:enhanced-path="M 0 0 L 30 58 59 0 0 0 Z N">
              <draw:equation draw:name="f0" draw:formula="logwidth"/>
              <draw:equation draw:name="f1" draw:formula="logheight"/>
            </draw:enhanced-geometry>
          </draw:custom-shape>
          <draw:custom-shape draw:name="Freeform 210" draw:style-name="gr13" draw:text-style-name="P8" draw:layer="layout" svg:width="0.365cm" svg:height="0.357cm" svg:x="17.014cm" svg:y="13.709cm">
            <text:p/>
            <draw:enhanced-geometry draw:mirror-horizontal="false" draw:mirror-vertical="false" drawooo:sub-view-size="59 58" draw:text-areas="0 0 ?f0 ?f1" svg:viewBox="0 0 0 0" draw:type="ooxml-non-primitive" draw:enhanced-path="M 0 0 L 30 58 59 0 0 0 N">
              <draw:equation draw:name="f0" draw:formula="logwidth"/>
              <draw:equation draw:name="f1" draw:formula="logheight"/>
            </draw:enhanced-geometry>
          </draw:custom-shape>
          <draw:custom-shape draw:name="Freeform 211" draw:style-name="gr14" draw:text-style-name="P8" draw:layer="layout" svg:width="1.396cm" svg:height="0.569cm" svg:x="6.305cm" svg:y="15.985cm">
            <text:p/>
            <draw:enhanced-geometry draw:mirror-horizontal="false" draw:mirror-vertical="false" drawooo:sub-view-size="226 92" draw:text-areas="0 0 ?f0 ?f1" svg:viewBox="0 0 0 0" draw:type="ooxml-non-primitive" draw:enhanced-path="M 6 92 L 3 83 0 75 220 0 223 9 226 18 6 92 Z N">
              <draw:equation draw:name="f0" draw:formula="logwidth"/>
              <draw:equation draw:name="f1" draw:formula="logheight"/>
            </draw:enhanced-geometry>
          </draw:custom-shape>
          <draw:custom-shape draw:name="Freeform 212" draw:style-name="gr14" draw:text-style-name="P8" draw:layer="layout" svg:width="0.017cm" svg:height="0.054cm" svg:x="7.667cm" svg:y="15.985cm">
            <text:p/>
            <draw:enhanced-geometry draw:mirror-horizontal="false" draw:mirror-vertical="false" drawooo:sub-view-size="14 44" draw:text-areas="0 0 ?f0 ?f1" svg:viewBox="0 0 0 0" draw:type="ooxml-non-primitive" draw:enhanced-path="M 0 2 C 3 1 6 0 10 0 L 14 44 0 2 Z N">
              <draw:equation draw:name="f0" draw:formula="logwidth"/>
              <draw:equation draw:name="f1" draw:formula="logheight"/>
            </draw:enhanced-geometry>
          </draw:custom-shape>
          <draw:custom-shape draw:name="Freeform 213" draw:style-name="gr14" draw:text-style-name="P8" draw:layer="layout" svg:width="2.276cm" svg:height="0.327cm" svg:x="7.678cm" svg:y="15.769cm">
            <text:p/>
            <draw:enhanced-geometry draw:mirror-horizontal="false" draw:mirror-vertical="false" drawooo:sub-view-size="368 53" draw:text-areas="0 0 ?f0 ?f1" svg:viewBox="0 0 0 0" draw:type="ooxml-non-primitive" draw:enhanced-path="M 2 53 L 1 44 0 35 366 0 367 9 368 18 2 53 Z N">
              <draw:equation draw:name="f0" draw:formula="logwidth"/>
              <draw:equation draw:name="f1" draw:formula="logheight"/>
            </draw:enhanced-geometry>
          </draw:custom-shape>
          <draw:custom-shape draw:name="Freeform 214" draw:style-name="gr14" draw:text-style-name="P8" draw:layer="layout" svg:width="0.005cm" svg:height="0.055cm" svg:x="9.943cm" svg:y="15.769cm">
            <text:p/>
            <draw:enhanced-geometry draw:mirror-horizontal="false" draw:mirror-vertical="false" drawooo:sub-view-size="4 44" draw:text-areas="0 0 ?f0 ?f1" svg:viewBox="0 0 0 0" draw:type="ooxml-non-primitive" draw:enhanced-path="M 0 0 C 1 0 2 0 2 0 L 4 44 0 0 Z N">
              <draw:equation draw:name="f0" draw:formula="logwidth"/>
              <draw:equation draw:name="f1" draw:formula="logheight"/>
            </draw:enhanced-geometry>
          </draw:custom-shape>
          <draw:custom-shape draw:name="Freeform 215" draw:style-name="gr14" draw:text-style-name="P8" draw:layer="layout" svg:width="3.172cm" svg:height="0.24cm" svg:x="9.949cm" svg:y="15.639cm">
            <text:p/>
            <draw:enhanced-geometry draw:mirror-horizontal="false" draw:mirror-vertical="false" drawooo:sub-view-size="513 39" draw:text-areas="0 0 ?f0 ?f1" svg:viewBox="0 0 0 0" draw:type="ooxml-non-primitive" draw:enhanced-path="M 0 39 L 0 30 0 21 512 0 513 10 513 19 0 39 Z N">
              <draw:equation draw:name="f0" draw:formula="logwidth"/>
              <draw:equation draw:name="f1" draw:formula="logheight"/>
            </draw:enhanced-geometry>
          </draw:custom-shape>
          <draw:custom-shape draw:name="Freeform 216" draw:style-name="gr14" draw:text-style-name="P8" draw:layer="layout" svg:width="0.004cm" svg:height="0.061cm" svg:x="13.117cm" svg:y="15.639cm">
            <text:p/>
            <draw:enhanced-geometry draw:mirror-horizontal="false" draw:mirror-vertical="false" drawooo:sub-view-size="2 44" draw:text-areas="0 0 ?f0 ?f1" svg:viewBox="0 0 0 0" draw:type="ooxml-non-primitive" draw:enhanced-path="M 0 0 C 0 0 1 0 1 0 L 2 44 0 0 Z N">
              <draw:equation draw:name="f0" draw:formula="logwidth"/>
              <draw:equation draw:name="f1" draw:formula="logheight"/>
            </draw:enhanced-geometry>
          </draw:custom-shape>
          <draw:custom-shape draw:name="Freeform 217" draw:style-name="gr14" draw:text-style-name="P8" draw:layer="layout" svg:width="4.082cm" svg:height="0.253cm" svg:x="13.117cm" svg:y="15.503cm">
            <text:p/>
            <draw:enhanced-geometry draw:mirror-horizontal="false" draw:mirror-vertical="false" drawooo:sub-view-size="660 41" draw:text-areas="0 0 ?f0 ?f1" svg:viewBox="0 0 0 0" draw:type="ooxml-non-primitive" draw:enhanced-path="M 1 41 L 1 32 0 22 659 0 660 10 660 19 1 41 Z N">
              <draw:equation draw:name="f0" draw:formula="logwidth"/>
              <draw:equation draw:name="f1" draw:formula="logheight"/>
            </draw:enhanced-geometry>
          </draw:custom-shape>
          <draw:custom-shape draw:name="Freeform 218" draw:style-name="gr14" draw:text-style-name="P8" draw:layer="layout" svg:width="0.364cm" svg:height="0.365cm" svg:x="6.145cm" svg:y="16.319cm">
            <text:p/>
            <draw:enhanced-geometry draw:mirror-horizontal="false" draw:mirror-vertical="false" drawooo:sub-view-size="59 59" draw:text-areas="0 0 ?f0 ?f1" svg:viewBox="0 0 0 0" draw:type="ooxml-non-primitive" draw:enhanced-path="M 0 29 L 29 59 59 29 29 0 0 29 Z N">
              <draw:equation draw:name="f0" draw:formula="logwidth"/>
              <draw:equation draw:name="f1" draw:formula="logheight"/>
            </draw:enhanced-geometry>
          </draw:custom-shape>
          <draw:custom-shape draw:name="Freeform 219" draw:style-name="gr15" draw:text-style-name="P8" draw:layer="layout" svg:width="0.364cm" svg:height="0.365cm" svg:x="6.145cm" svg:y="16.319cm">
            <text:p/>
            <draw:enhanced-geometry draw:mirror-horizontal="false" draw:mirror-vertical="false" drawooo:sub-view-size="59 59" draw:text-areas="0 0 ?f0 ?f1" svg:viewBox="0 0 0 0" draw:type="ooxml-non-primitive" draw:enhanced-path="M 0 29 L 29 59 59 29 29 0 0 29 N">
              <draw:equation draw:name="f0" draw:formula="logwidth"/>
              <draw:equation draw:name="f1" draw:formula="logheight"/>
            </draw:enhanced-geometry>
          </draw:custom-shape>
          <draw:custom-shape draw:name="Freeform 220" draw:style-name="gr14" draw:text-style-name="P8" draw:layer="layout" svg:width="0.364cm" svg:height="0.357cm" svg:x="7.5cm" svg:y="15.862cm">
            <text:p/>
            <draw:enhanced-geometry draw:mirror-horizontal="false" draw:mirror-vertical="false" drawooo:sub-view-size="59 58" draw:text-areas="0 0 ?f0 ?f1" svg:viewBox="0 0 0 0" draw:type="ooxml-non-primitive" draw:enhanced-path="M 0 29 L 30 58 59 29 30 0 0 29 Z N">
              <draw:equation draw:name="f0" draw:formula="logwidth"/>
              <draw:equation draw:name="f1" draw:formula="logheight"/>
            </draw:enhanced-geometry>
          </draw:custom-shape>
          <draw:custom-shape draw:name="Freeform 221" draw:style-name="gr15" draw:text-style-name="P8" draw:layer="layout" svg:width="0.364cm" svg:height="0.357cm" svg:x="7.5cm" svg:y="15.862cm">
            <text:p/>
            <draw:enhanced-geometry draw:mirror-horizontal="false" draw:mirror-vertical="false" drawooo:sub-view-size="59 58" draw:text-areas="0 0 ?f0 ?f1" svg:viewBox="0 0 0 0" draw:type="ooxml-non-primitive" draw:enhanced-path="M 0 29 L 30 58 59 29 30 0 0 29 N">
              <draw:equation draw:name="f0" draw:formula="logwidth"/>
              <draw:equation draw:name="f1" draw:formula="logheight"/>
            </draw:enhanced-geometry>
          </draw:custom-shape>
          <draw:custom-shape draw:name="Freeform 222" draw:style-name="gr14" draw:text-style-name="P8" draw:layer="layout" svg:width="0.358cm" svg:height="0.357cm" svg:x="9.77cm" svg:y="15.645cm">
            <text:p/>
            <draw:enhanced-geometry draw:mirror-horizontal="false" draw:mirror-vertical="false" drawooo:sub-view-size="58 58" draw:text-areas="0 0 ?f0 ?f1" svg:viewBox="0 0 0 0" draw:type="ooxml-non-primitive" draw:enhanced-path="M 0 29 L 29 58 58 29 29 0 0 29 Z N">
              <draw:equation draw:name="f0" draw:formula="logwidth"/>
              <draw:equation draw:name="f1" draw:formula="logheight"/>
            </draw:enhanced-geometry>
          </draw:custom-shape>
          <draw:custom-shape draw:name="Freeform 223" draw:style-name="gr15" draw:text-style-name="P8" draw:layer="layout" svg:width="0.358cm" svg:height="0.357cm" svg:x="9.77cm" svg:y="15.645cm">
            <text:p/>
            <draw:enhanced-geometry draw:mirror-horizontal="false" draw:mirror-vertical="false" drawooo:sub-view-size="58 58" draw:text-areas="0 0 ?f0 ?f1" svg:viewBox="0 0 0 0" draw:type="ooxml-non-primitive" draw:enhanced-path="M 0 29 L 29 58 58 29 29 0 0 29 N">
              <draw:equation draw:name="f0" draw:formula="logwidth"/>
              <draw:equation draw:name="f1" draw:formula="logheight"/>
            </draw:enhanced-geometry>
          </draw:custom-shape>
          <draw:custom-shape draw:name="Freeform 224" draw:style-name="gr14" draw:text-style-name="P8" draw:layer="layout" svg:width="0.364cm" svg:height="0.364cm" svg:x="12.938cm" svg:y="15.516cm">
            <text:p/>
            <draw:enhanced-geometry draw:mirror-horizontal="false" draw:mirror-vertical="false" drawooo:sub-view-size="59 59" draw:text-areas="0 0 ?f0 ?f1" svg:viewBox="0 0 0 0" draw:type="ooxml-non-primitive" draw:enhanced-path="M 0 30 L 30 59 59 30 30 0 0 30 Z N">
              <draw:equation draw:name="f0" draw:formula="logwidth"/>
              <draw:equation draw:name="f1" draw:formula="logheight"/>
            </draw:enhanced-geometry>
          </draw:custom-shape>
          <draw:custom-shape draw:name="Freeform 225" draw:style-name="gr15" draw:text-style-name="P8" draw:layer="layout" svg:width="0.364cm" svg:height="0.364cm" svg:x="12.938cm" svg:y="15.516cm">
            <text:p/>
            <draw:enhanced-geometry draw:mirror-horizontal="false" draw:mirror-vertical="false" drawooo:sub-view-size="59 59" draw:text-areas="0 0 ?f0 ?f1" svg:viewBox="0 0 0 0" draw:type="ooxml-non-primitive" draw:enhanced-path="M 0 30 L 30 59 59 30 30 0 0 30 N">
              <draw:equation draw:name="f0" draw:formula="logwidth"/>
              <draw:equation draw:name="f1" draw:formula="logheight"/>
            </draw:enhanced-geometry>
          </draw:custom-shape>
          <draw:custom-shape draw:name="Freeform 226" draw:style-name="gr14" draw:text-style-name="P8" draw:layer="layout" svg:width="0.365cm" svg:height="0.364cm" svg:x="17.014cm" svg:y="15.38cm">
            <text:p/>
            <draw:enhanced-geometry draw:mirror-horizontal="false" draw:mirror-vertical="false" drawooo:sub-view-size="59 59" draw:text-areas="0 0 ?f0 ?f1" svg:viewBox="0 0 0 0" draw:type="ooxml-non-primitive" draw:enhanced-path="M 0 30 L 30 59 59 30 30 0 0 30 Z N">
              <draw:equation draw:name="f0" draw:formula="logwidth"/>
              <draw:equation draw:name="f1" draw:formula="logheight"/>
            </draw:enhanced-geometry>
          </draw:custom-shape>
          <draw:custom-shape draw:name="Freeform 227" draw:style-name="gr15" draw:text-style-name="P8" draw:layer="layout" svg:width="0.365cm" svg:height="0.364cm" svg:x="17.014cm" svg:y="15.38cm">
            <text:p/>
            <draw:enhanced-geometry draw:mirror-horizontal="false" draw:mirror-vertical="false" drawooo:sub-view-size="59 59" draw:text-areas="0 0 ?f0 ?f1" svg:viewBox="0 0 0 0" draw:type="ooxml-non-primitive" draw:enhanced-path="M 0 30 L 30 59 59 30 30 0 0 30 N">
              <draw:equation draw:name="f0" draw:formula="logwidth"/>
              <draw:equation draw:name="f1" draw:formula="logheight"/>
            </draw:enhanced-geometry>
          </draw:custom-shape>
          <draw:custom-shape draw:name="Freeform 228" draw:style-name="gr16" draw:text-style-name="P8" draw:layer="layout" svg:width="1.396cm" svg:height="0.556cm" svg:x="6.305cm" svg:y="16.097cm">
            <text:p/>
            <draw:enhanced-geometry draw:mirror-horizontal="false" draw:mirror-vertical="false" drawooo:sub-view-size="226 90" draw:text-areas="0 0 ?f0 ?f1" svg:viewBox="0 0 0 0" draw:type="ooxml-non-primitive" draw:enhanced-path="M 6 90 L 3 82 0 73 220 0 223 9 226 18 6 90 Z N">
              <draw:equation draw:name="f0" draw:formula="logwidth"/>
              <draw:equation draw:name="f1" draw:formula="logheight"/>
            </draw:enhanced-geometry>
          </draw:custom-shape>
          <draw:custom-shape draw:name="Freeform 229" draw:style-name="gr16" draw:text-style-name="P8" draw:layer="layout" svg:width="0.017cm" svg:height="0.054cm" svg:x="7.667cm" svg:y="16.097cm">
            <text:p/>
            <draw:enhanced-geometry draw:mirror-horizontal="false" draw:mirror-vertical="false" drawooo:sub-view-size="14 44" draw:text-areas="0 0 ?f0 ?f1" svg:viewBox="0 0 0 0" draw:type="ooxml-non-primitive" draw:enhanced-path="M 0 2 C 3 1 5 0 9 0 L 14 44 0 2 Z N">
              <draw:equation draw:name="f0" draw:formula="logwidth"/>
              <draw:equation draw:name="f1" draw:formula="logheight"/>
            </draw:enhanced-geometry>
          </draw:custom-shape>
          <draw:custom-shape draw:name="Freeform 230" draw:style-name="gr16" draw:text-style-name="P8" draw:layer="layout" svg:width="2.276cm" svg:height="0.371cm" svg:x="7.678cm" svg:y="15.837cm">
            <text:p/>
            <draw:enhanced-geometry draw:mirror-horizontal="false" draw:mirror-vertical="false" drawooo:sub-view-size="368 60" draw:text-areas="0 0 ?f0 ?f1" svg:viewBox="0 0 0 0" draw:type="ooxml-non-primitive" draw:enhanced-path="M 2 60 L 1 51 0 42 366 0 367 10 368 19 2 60 Z N">
              <draw:equation draw:name="f0" draw:formula="logwidth"/>
              <draw:equation draw:name="f1" draw:formula="logheight"/>
            </draw:enhanced-geometry>
          </draw:custom-shape>
          <draw:custom-shape draw:name="Freeform 231" draw:style-name="gr16" draw:text-style-name="P8" draw:layer="layout" svg:width="0.005cm" svg:height="0.062cm" svg:x="9.943cm" svg:y="15.837cm">
            <text:p/>
            <draw:enhanced-geometry draw:mirror-horizontal="false" draw:mirror-vertical="false" drawooo:sub-view-size="5 44" draw:text-areas="0 0 ?f0 ?f1" svg:viewBox="0 0 0 0" draw:type="ooxml-non-primitive" draw:enhanced-path="M 0 0 C 1 0 2 0 3 0 L 5 44 0 0 Z N">
              <draw:equation draw:name="f0" draw:formula="logwidth"/>
              <draw:equation draw:name="f1" draw:formula="logheight"/>
            </draw:enhanced-geometry>
          </draw:custom-shape>
          <draw:custom-shape draw:name="Freeform 232" draw:style-name="gr16" draw:text-style-name="P8" draw:layer="layout" svg:width="3.172cm" svg:height="0.284cm" svg:x="9.949cm" svg:y="15.67cm">
            <text:p/>
            <draw:enhanced-geometry draw:mirror-horizontal="false" draw:mirror-vertical="false" drawooo:sub-view-size="513 46" draw:text-areas="0 0 ?f0 ?f1" svg:viewBox="0 0 0 0" draw:type="ooxml-non-primitive" draw:enhanced-path="M 0 46 L 0 37 0 27 512 0 513 10 513 19 0 46 Z N">
              <draw:equation draw:name="f0" draw:formula="logwidth"/>
              <draw:equation draw:name="f1" draw:formula="logheight"/>
            </draw:enhanced-geometry>
          </draw:custom-shape>
          <draw:custom-shape draw:name="Freeform 233" draw:style-name="gr16" draw:text-style-name="P8" draw:layer="layout" svg:width="0.004cm" svg:height="0.061cm" svg:x="13.117cm" svg:y="15.67cm">
            <text:p/>
            <draw:enhanced-geometry draw:mirror-horizontal="false" draw:mirror-vertical="false" drawooo:sub-view-size="2 44" draw:text-areas="0 0 ?f0 ?f1" svg:viewBox="0 0 0 0" draw:type="ooxml-non-primitive" draw:enhanced-path="M 0 0 C 0 0 0 0 1 0 L 2 44 0 0 Z N">
              <draw:equation draw:name="f0" draw:formula="logwidth"/>
              <draw:equation draw:name="f1" draw:formula="logheight"/>
            </draw:enhanced-geometry>
          </draw:custom-shape>
          <draw:custom-shape draw:name="Freeform 234" draw:style-name="gr16" draw:text-style-name="P8" draw:layer="layout" svg:width="4.082cm" svg:height="0.229cm" svg:x="13.117cm" svg:y="15.558cm">
            <text:p/>
            <draw:enhanced-geometry draw:mirror-horizontal="false" draw:mirror-vertical="false" drawooo:sub-view-size="660 37" draw:text-areas="0 0 ?f0 ?f1" svg:viewBox="0 0 0 0" draw:type="ooxml-non-primitive" draw:enhanced-path="M 1 37 L 1 28 0 18 659 0 660 9 660 18 1 37 Z N">
              <draw:equation draw:name="f0" draw:formula="logwidth"/>
              <draw:equation draw:name="f1" draw:formula="logheight"/>
            </draw:enhanced-geometry>
          </draw:custom-shape>
          <draw:custom-shape draw:name="Rectangle 235" draw:style-name="gr17" draw:text-style-name="P8" draw:layer="layout" svg:width="0.364cm" svg:height="0.364cm" svg:x="6.145cm" svg:y="16.4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6" draw:style-name="gr18" draw:text-style-name="P8" draw:layer="layout" svg:width="0.364cm" svg:height="0.364cm" svg:x="6.145cm" svg:y="16.4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7" draw:style-name="gr17" draw:text-style-name="P8" draw:layer="layout" svg:width="0.364cm" svg:height="0.358cm" svg:x="7.5cm" svg:y="15.9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8" draw:style-name="gr18" draw:text-style-name="P8" draw:layer="layout" svg:width="0.364cm" svg:height="0.358cm" svg:x="7.5cm" svg:y="15.9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9" draw:style-name="gr17" draw:text-style-name="P8" draw:layer="layout" svg:width="0.358cm" svg:height="0.357cm" svg:x="9.77cm" svg:y="15.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0" draw:style-name="gr18" draw:text-style-name="P8" draw:layer="layout" svg:width="0.358cm" svg:height="0.357cm" svg:x="9.77cm" svg:y="15.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1" draw:style-name="gr17" draw:text-style-name="P8" draw:layer="layout" svg:width="0.364cm" svg:height="0.357cm" svg:x="12.938cm" svg:y="15.5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2" draw:style-name="gr18" draw:text-style-name="P8" draw:layer="layout" svg:width="0.364cm" svg:height="0.357cm" svg:x="12.938cm" svg:y="15.5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3" draw:style-name="gr17" draw:text-style-name="P8" draw:layer="layout" svg:width="0.365cm" svg:height="0.357cm" svg:x="17.014cm" svg:y="15.4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4" draw:style-name="gr18" draw:text-style-name="P8" draw:layer="layout" svg:width="0.365cm" svg:height="0.357cm" svg:x="17.014cm" svg:y="15.4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5" draw:style-name="gr19" draw:text-style-name="P10" draw:layer="layout" svg:width="0.546cm" svg:height="0.389cm" svg:x="5.982cm" svg:y="17.792cm">
            <text:p text:style-name="P9"><text:span text:style-name="T7">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6" draw:style-name="gr20" draw:text-style-name="P10" draw:layer="layout" svg:width="0.726cm" svg:height="0.389cm" svg:x="8.163cm" svg:y="17.792cm">
            <text:p text:style-name="P9"><text:span text:style-name="T7">2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7" draw:style-name="gr21" draw:text-style-name="P10" draw:layer="layout" svg:width="0.727cm" svg:height="0.389cm" svg:x="10.426cm" svg:y="17.792cm">
            <text:p text:style-name="P9"><text:span text:style-name="T7">4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8" draw:style-name="gr22" draw:text-style-name="P10" draw:layer="layout" svg:width="0.727cm" svg:height="0.389cm" svg:x="12.691cm" svg:y="17.792cm">
            <text:p text:style-name="P9"><text:span text:style-name="T7">6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9" draw:style-name="gr23" draw:text-style-name="P10" draw:layer="layout" svg:width="0.726cm" svg:height="0.389cm" svg:x="14.955cm" svg:y="17.792cm">
            <text:p text:style-name="P9"><text:span text:style-name="T7">8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0" draw:style-name="gr24" draw:text-style-name="P10" draw:layer="layout" svg:width="0.906cm" svg:height="0.389cm" svg:x="17.141cm" svg:y="17.792cm">
            <text:p text:style-name="P9"><text:span text:style-name="T7">10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1" draw:style-name="gr25" draw:text-style-name="P10" draw:layer="layout" svg:width="0.906cm" svg:height="0.389cm" svg:x="19.406cm" svg:y="17.792cm">
            <text:p text:style-name="P9"><text:span text:style-name="T7">12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2" draw:style-name="gr26" draw:text-style-name="P10" draw:layer="layout" svg:width="0.364cm" svg:height="0.389cm" svg:x="5.467cm" svg:y="17.204cm">
            <text:p text:style-name="P9"><text:span text:style-name="T7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3" draw:style-name="gr27" draw:text-style-name="P10" draw:layer="layout" svg:width="0.545cm" svg:height="0.389cm" svg:x="5.271cm" svg:y="15.738cm">
            <text:p text:style-name="P9"><text:span text:style-name="T7">1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4" draw:style-name="gr28" draw:text-style-name="P10" draw:layer="layout" svg:width="0.726cm" svg:height="0.389cm" svg:x="5.075cm" svg:y="14.266cm">
            <text:p text:style-name="P9"><text:span text:style-name="T7">1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5" draw:style-name="gr29" draw:text-style-name="P10" draw:layer="layout" svg:width="0.906cm" svg:height="0.389cm" svg:x="4.874cm" svg:y="12.799cm">
            <text:p text:style-name="P9"><text:span text:style-name="T7">1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6" draw:style-name="gr30" draw:text-style-name="P10" draw:layer="layout" svg:width="1.087cm" svg:height="0.389cm" svg:x="4.678cm" svg:y="11.333cm">
            <text:p text:style-name="P9"><text:span text:style-name="T7">10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7" draw:style-name="gr31" draw:text-style-name="P10" draw:layer="layout" svg:width="3.47cm" svg:height="0.681cm" svg:x="12.479cm" svg:y="9.1cm">
            <text:p text:style-name="P9"><text:span text:style-name="T8">Težina puta/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8" draw:style-name="gr32" draw:text-style-name="P10" draw:layer="layout" svg:width="7.488cm" svg:height="0.511cm" svg:x="10.464cm" svg:y="10.219cm">
            <text:p text:style-name="P9"><text:span text:style-name="T9">mapa sa objektima, vidokrug=stranica/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59" draw:style-name="gr16" draw:text-style-name="P8" draw:layer="layout" svg:width="1.163cm" svg:height="0.111cm" svg:x="21.307cm" svg:y="13.139cm">
            <text:p/>
            <draw:enhanced-geometry draw:mirror-horizontal="false" draw:mirror-vertical="false" drawooo:sub-view-size="188 18" draw:text-areas="0 0 ?f0 ?f1" svg:viewBox="0 0 0 0" draw:type="ooxml-non-primitive" draw:enhanced-path="M 0 18 L 0 9 0 0 188 0 188 9 188 18 0 18 Z N">
              <draw:equation draw:name="f0" draw:formula="logwidth"/>
              <draw:equation draw:name="f1" draw:formula="logheight"/>
            </draw:enhanced-geometry>
          </draw:custom-shape>
          <draw:custom-shape draw:name="Rectangle 260" draw:style-name="gr17" draw:text-style-name="P8" draw:layer="layout" svg:width="0.247cm" svg:height="0.247cm" svg:x="21.765cm" svg:y="13.0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1" draw:style-name="gr18" draw:text-style-name="P8" draw:layer="layout" svg:width="0.247cm" svg:height="0.247cm" svg:x="21.765cm" svg:y="13.0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62" draw:style-name="gr14" draw:text-style-name="P8" draw:layer="layout" svg:width="1.163cm" svg:height="0.116cm" svg:x="21.307cm" svg:y="13.74cm">
            <text:p/>
            <draw:enhanced-geometry draw:mirror-horizontal="false" draw:mirror-vertical="false" drawooo:sub-view-size="188 19" draw:text-areas="0 0 ?f0 ?f1" svg:viewBox="0 0 0 0" draw:type="ooxml-non-primitive" draw:enhanced-path="M 0 19 L 0 9 0 0 188 0 188 9 188 19 0 19 Z N">
              <draw:equation draw:name="f0" draw:formula="logwidth"/>
              <draw:equation draw:name="f1" draw:formula="logheight"/>
            </draw:enhanced-geometry>
          </draw:custom-shape>
          <draw:custom-shape draw:name="Freeform 263" draw:style-name="gr14" draw:text-style-name="P8" draw:layer="layout" svg:width="0.247cm" svg:height="0.239cm" svg:x="21.765cm" svg:y="13.678cm">
            <text:p/>
            <draw:enhanced-geometry draw:mirror-horizontal="false" draw:mirror-vertical="false" drawooo:sub-view-size="40 39" draw:text-areas="0 0 ?f0 ?f1" svg:viewBox="0 0 0 0" draw:type="ooxml-non-primitive" draw:enhanced-path="M 0 19 L 20 39 40 19 20 0 0 19 Z N">
              <draw:equation draw:name="f0" draw:formula="logwidth"/>
              <draw:equation draw:name="f1" draw:formula="logheight"/>
            </draw:enhanced-geometry>
          </draw:custom-shape>
          <draw:custom-shape draw:name="Freeform 264" draw:style-name="gr15" draw:text-style-name="P8" draw:layer="layout" svg:width="0.247cm" svg:height="0.239cm" svg:x="21.765cm" svg:y="13.678cm">
            <text:p/>
            <draw:enhanced-geometry draw:mirror-horizontal="false" draw:mirror-vertical="false" drawooo:sub-view-size="40 39" draw:text-areas="0 0 ?f0 ?f1" svg:viewBox="0 0 0 0" draw:type="ooxml-non-primitive" draw:enhanced-path="M 0 19 L 20 39 40 19 20 0 0 19 N">
              <draw:equation draw:name="f0" draw:formula="logwidth"/>
              <draw:equation draw:name="f1" draw:formula="logheight"/>
            </draw:enhanced-geometry>
          </draw:custom-shape>
          <draw:custom-shape draw:name="Freeform 265" draw:style-name="gr12" draw:text-style-name="P8" draw:layer="layout" svg:width="1.163cm" svg:height="0.117cm" svg:x="21.307cm" svg:y="14.346cm">
            <text:p/>
            <draw:enhanced-geometry draw:mirror-horizontal="false" draw:mirror-vertical="false" drawooo:sub-view-size="188 19" draw:text-areas="0 0 ?f0 ?f1" svg:viewBox="0 0 0 0" draw:type="ooxml-non-primitive" draw:enhanced-path="M 0 19 L 0 9 0 0 188 0 188 9 188 19 0 19 Z N">
              <draw:equation draw:name="f0" draw:formula="logwidth"/>
              <draw:equation draw:name="f1" draw:formula="logheight"/>
            </draw:enhanced-geometry>
          </draw:custom-shape>
          <draw:custom-shape draw:name="Freeform 266" draw:style-name="gr12" draw:text-style-name="P8" draw:layer="layout" svg:width="0.247cm" svg:height="0.247cm" svg:x="21.765cm" svg:y="14.278cm">
            <text:p/>
            <draw:enhanced-geometry draw:mirror-horizontal="false" draw:mirror-vertical="false" drawooo:sub-view-size="40 40" draw:text-areas="0 0 ?f0 ?f1" svg:viewBox="0 0 0 0" draw:type="ooxml-non-primitive" draw:enhanced-path="M 0 0 L 20 40 40 0 0 0 Z N">
              <draw:equation draw:name="f0" draw:formula="logwidth"/>
              <draw:equation draw:name="f1" draw:formula="logheight"/>
            </draw:enhanced-geometry>
          </draw:custom-shape>
          <draw:custom-shape draw:name="Freeform 267" draw:style-name="gr13" draw:text-style-name="P8" draw:layer="layout" svg:width="0.247cm" svg:height="0.247cm" svg:x="21.765cm" svg:y="14.278cm">
            <text:p/>
            <draw:enhanced-geometry draw:mirror-horizontal="false" draw:mirror-vertical="false" drawooo:sub-view-size="40 40" draw:text-areas="0 0 ?f0 ?f1" svg:viewBox="0 0 0 0" draw:type="ooxml-non-primitive" draw:enhanced-path="M 0 0 L 20 40 40 0 0 0 N">
              <draw:equation draw:name="f0" draw:formula="logwidth"/>
              <draw:equation draw:name="f1" draw:formula="logheight"/>
            </draw:enhanced-geometry>
          </draw:custom-shape>
          <draw:custom-shape draw:name="Freeform 268" draw:style-name="gr10" draw:text-style-name="P8" draw:layer="layout" svg:width="1.163cm" svg:height="0.117cm" svg:x="21.307cm" svg:y="14.946cm">
            <text:p/>
            <draw:enhanced-geometry draw:mirror-horizontal="false" draw:mirror-vertical="false" drawooo:sub-view-size="188 19" draw:text-areas="0 0 ?f0 ?f1" svg:viewBox="0 0 0 0" draw:type="ooxml-non-primitive" draw:enhanced-path="M 0 19 L 0 10 0 0 188 0 188 10 188 19 0 19 Z N">
              <draw:equation draw:name="f0" draw:formula="logwidth"/>
              <draw:equation draw:name="f1" draw:formula="logheight"/>
            </draw:enhanced-geometry>
          </draw:custom-shape>
          <draw:custom-shape draw:name="Freeform 269" draw:style-name="gr10" draw:text-style-name="P8" draw:layer="layout" svg:width="0.247cm" svg:height="0.24cm" svg:x="21.765cm" svg:y="14.884cm">
            <text:p/>
            <draw:enhanced-geometry draw:mirror-horizontal="false" draw:mirror-vertical="false" drawooo:sub-view-size="40 39" draw:text-areas="0 0 ?f0 ?f1" svg:viewBox="0 0 0 0" draw:type="ooxml-non-primitive" draw:enhanced-path="M 0 39 L 40 39 20 0 0 39 Z N">
              <draw:equation draw:name="f0" draw:formula="logwidth"/>
              <draw:equation draw:name="f1" draw:formula="logheight"/>
            </draw:enhanced-geometry>
          </draw:custom-shape>
          <draw:custom-shape draw:name="Freeform 270" draw:style-name="gr11" draw:text-style-name="P8" draw:layer="layout" svg:width="0.247cm" svg:height="0.24cm" svg:x="21.765cm" svg:y="14.884cm">
            <text:p/>
            <draw:enhanced-geometry draw:mirror-horizontal="false" draw:mirror-vertical="false" drawooo:sub-view-size="40 39" draw:text-areas="0 0 ?f0 ?f1" svg:viewBox="0 0 0 0" draw:type="ooxml-non-primitive" draw:enhanced-path="M 0 39 L 40 39 20 0 0 39 N">
              <draw:equation draw:name="f0" draw:formula="logwidth"/>
              <draw:equation draw:name="f1" draw:formula="logheight"/>
            </draw:enhanced-geometry>
          </draw:custom-shape>
          <draw:custom-shape draw:name="Rectangle 271" draw:style-name="gr33" draw:text-style-name="P10" draw:layer="layout" svg:width="0.519cm" svg:height="0.583cm" svg:x="22.62cm" svg:y="12.985cm">
            <text:p text:style-name="P9"><text:span text:style-name="T10">A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2" draw:style-name="gr34" draw:text-style-name="P10" draw:layer="layout" svg:width="1.795cm" svg:height="0.584cm" svg:x="22.621cm" svg:y="13.585cm">
            <text:p text:style-name="P9"><text:span text:style-name="T10">Intuitivn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3" draw:style-name="gr35" draw:text-style-name="P10" draw:layer="layout" svg:width="1.389cm" svg:height="0.584cm" svg:x="22.62cm" svg:y="14.191cm">
            <text:p text:style-name="P9"><text:span text:style-name="T10">Težeć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4" draw:style-name="gr36" draw:text-style-name="P10" draw:layer="layout" svg:width="2.287cm" svg:height="0.583cm" svg:x="22.62cm" svg:y="14.792cm">
            <text:p text:style-name="P9"><text:span text:style-name="T10">Nasumičn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5" draw:style-name="gr37" draw:text-style-name="P10" draw:layer="layout" svg:width="1.902cm" svg:height="0.584cm" svg:x="11.543cm" svg:y="18.577cm">
            <text:p text:style-name="P9"><text:span text:style-name="T10">Površin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6" draw:style-name="gr38" draw:text-style-name="P10" draw:layer="layout" svg:width="5.772cm" svg:height="0.583cm" draw:transform="rotate (1.5707963267949) translate (3.333cm 17.598cm)">
            <text:p text:style-name="P9"><text:span text:style-name="T10">Logaritmovana težina pu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zultati</text:p>
          </draw:text-box>
        </draw:frame>
        <draw:frame presentation:style-name="pr6" draw:layer="layout" svg:width="25.2cm" svg:height="12.179cm" svg:x="1.4cm" svg:y="5.7cm" presentation:class="outline" presentation:user-transformed="true">
          <draw:text-box>
            <text:list text:style-name="L2">
              <text:list-item>
                <text:p>Težine puteva koje nalazi intuitivni algoritam su za velike vidokruge veoma malo iznad optimalnih, a razlika se povećava sa smanjenjem vidokruga</text:p>
              </text:list-item>
            </text:list>
          </draw:text-box>
        </draw:frame>
        <draw:g draw:name="Group 401">
          <draw:custom-shape draw:name="AutoShape 400" draw:style-name="gr6" draw:text-style-name="P8" draw:layer="layout" svg:width="13.256cm" svg:height="8.594cm" svg:x="13.606cm" svg:y="1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02" draw:style-name="gr7" draw:text-style-name="P8" draw:layer="layout" svg:width="13.228cm" svg:height="8.501cm" svg:x="13.606cm" svg:y="11cm">
            <text:p/>
            <draw:enhanced-geometry draw:mirror-horizontal="false" draw:mirror-vertical="false" drawooo:sub-view-size="2415 1552" draw:text-areas="0 0 ?f0 ?f1" svg:viewBox="0 0 0 0" draw:type="ooxml-non-primitive" draw:enhanced-path="M 1207 1552 L 0 1552 0 0 2415 0 2415 1552 1207 1552 Z N">
              <draw:equation draw:name="f0" draw:formula="logwidth"/>
              <draw:equation draw:name="f1" draw:formula="logheight"/>
            </draw:enhanced-geometry>
          </draw:custom-shape>
          <draw:custom-shape draw:name="Freeform 403" draw:style-name="gr8" draw:text-style-name="P8" draw:layer="layout" svg:width="7.707cm" svg:height="4.343cm" svg:x="16.141cm" svg:y="13.3cm">
            <text:p/>
            <draw:enhanced-geometry draw:mirror-horizontal="false" draw:mirror-vertical="false" drawooo:sub-view-size="1407 793" draw:text-areas="0 0 ?f0 ?f1" svg:viewBox="0 0 0 0" draw:type="ooxml-non-primitive" draw:enhanced-path="M 703 793 L 0 793 0 0 1407 0 1407 793 703 793 N">
              <draw:equation draw:name="f0" draw:formula="logwidth"/>
              <draw:equation draw:name="f1" draw:formula="logheight"/>
            </draw:enhanced-geometry>
          </draw:custom-shape>
          <draw:line draw:name="Line 404" draw:style-name="gr9" draw:text-style-name="P8" draw:layer="layout" svg:x1="23.849cm" svg:y1="17.638cm" svg:x2="16.141cm" svg:y2="17.644cm">
            <text:p/>
          </draw:line>
          <draw:line draw:name="Line 405" draw:style-name="gr9" draw:text-style-name="P8" draw:layer="layout" svg:x1="23.849cm" svg:y1="16.773cm" svg:x2="16.141cm" svg:y2="16.778cm">
            <text:p/>
          </draw:line>
          <draw:line draw:name="Line 406" draw:style-name="gr9" draw:text-style-name="P8" draw:layer="layout" svg:x1="23.849cm" svg:y1="15.902cm" svg:x2="16.141cm" svg:y2="15.907cm">
            <text:p/>
          </draw:line>
          <draw:line draw:name="Line 407" draw:style-name="gr9" draw:text-style-name="P8" draw:layer="layout" svg:x1="23.849cm" svg:y1="15.037cm" svg:x2="16.141cm" svg:y2="15.042cm">
            <text:p/>
          </draw:line>
          <draw:line draw:name="Line 408" draw:style-name="gr9" draw:text-style-name="P8" draw:layer="layout" svg:x1="23.849cm" svg:y1="14.165cm" svg:x2="16.141cm" svg:y2="14.17cm">
            <text:p/>
          </draw:line>
          <draw:line draw:name="Line 409" draw:style-name="gr9" draw:text-style-name="P8" draw:layer="layout" svg:x1="23.849cm" svg:y1="13.3cm" svg:x2="16.141cm" svg:y2="13.305cm">
            <text:p/>
          </draw:line>
          <draw:line draw:name="Line 410" draw:style-name="gr9" draw:text-style-name="P8" draw:layer="layout" svg:x1="16.141cm" svg:y1="17.847cm" svg:x2="16.146cm" svg:y2="17.638cm">
            <text:p/>
          </draw:line>
          <draw:line draw:name="Line 411" draw:style-name="gr9" draw:text-style-name="P8" draw:layer="layout" svg:x1="16.141cm" svg:y1="17.847cm" svg:x2="16.146cm" svg:y2="17.638cm">
            <text:p/>
          </draw:line>
          <draw:line draw:name="Line 412" draw:style-name="gr9" draw:text-style-name="P8" draw:layer="layout" svg:x1="17.428cm" svg:y1="17.847cm" svg:x2="17.433cm" svg:y2="17.638cm">
            <text:p/>
          </draw:line>
          <draw:line draw:name="Line 413" draw:style-name="gr9" draw:text-style-name="P8" draw:layer="layout" svg:x1="17.428cm" svg:y1="17.847cm" svg:x2="17.433cm" svg:y2="17.638cm">
            <text:p/>
          </draw:line>
          <draw:line draw:name="Line 414" draw:style-name="gr9" draw:text-style-name="P8" draw:layer="layout" svg:x1="18.71cm" svg:y1="17.847cm" svg:x2="18.716cm" svg:y2="17.638cm">
            <text:p/>
          </draw:line>
          <draw:line draw:name="Line 415" draw:style-name="gr9" draw:text-style-name="P8" draw:layer="layout" svg:x1="18.71cm" svg:y1="17.847cm" svg:x2="18.716cm" svg:y2="17.638cm">
            <text:p/>
          </draw:line>
          <draw:line draw:name="Line 416" draw:style-name="gr9" draw:text-style-name="P8" draw:layer="layout" svg:x1="19.993cm" svg:y1="17.847cm" svg:x2="19.998cm" svg:y2="17.638cm">
            <text:p/>
          </draw:line>
          <draw:line draw:name="Line 417" draw:style-name="gr9" draw:text-style-name="P8" draw:layer="layout" svg:x1="19.993cm" svg:y1="17.847cm" svg:x2="19.998cm" svg:y2="17.638cm">
            <text:p/>
          </draw:line>
          <draw:line draw:name="Line 418" draw:style-name="gr9" draw:text-style-name="P8" draw:layer="layout" svg:x1="21.28cm" svg:y1="17.847cm" svg:x2="21.285cm" svg:y2="17.638cm">
            <text:p/>
          </draw:line>
          <draw:line draw:name="Line 419" draw:style-name="gr9" draw:text-style-name="P8" draw:layer="layout" svg:x1="21.28cm" svg:y1="17.847cm" svg:x2="21.285cm" svg:y2="17.638cm">
            <text:p/>
          </draw:line>
          <draw:line draw:name="Line 420" draw:style-name="gr9" draw:text-style-name="P8" draw:layer="layout" svg:x1="22.561cm" svg:y1="17.847cm" svg:x2="22.567cm" svg:y2="17.638cm">
            <text:p/>
          </draw:line>
          <draw:line draw:name="Line 421" draw:style-name="gr9" draw:text-style-name="P8" draw:layer="layout" svg:x1="22.561cm" svg:y1="17.847cm" svg:x2="22.567cm" svg:y2="17.638cm">
            <text:p/>
          </draw:line>
          <draw:line draw:name="Line 422" draw:style-name="gr9" draw:text-style-name="P8" draw:layer="layout" svg:x1="23.849cm" svg:y1="17.847cm" svg:x2="23.854cm" svg:y2="17.638cm">
            <text:p/>
          </draw:line>
          <draw:line draw:name="Line 423" draw:style-name="gr9" draw:text-style-name="P8" draw:layer="layout" svg:x1="23.849cm" svg:y1="17.847cm" svg:x2="23.854cm" svg:y2="17.638cm">
            <text:p/>
          </draw:line>
          <draw:line draw:name="Line 424" draw:style-name="gr9" draw:text-style-name="P8" draw:layer="layout" svg:x1="16.141cm" svg:y1="17.638cm" svg:x2="23.849cm" svg:y2="17.644cm">
            <text:p/>
          </draw:line>
          <draw:line draw:name="Line 425" draw:style-name="gr9" draw:text-style-name="P8" draw:layer="layout" svg:x1="15.933cm" svg:y1="17.638cm" svg:x2="16.142cm" svg:y2="17.644cm">
            <text:p/>
          </draw:line>
          <draw:line draw:name="Line 426" draw:style-name="gr9" draw:text-style-name="P8" draw:layer="layout" svg:x1="15.933cm" svg:y1="17.638cm" svg:x2="16.142cm" svg:y2="17.644cm">
            <text:p/>
          </draw:line>
          <draw:line draw:name="Line 427" draw:style-name="gr9" draw:text-style-name="P8" draw:layer="layout" svg:x1="15.933cm" svg:y1="16.773cm" svg:x2="16.142cm" svg:y2="16.778cm">
            <text:p/>
          </draw:line>
          <draw:line draw:name="Line 428" draw:style-name="gr9" draw:text-style-name="P8" draw:layer="layout" svg:x1="15.933cm" svg:y1="16.773cm" svg:x2="16.142cm" svg:y2="16.778cm">
            <text:p/>
          </draw:line>
          <draw:line draw:name="Line 429" draw:style-name="gr9" draw:text-style-name="P8" draw:layer="layout" svg:x1="15.933cm" svg:y1="15.902cm" svg:x2="16.142cm" svg:y2="15.907cm">
            <text:p/>
          </draw:line>
          <draw:line draw:name="Line 430" draw:style-name="gr9" draw:text-style-name="P8" draw:layer="layout" svg:x1="15.933cm" svg:y1="15.902cm" svg:x2="16.142cm" svg:y2="15.907cm">
            <text:p/>
          </draw:line>
          <draw:line draw:name="Line 431" draw:style-name="gr9" draw:text-style-name="P8" draw:layer="layout" svg:x1="15.933cm" svg:y1="15.037cm" svg:x2="16.142cm" svg:y2="15.042cm">
            <text:p/>
          </draw:line>
          <draw:line draw:name="Line 432" draw:style-name="gr9" draw:text-style-name="P8" draw:layer="layout" svg:x1="15.933cm" svg:y1="15.037cm" svg:x2="16.142cm" svg:y2="15.042cm">
            <text:p/>
          </draw:line>
          <draw:line draw:name="Line 433" draw:style-name="gr9" draw:text-style-name="P8" draw:layer="layout" svg:x1="15.933cm" svg:y1="14.165cm" svg:x2="16.142cm" svg:y2="14.17cm">
            <text:p/>
          </draw:line>
          <draw:line draw:name="Line 434" draw:style-name="gr9" draw:text-style-name="P8" draw:layer="layout" svg:x1="15.933cm" svg:y1="14.165cm" svg:x2="16.142cm" svg:y2="14.17cm">
            <text:p/>
          </draw:line>
          <draw:line draw:name="Line 435" draw:style-name="gr9" draw:text-style-name="P8" draw:layer="layout" svg:x1="15.933cm" svg:y1="13.3cm" svg:x2="16.142cm" svg:y2="13.305cm">
            <text:p/>
          </draw:line>
          <draw:line draw:name="Line 436" draw:style-name="gr9" draw:text-style-name="P8" draw:layer="layout" svg:x1="15.933cm" svg:y1="13.3cm" svg:x2="16.142cm" svg:y2="13.305cm">
            <text:p/>
          </draw:line>
          <draw:line draw:name="Line 437" draw:style-name="gr9" draw:text-style-name="P8" draw:layer="layout" svg:x1="16.141cm" svg:y1="17.638cm" svg:x2="16.146cm" svg:y2="13.3cm">
            <text:p/>
          </draw:line>
          <draw:custom-shape draw:name="Freeform 438" draw:style-name="gr14" draw:text-style-name="P8" draw:layer="layout" svg:width="0.858cm" svg:height="1.176cm" svg:x="16.356cm" svg:y="15.744cm">
            <text:p/>
            <draw:enhanced-geometry draw:mirror-horizontal="false" draw:mirror-vertical="false" drawooo:sub-view-size="157 215" draw:text-areas="0 0 ?f0 ?f1" svg:viewBox="0 0 0 0" draw:type="ooxml-non-primitive" draw:enhanced-path="M 17 215 L 8 209 0 203 140 0 149 6 157 12 17 215 Z N">
              <draw:equation draw:name="f0" draw:formula="logwidth"/>
              <draw:equation draw:name="f1" draw:formula="logheight"/>
            </draw:enhanced-geometry>
          </draw:custom-shape>
          <draw:custom-shape draw:name="Freeform 439" draw:style-name="gr14" draw:text-style-name="P8" draw:layer="layout" svg:width="0.049cm" svg:height="0.054cm" svg:x="17.122cm" svg:y="15.722cm">
            <text:p/>
            <draw:enhanced-geometry draw:mirror-horizontal="false" draw:mirror-vertical="false" drawooo:sub-view-size="37 44" draw:text-areas="0 0 ?f0 ?f1" svg:viewBox="0 0 0 0" draw:type="ooxml-non-primitive" draw:enhanced-path="M 0 18 C 3 13 8 8 15 5 19 3 22 1 27 0 L 37 44 0 18 Z N">
              <draw:equation draw:name="f0" draw:formula="logwidth"/>
              <draw:equation draw:name="f1" draw:formula="logheight"/>
            </draw:enhanced-geometry>
          </draw:custom-shape>
          <draw:custom-shape draw:name="Freeform 440" draw:style-name="gr14" draw:text-style-name="P8" draw:layer="layout" svg:width="1.303cm" svg:height="0.383cm" svg:x="17.16cm" svg:y="15.448cm">
            <text:p/>
            <draw:enhanced-geometry draw:mirror-horizontal="false" draw:mirror-vertical="false" drawooo:sub-view-size="238 70" draw:text-areas="0 0 ?f0 ?f1" svg:viewBox="0 0 0 0" draw:type="ooxml-non-primitive" draw:enhanced-path="M 4 70 L 2 60 0 50 234 0 236 10 238 20 4 70 Z N">
              <draw:equation draw:name="f0" draw:formula="logwidth"/>
              <draw:equation draw:name="f1" draw:formula="logheight"/>
            </draw:enhanced-geometry>
          </draw:custom-shape>
          <draw:custom-shape draw:name="Freeform 441" draw:style-name="gr14" draw:text-style-name="P8" draw:layer="layout" svg:width="0.022cm" svg:height="0.054cm" svg:x="18.453cm" svg:y="15.503cm">
            <text:p/>
            <draw:enhanced-geometry draw:mirror-horizontal="false" draw:mirror-vertical="false" drawooo:sub-view-size="18 44" draw:text-areas="0 0 ?f0 ?f1" svg:viewBox="0 0 0 0" draw:type="ooxml-non-primitive" draw:enhanced-path="M 18 41 C 15 42 13 43 9 44 L 0 0 18 41 Z N">
              <draw:equation draw:name="f0" draw:formula="logwidth"/>
              <draw:equation draw:name="f1" draw:formula="logheight"/>
            </draw:enhanced-geometry>
          </draw:custom-shape>
          <draw:custom-shape draw:name="Freeform 442" draw:style-name="gr14" draw:text-style-name="P8" draw:layer="layout" svg:width="1.846cm" svg:height="0.925cm" svg:x="18.431cm" svg:y="14.626cm">
            <text:p/>
            <draw:enhanced-geometry draw:mirror-horizontal="false" draw:mirror-vertical="false" drawooo:sub-view-size="337 169" draw:text-areas="0 0 ?f0 ?f1" svg:viewBox="0 0 0 0" draw:type="ooxml-non-primitive" draw:enhanced-path="M 8 169 L 4 160 0 150 328 0 332 9 337 18 8 169 Z N">
              <draw:equation draw:name="f0" draw:formula="logwidth"/>
              <draw:equation draw:name="f1" draw:formula="logheight"/>
            </draw:enhanced-geometry>
          </draw:custom-shape>
          <draw:custom-shape draw:name="Freeform 443" draw:style-name="gr14" draw:text-style-name="P8" draw:layer="layout" svg:width="0.021cm" svg:height="0.054cm" svg:x="20.228cm" svg:y="14.621cm">
            <text:p/>
            <draw:enhanced-geometry draw:mirror-horizontal="false" draw:mirror-vertical="false" drawooo:sub-view-size="18 42" draw:text-areas="0 0 ?f0 ?f1" svg:viewBox="0 0 0 0" draw:type="ooxml-non-primitive" draw:enhanced-path="M 0 2 C 1 2 2 0 4 0 L 18 42 0 2 Z N">
              <draw:equation draw:name="f0" draw:formula="logwidth"/>
              <draw:equation draw:name="f1" draw:formula="logheight"/>
            </draw:enhanced-geometry>
          </draw:custom-shape>
          <draw:custom-shape draw:name="Freeform 444" draw:style-name="gr14" draw:text-style-name="P8" draw:layer="layout" svg:width="2.349cm" svg:height="0.903cm" svg:x="20.234cm" svg:y="13.826cm">
            <text:p/>
            <draw:enhanced-geometry draw:mirror-horizontal="false" draw:mirror-vertical="false" drawooo:sub-view-size="429 165" draw:text-areas="0 0 ?f0 ?f1" svg:viewBox="0 0 0 0" draw:type="ooxml-non-primitive" draw:enhanced-path="M 7 165 L 3 155 0 145 422 0 425 10 429 20 7 165 Z N">
              <draw:equation draw:name="f0" draw:formula="logwidth"/>
              <draw:equation draw:name="f1" draw:formula="logheight"/>
            </draw:enhanced-geometry>
          </draw:custom-shape>
          <draw:custom-shape draw:name="Freeform 445" draw:style-name="gr14" draw:text-style-name="P8" draw:layer="layout" svg:width="0.35cm" svg:height="0.344cm" svg:x="16.224cm" svg:y="16.714cm">
            <text:p/>
            <draw:enhanced-geometry draw:mirror-horizontal="false" draw:mirror-vertical="false" drawooo:sub-view-size="64 63" draw:text-areas="0 0 ?f0 ?f1" svg:viewBox="0 0 0 0" draw:type="ooxml-non-primitive" draw:enhanced-path="M 0 32 L 32 63 64 32 32 0 0 32 Z N">
              <draw:equation draw:name="f0" draw:formula="logwidth"/>
              <draw:equation draw:name="f1" draw:formula="logheight"/>
            </draw:enhanced-geometry>
          </draw:custom-shape>
          <draw:custom-shape draw:name="Freeform 446" draw:style-name="gr15" draw:text-style-name="P8" draw:layer="layout" svg:width="0.35cm" svg:height="0.344cm" svg:x="16.224cm" svg:y="16.714cm">
            <text:p/>
            <draw:enhanced-geometry draw:mirror-horizontal="false" draw:mirror-vertical="false" drawooo:sub-view-size="64 63" draw:text-areas="0 0 ?f0 ?f1" svg:viewBox="0 0 0 0" draw:type="ooxml-non-primitive" draw:enhanced-path="M 0 32 L 32 63 64 32 32 0 0 32 N">
              <draw:equation draw:name="f0" draw:formula="logwidth"/>
              <draw:equation draw:name="f1" draw:formula="logheight"/>
            </draw:enhanced-geometry>
          </draw:custom-shape>
          <draw:custom-shape draw:name="Freeform 447" draw:style-name="gr14" draw:text-style-name="P8" draw:layer="layout" svg:width="0.35cm" svg:height="0.345cm" svg:x="16.996cm" svg:y="15.607cm">
            <text:p/>
            <draw:enhanced-geometry draw:mirror-horizontal="false" draw:mirror-vertical="false" drawooo:sub-view-size="64 63" draw:text-areas="0 0 ?f0 ?f1" svg:viewBox="0 0 0 0" draw:type="ooxml-non-primitive" draw:enhanced-path="M 0 31 L 32 63 64 31 32 0 0 31 Z N">
              <draw:equation draw:name="f0" draw:formula="logwidth"/>
              <draw:equation draw:name="f1" draw:formula="logheight"/>
            </draw:enhanced-geometry>
          </draw:custom-shape>
          <draw:custom-shape draw:name="Freeform 448" draw:style-name="gr15" draw:text-style-name="P8" draw:layer="layout" svg:width="0.35cm" svg:height="0.345cm" svg:x="16.996cm" svg:y="15.607cm">
            <text:p/>
            <draw:enhanced-geometry draw:mirror-horizontal="false" draw:mirror-vertical="false" drawooo:sub-view-size="64 63" draw:text-areas="0 0 ?f0 ?f1" svg:viewBox="0 0 0 0" draw:type="ooxml-non-primitive" draw:enhanced-path="M 0 31 L 32 63 64 31 32 0 0 31 N">
              <draw:equation draw:name="f0" draw:formula="logwidth"/>
              <draw:equation draw:name="f1" draw:formula="logheight"/>
            </draw:enhanced-geometry>
          </draw:custom-shape>
          <draw:custom-shape draw:name="Freeform 449" draw:style-name="gr14" draw:text-style-name="P8" draw:layer="layout" svg:width="0.349cm" svg:height="0.345cm" svg:x="18.279cm" svg:y="15.327cm">
            <text:p/>
            <draw:enhanced-geometry draw:mirror-horizontal="false" draw:mirror-vertical="false" drawooo:sub-view-size="64 63" draw:text-areas="0 0 ?f0 ?f1" svg:viewBox="0 0 0 0" draw:type="ooxml-non-primitive" draw:enhanced-path="M 0 32 L 32 63 64 32 32 0 0 32 Z N">
              <draw:equation draw:name="f0" draw:formula="logwidth"/>
              <draw:equation draw:name="f1" draw:formula="logheight"/>
            </draw:enhanced-geometry>
          </draw:custom-shape>
          <draw:custom-shape draw:name="Freeform 450" draw:style-name="gr15" draw:text-style-name="P8" draw:layer="layout" svg:width="0.349cm" svg:height="0.345cm" svg:x="18.279cm" svg:y="15.327cm">
            <text:p/>
            <draw:enhanced-geometry draw:mirror-horizontal="false" draw:mirror-vertical="false" drawooo:sub-view-size="64 63" draw:text-areas="0 0 ?f0 ?f1" svg:viewBox="0 0 0 0" draw:type="ooxml-non-primitive" draw:enhanced-path="M 0 32 L 32 63 64 32 32 0 0 32 N">
              <draw:equation draw:name="f0" draw:formula="logwidth"/>
              <draw:equation draw:name="f1" draw:formula="logheight"/>
            </draw:enhanced-geometry>
          </draw:custom-shape>
          <draw:custom-shape draw:name="Freeform 451" draw:style-name="gr14" draw:text-style-name="P8" draw:layer="layout" svg:width="0.35cm" svg:height="0.35cm" svg:x="20.075cm" svg:y="14.5cm">
            <text:p/>
            <draw:enhanced-geometry draw:mirror-horizontal="false" draw:mirror-vertical="false" drawooo:sub-view-size="64 64" draw:text-areas="0 0 ?f0 ?f1" svg:viewBox="0 0 0 0" draw:type="ooxml-non-primitive" draw:enhanced-path="M 0 32 L 32 64 64 32 32 0 0 32 Z N">
              <draw:equation draw:name="f0" draw:formula="logwidth"/>
              <draw:equation draw:name="f1" draw:formula="logheight"/>
            </draw:enhanced-geometry>
          </draw:custom-shape>
          <draw:custom-shape draw:name="Freeform 452" draw:style-name="gr15" draw:text-style-name="P8" draw:layer="layout" svg:width="0.35cm" svg:height="0.35cm" svg:x="20.075cm" svg:y="14.5cm">
            <text:p/>
            <draw:enhanced-geometry draw:mirror-horizontal="false" draw:mirror-vertical="false" drawooo:sub-view-size="64 64" draw:text-areas="0 0 ?f0 ?f1" svg:viewBox="0 0 0 0" draw:type="ooxml-non-primitive" draw:enhanced-path="M 0 32 L 32 64 64 32 32 0 0 32 N">
              <draw:equation draw:name="f0" draw:formula="logwidth"/>
              <draw:equation draw:name="f1" draw:formula="logheight"/>
            </draw:enhanced-geometry>
          </draw:custom-shape>
          <draw:custom-shape draw:name="Freeform 453" draw:style-name="gr14" draw:text-style-name="P8" draw:layer="layout" svg:width="0.35cm" svg:height="0.35cm" svg:x="22.386cm" svg:y="13.706cm">
            <text:p/>
            <draw:enhanced-geometry draw:mirror-horizontal="false" draw:mirror-vertical="false" drawooo:sub-view-size="64 64" draw:text-areas="0 0 ?f0 ?f1" svg:viewBox="0 0 0 0" draw:type="ooxml-non-primitive" draw:enhanced-path="M 0 32 L 32 64 64 32 32 0 0 32 Z N">
              <draw:equation draw:name="f0" draw:formula="logwidth"/>
              <draw:equation draw:name="f1" draw:formula="logheight"/>
            </draw:enhanced-geometry>
          </draw:custom-shape>
          <draw:custom-shape draw:name="Freeform 454" draw:style-name="gr15" draw:text-style-name="P8" draw:layer="layout" svg:width="0.35cm" svg:height="0.35cm" svg:x="22.386cm" svg:y="13.706cm">
            <text:p/>
            <draw:enhanced-geometry draw:mirror-horizontal="false" draw:mirror-vertical="false" drawooo:sub-view-size="64 64" draw:text-areas="0 0 ?f0 ?f1" svg:viewBox="0 0 0 0" draw:type="ooxml-non-primitive" draw:enhanced-path="M 0 32 L 32 64 64 32 32 0 0 32 N">
              <draw:equation draw:name="f0" draw:formula="logwidth"/>
              <draw:equation draw:name="f1" draw:formula="logheight"/>
            </draw:enhanced-geometry>
          </draw:custom-shape>
          <draw:custom-shape draw:name="Freeform 455" draw:style-name="gr16" draw:text-style-name="P8" draw:layer="layout" svg:width="0.838cm" svg:height="0.694cm" svg:x="16.366cm" svg:y="16.363cm">
            <text:p/>
            <draw:enhanced-geometry draw:mirror-horizontal="false" draw:mirror-vertical="false" drawooo:sub-view-size="153 127" draw:text-areas="0 0 ?f0 ?f1" svg:viewBox="0 0 0 0" draw:type="ooxml-non-primitive" draw:enhanced-path="M 12 127 L 6 119 0 111 140 0 147 8 153 16 12 127 Z N">
              <draw:equation draw:name="f0" draw:formula="logwidth"/>
              <draw:equation draw:name="f1" draw:formula="logheight"/>
            </draw:enhanced-geometry>
          </draw:custom-shape>
          <draw:custom-shape draw:name="Freeform 456" draw:style-name="gr16" draw:text-style-name="P8" draw:layer="layout" svg:width="0.037cm" svg:height="0.048cm" svg:x="17.134cm" svg:y="16.358cm">
            <text:p/>
            <draw:enhanced-geometry draw:mirror-horizontal="false" draw:mirror-vertical="false" drawooo:sub-view-size="28 41" draw:text-areas="0 0 ?f0 ?f1" svg:viewBox="0 0 0 0" draw:type="ooxml-non-primitive" draw:enhanced-path="M 0 6 C 1 4 3 3 6 2 7 1 8 1 9 0 L 28 41 0 6 Z N">
              <draw:equation draw:name="f0" draw:formula="logwidth"/>
              <draw:equation draw:name="f1" draw:formula="logheight"/>
            </draw:enhanced-geometry>
          </draw:custom-shape>
          <draw:custom-shape draw:name="Freeform 457" draw:style-name="gr16" draw:text-style-name="P8" draw:layer="layout" svg:width="1.331cm" svg:height="0.7cm" svg:x="17.144cm" svg:y="15.754cm">
            <text:p/>
            <draw:enhanced-geometry draw:mirror-horizontal="false" draw:mirror-vertical="false" drawooo:sub-view-size="243 128" draw:text-areas="0 0 ?f0 ?f1" svg:viewBox="0 0 0 0" draw:type="ooxml-non-primitive" draw:enhanced-path="M 9 128 L 5 119 0 110 235 0 239 10 243 19 9 128 Z N">
              <draw:equation draw:name="f0" draw:formula="logwidth"/>
              <draw:equation draw:name="f1" draw:formula="logheight"/>
            </draw:enhanced-geometry>
          </draw:custom-shape>
          <draw:custom-shape draw:name="Freeform 458" draw:style-name="gr16" draw:text-style-name="P8" draw:layer="layout" svg:width="0.021cm" svg:height="0.054cm" svg:x="18.431cm" svg:y="15.754cm">
            <text:p/>
            <draw:enhanced-geometry draw:mirror-horizontal="false" draw:mirror-vertical="false" drawooo:sub-view-size="19 43" draw:text-areas="0 0 ?f0 ?f1" svg:viewBox="0 0 0 0" draw:type="ooxml-non-primitive" draw:enhanced-path="M 0 2 C 2 1 3 1 5 0 L 19 43 0 2 Z N">
              <draw:equation draw:name="f0" draw:formula="logwidth"/>
              <draw:equation draw:name="f1" draw:formula="logheight"/>
            </draw:enhanced-geometry>
          </draw:custom-shape>
          <draw:custom-shape draw:name="Freeform 459" draw:style-name="gr16" draw:text-style-name="P8" draw:layer="layout" svg:width="1.828cm" svg:height="0.646cm" svg:x="18.438cm" svg:y="15.218cm">
            <text:p/>
            <draw:enhanced-geometry draw:mirror-horizontal="false" draw:mirror-vertical="false" drawooo:sub-view-size="334 118" draw:text-areas="0 0 ?f0 ?f1" svg:viewBox="0 0 0 0" draw:type="ooxml-non-primitive" draw:enhanced-path="M 6 118 L 3 108 0 98 328 0 331 10 334 20 6 118 Z N">
              <draw:equation draw:name="f0" draw:formula="logwidth"/>
              <draw:equation draw:name="f1" draw:formula="logheight"/>
            </draw:enhanced-geometry>
          </draw:custom-shape>
          <draw:custom-shape draw:name="Freeform 460" draw:style-name="gr16" draw:text-style-name="P8" draw:layer="layout" svg:width="0.016cm" svg:height="0.054cm" svg:x="20.234cm" svg:y="15.218cm">
            <text:p/>
            <draw:enhanced-geometry draw:mirror-horizontal="false" draw:mirror-vertical="false" drawooo:sub-view-size="13 43" draw:text-areas="0 0 ?f0 ?f1" svg:viewBox="0 0 0 0" draw:type="ooxml-non-primitive" draw:enhanced-path="M 0 0 C 1 0 1 0 1 0 L 13 43 0 0 Z N">
              <draw:equation draw:name="f0" draw:formula="logwidth"/>
              <draw:equation draw:name="f1" draw:formula="logheight"/>
            </draw:enhanced-geometry>
          </draw:custom-shape>
          <draw:custom-shape draw:name="Freeform 461" draw:style-name="gr16" draw:text-style-name="P8" draw:layer="layout" svg:width="2.344cm" svg:height="0.732cm" svg:x="20.234cm" svg:y="14.594cm">
            <text:p/>
            <draw:enhanced-geometry draw:mirror-horizontal="false" draw:mirror-vertical="false" drawooo:sub-view-size="428 134" draw:text-areas="0 0 ?f0 ?f1" svg:viewBox="0 0 0 0" draw:type="ooxml-non-primitive" draw:enhanced-path="M 6 134 L 3 124 0 114 422 0 425 10 428 19 6 134 Z N">
              <draw:equation draw:name="f0" draw:formula="logwidth"/>
              <draw:equation draw:name="f1" draw:formula="logheight"/>
            </draw:enhanced-geometry>
          </draw:custom-shape>
          <draw:custom-shape draw:name="Rectangle 462" draw:style-name="gr17" draw:text-style-name="P8" draw:layer="layout" svg:width="0.35cm" svg:height="0.344cm" svg:x="16.224cm" svg:y="16.8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3" draw:style-name="gr18" draw:text-style-name="P8" draw:layer="layout" svg:width="0.35cm" svg:height="0.344cm" svg:x="16.224cm" svg:y="16.8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4" draw:style-name="gr17" draw:text-style-name="P8" draw:layer="layout" svg:width="0.35cm" svg:height="0.35cm" svg:x="16.996cm" svg:y="16.2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5" draw:style-name="gr18" draw:text-style-name="P8" draw:layer="layout" svg:width="0.35cm" svg:height="0.35cm" svg:x="16.996cm" svg:y="16.2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6" draw:style-name="gr17" draw:text-style-name="P8" draw:layer="layout" svg:width="0.349cm" svg:height="0.344cm" svg:x="18.279cm" svg:y="15.6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7" draw:style-name="gr18" draw:text-style-name="P8" draw:layer="layout" svg:width="0.349cm" svg:height="0.344cm" svg:x="18.279cm" svg:y="15.6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8" draw:style-name="gr17" draw:text-style-name="P8" draw:layer="layout" svg:width="0.35cm" svg:height="0.345cm" svg:x="20.075cm" svg:y="15.0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9" draw:style-name="gr18" draw:text-style-name="P8" draw:layer="layout" svg:width="0.35cm" svg:height="0.345cm" svg:x="20.075cm" svg:y="15.0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0" draw:style-name="gr17" draw:text-style-name="P8" draw:layer="layout" svg:width="0.35cm" svg:height="0.344cm" svg:x="22.386cm" svg:y="14.4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1" draw:style-name="gr18" draw:text-style-name="P8" draw:layer="layout" svg:width="0.35cm" svg:height="0.344cm" svg:x="22.386cm" svg:y="14.4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2" draw:style-name="gr39" draw:text-style-name="P10" draw:layer="layout" svg:width="0.146cm" svg:height="0.313cm" svg:x="16.172cm" svg:y="17.984cm">
            <text:p text:style-name="P9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3" draw:style-name="gr40" draw:text-style-name="P10" draw:layer="layout" svg:width="0.577cm" svg:height="0.313cm" svg:x="17.274cm" svg:y="17.984cm">
            <text:p text:style-name="P9"><text:span text:style-name="T11">2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4" draw:style-name="gr41" draw:text-style-name="P10" draw:layer="layout" svg:width="0.578cm" svg:height="0.313cm" svg:x="18.555cm" svg:y="17.984cm">
            <text:p text:style-name="P9"><text:span text:style-name="T11">4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5" draw:style-name="gr42" draw:text-style-name="P10" draw:layer="layout" svg:width="0.578cm" svg:height="0.313cm" svg:x="19.842cm" svg:y="17.984cm">
            <text:p text:style-name="P9"><text:span text:style-name="T11">6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6" draw:style-name="gr43" draw:text-style-name="P10" draw:layer="layout" svg:width="0.578cm" svg:height="0.313cm" svg:x="21.125cm" svg:y="17.984cm">
            <text:p text:style-name="P9"><text:span text:style-name="T11">8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7" draw:style-name="gr44" draw:text-style-name="P10" draw:layer="layout" svg:width="0.721cm" svg:height="0.313cm" svg:x="22.349cm" svg:y="17.984cm">
            <text:p text:style-name="P9"><text:span text:style-name="T11">1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8" draw:style-name="gr45" draw:text-style-name="P10" draw:layer="layout" svg:width="0.721cm" svg:height="0.313cm" svg:x="23.631cm" svg:y="17.984cm">
            <text:p text:style-name="P9"><text:span text:style-name="T11">12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9" draw:style-name="gr46" draw:text-style-name="P10" draw:layer="layout" svg:width="0.146cm" svg:height="0.312cm" svg:x="15.745cm" svg:y="17.47cm">
            <text:p text:style-name="P9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0" draw:style-name="gr47" draw:text-style-name="P10" draw:layer="layout" svg:width="0.291cm" svg:height="0.313cm" svg:x="15.61cm" svg:y="16.603cm">
            <text:p text:style-name="P9"><text:span text:style-name="T11">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1" draw:style-name="gr48" draw:text-style-name="P10" draw:layer="layout" svg:width="0.433cm" svg:height="0.313cm" svg:x="15.475cm" svg:y="15.733cm">
            <text:p text:style-name="P9"><text:span text:style-name="T11">1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2" draw:style-name="gr49" draw:text-style-name="P10" draw:layer="layout" svg:width="0.433cm" svg:height="0.313cm" svg:x="15.475cm" svg:y="14.867cm">
            <text:p text:style-name="P9"><text:span text:style-name="T11">1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3" draw:style-name="gr50" draw:text-style-name="P10" draw:layer="layout" svg:width="0.433cm" svg:height="0.313cm" svg:x="15.475cm" svg:y="13.996cm">
            <text:p text:style-name="P9"><text:span text:style-name="T11">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4" draw:style-name="gr51" draw:text-style-name="P10" draw:layer="layout" svg:width="0.433cm" svg:height="0.313cm" svg:x="15.475cm" svg:y="13.131cm">
            <text:p text:style-name="P9"><text:span text:style-name="T11">2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5" draw:style-name="gr52" draw:text-style-name="P10" draw:layer="layout" svg:width="3.185cm" svg:height="0.625cm" svg:x="18.887cm" svg:y="11.46cm">
            <text:p text:style-name="P9"><text:span text:style-name="T8">Težina puta/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6" draw:style-name="gr53" draw:text-style-name="P10" draw:layer="layout" svg:width="6.868cm" svg:height="0.94cm" svg:x="17.122cm" svg:y="12.265cm">
            <text:p text:style-name="P9"><text:span text:style-name="T9">mapa sa objektima, vidokrug=stranica/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87" draw:style-name="gr16" draw:text-style-name="P8" draw:layer="layout" svg:width="1.122cm" svg:height="0.109cm" svg:x="24.134cm" svg:y="14.96cm">
            <text:p/>
            <draw:enhanced-geometry draw:mirror-horizontal="false" draw:mirror-vertical="false" drawooo:sub-view-size="205 20" draw:text-areas="0 0 ?f0 ?f1" svg:viewBox="0 0 0 0" draw:type="ooxml-non-primitive" draw:enhanced-path="M 0 20 L 0 10 0 0 205 0 205 10 205 20 0 20 Z N">
              <draw:equation draw:name="f0" draw:formula="logwidth"/>
              <draw:equation draw:name="f1" draw:formula="logheight"/>
            </draw:enhanced-geometry>
          </draw:custom-shape>
          <draw:custom-shape draw:name="Rectangle 488" draw:style-name="gr17" draw:text-style-name="P8" draw:layer="layout" svg:width="0.169cm" svg:height="0.173cm" svg:x="24.611cm" svg:y="14.9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9" draw:style-name="gr18" draw:text-style-name="P8" draw:layer="layout" svg:width="0.169cm" svg:height="0.173cm" svg:x="24.611cm" svg:y="14.9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490" draw:style-name="gr14" draw:text-style-name="P8" draw:layer="layout" svg:width="1.122cm" svg:height="0.108cm" svg:x="24.134cm" svg:y="15.431cm">
            <text:p/>
            <draw:enhanced-geometry draw:mirror-horizontal="false" draw:mirror-vertical="false" drawooo:sub-view-size="205 20" draw:text-areas="0 0 ?f0 ?f1" svg:viewBox="0 0 0 0" draw:type="ooxml-non-primitive" draw:enhanced-path="M 0 20 L 0 10 0 0 205 0 205 10 205 20 0 20 Z N">
              <draw:equation draw:name="f0" draw:formula="logwidth"/>
              <draw:equation draw:name="f1" draw:formula="logheight"/>
            </draw:enhanced-geometry>
          </draw:custom-shape>
          <draw:custom-shape draw:name="Freeform 491" draw:style-name="gr14" draw:text-style-name="P8" draw:layer="layout" svg:width="0.169cm" svg:height="0.174cm" svg:x="24.611cm" svg:y="15.398cm">
            <text:p/>
            <draw:enhanced-geometry draw:mirror-horizontal="false" draw:mirror-vertical="false" drawooo:sub-view-size="31 32" draw:text-areas="0 0 ?f0 ?f1" svg:viewBox="0 0 0 0" draw:type="ooxml-non-primitive" draw:enhanced-path="M 0 16 L 15 32 31 16 15 0 0 16 Z N">
              <draw:equation draw:name="f0" draw:formula="logwidth"/>
              <draw:equation draw:name="f1" draw:formula="logheight"/>
            </draw:enhanced-geometry>
          </draw:custom-shape>
          <draw:custom-shape draw:name="Freeform 492" draw:style-name="gr15" draw:text-style-name="P8" draw:layer="layout" svg:width="0.169cm" svg:height="0.174cm" svg:x="24.611cm" svg:y="15.398cm">
            <text:p/>
            <draw:enhanced-geometry draw:mirror-horizontal="false" draw:mirror-vertical="false" drawooo:sub-view-size="31 32" draw:text-areas="0 0 ?f0 ?f1" svg:viewBox="0 0 0 0" draw:type="ooxml-non-primitive" draw:enhanced-path="M 0 16 L 15 32 31 16 15 0 0 16 N">
              <draw:equation draw:name="f0" draw:formula="logwidth"/>
              <draw:equation draw:name="f1" draw:formula="logheight"/>
            </draw:enhanced-geometry>
          </draw:custom-shape>
          <draw:custom-shape draw:name="Rectangle 493" draw:style-name="gr54" draw:text-style-name="P10" draw:layer="layout" svg:width="0.475cm" svg:height="0.534cm" svg:x="25.354cm" svg:y="14.845cm">
            <text:p text:style-name="P9"><text:span text:style-name="T10">A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4" draw:style-name="gr55" draw:text-style-name="P10" draw:layer="layout" svg:width="1.646cm" svg:height="0.534cm" svg:x="25.254cm" svg:y="15.317cm">
            <text:p text:style-name="P9"><text:span text:style-name="T10">Intuitivn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5" draw:style-name="gr56" draw:text-style-name="P10" draw:layer="layout" svg:width="1.745cm" svg:height="0.534cm" svg:x="19.115cm" svg:y="18.554cm">
            <text:p text:style-name="P9"><text:span text:style-name="T10">Površin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6" draw:style-name="gr57" draw:text-style-name="P10" draw:layer="layout" svg:width="2.306cm" svg:height="0.536cm" draw:transform="rotate (1.5707963267949) translate (14.671cm 16.797cm)">
            <text:p text:style-name="P9"><text:span text:style-name="T10">Težina pu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3">
          <draw:custom-shape draw:name="AutoShape 282" draw:style-name="gr6" draw:text-style-name="P8" draw:layer="layout" svg:width="13.264cm" svg:height="8.59cm" svg:x="0.898cm" svg:y="10.9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84" draw:style-name="gr7" draw:text-style-name="P8" draw:layer="layout" svg:width="13.193cm" svg:height="8.59cm" svg:x="0.898cm" svg:y="10.935cm">
            <text:p/>
            <draw:enhanced-geometry draw:mirror-horizontal="false" draw:mirror-vertical="false" drawooo:sub-view-size="2419 1575" draw:text-areas="0 0 ?f0 ?f1" svg:viewBox="0 0 0 0" draw:type="ooxml-non-primitive" draw:enhanced-path="M 1210 1575 L 0 1575 0 0 2419 0 2419 1575 1210 1575 Z N">
              <draw:equation draw:name="f0" draw:formula="logwidth"/>
              <draw:equation draw:name="f1" draw:formula="logheight"/>
            </draw:enhanced-geometry>
          </draw:custom-shape>
          <draw:custom-shape draw:name="Freeform 285" draw:style-name="gr8" draw:text-style-name="P8" draw:layer="layout" svg:width="8.148cm" svg:height="4.363cm" svg:x="2.955cm" svg:y="13.232cm">
            <text:p/>
            <draw:enhanced-geometry draw:mirror-horizontal="false" draw:mirror-vertical="false" drawooo:sub-view-size="1494 800" draw:text-areas="0 0 ?f0 ?f1" svg:viewBox="0 0 0 0" draw:type="ooxml-non-primitive" draw:enhanced-path="M 747 800 L 0 800 0 0 1494 0 1494 800 747 800 N">
              <draw:equation draw:name="f0" draw:formula="logwidth"/>
              <draw:equation draw:name="f1" draw:formula="logheight"/>
            </draw:enhanced-geometry>
          </draw:custom-shape>
          <draw:line draw:name="Line 286" draw:style-name="gr9" draw:text-style-name="P8" draw:layer="layout" svg:x1="11.103cm" svg:y1="17.595cm" svg:x2="2.954cm" svg:y2="17.6cm">
            <text:p/>
          </draw:line>
          <draw:line draw:name="Line 287" draw:style-name="gr9" draw:text-style-name="P8" draw:layer="layout" svg:x1="11.103cm" svg:y1="17.159cm" svg:x2="2.954cm" svg:y2="17.164cm">
            <text:p/>
          </draw:line>
          <draw:line draw:name="Line 288" draw:style-name="gr9" draw:text-style-name="P8" draw:layer="layout" svg:x1="11.103cm" svg:y1="16.722cm" svg:x2="2.954cm" svg:y2="16.727cm">
            <text:p/>
          </draw:line>
          <draw:line draw:name="Line 289" draw:style-name="gr9" draw:text-style-name="P8" draw:layer="layout" svg:x1="10.47cm" svg:y1="16.285cm" svg:x2="2.321cm" svg:y2="16.291cm">
            <text:p/>
          </draw:line>
          <draw:line draw:name="Line 290" draw:style-name="gr9" draw:text-style-name="P8" draw:layer="layout" svg:x1="11.103cm" svg:y1="15.844cm" svg:x2="2.954cm" svg:y2="15.849cm">
            <text:p/>
          </draw:line>
          <draw:line draw:name="Line 291" draw:style-name="gr9" draw:text-style-name="P8" draw:layer="layout" svg:x1="11.103cm" svg:y1="15.413cm" svg:x2="2.954cm" svg:y2="15.418cm">
            <text:p/>
          </draw:line>
          <draw:line draw:name="Line 292" draw:style-name="gr9" draw:text-style-name="P8" draw:layer="layout" svg:x1="11.103cm" svg:y1="14.971cm" svg:x2="2.954cm" svg:y2="14.977cm">
            <text:p/>
          </draw:line>
          <draw:line draw:name="Line 293" draw:style-name="gr9" draw:text-style-name="P8" draw:layer="layout" svg:x1="11.103cm" svg:y1="14.535cm" svg:x2="2.954cm" svg:y2="14.54cm">
            <text:p/>
          </draw:line>
          <draw:line draw:name="Line 294" draw:style-name="gr9" draw:text-style-name="P8" draw:layer="layout" svg:x1="11.103cm" svg:y1="14.099cm" svg:x2="2.954cm" svg:y2="14.104cm">
            <text:p/>
          </draw:line>
          <draw:line draw:name="Line 295" draw:style-name="gr9" draw:text-style-name="P8" draw:layer="layout" svg:x1="11.103cm" svg:y1="13.663cm" svg:x2="2.954cm" svg:y2="13.668cm">
            <text:p/>
          </draw:line>
          <draw:line draw:name="Line 296" draw:style-name="gr9" draw:text-style-name="P8" draw:layer="layout" svg:x1="11.103cm" svg:y1="13.231cm" svg:x2="2.954cm" svg:y2="13.236cm">
            <text:p/>
          </draw:line>
          <draw:line draw:name="Line 297" draw:style-name="gr9" draw:text-style-name="P8" draw:layer="layout" svg:x1="2.954cm" svg:y1="17.803cm" svg:x2="2.959cm" svg:y2="17.595cm">
            <text:p/>
          </draw:line>
          <draw:line draw:name="Line 298" draw:style-name="gr9" draw:text-style-name="P8" draw:layer="layout" svg:x1="2.954cm" svg:y1="17.803cm" svg:x2="2.959cm" svg:y2="17.595cm">
            <text:p/>
          </draw:line>
          <draw:line draw:name="Line 299" draw:style-name="gr9" draw:text-style-name="P8" draw:layer="layout" svg:x1="4.312cm" svg:y1="17.803cm" svg:x2="4.318cm" svg:y2="17.595cm">
            <text:p/>
          </draw:line>
          <draw:line draw:name="Line 300" draw:style-name="gr9" draw:text-style-name="P8" draw:layer="layout" svg:x1="4.312cm" svg:y1="17.803cm" svg:x2="4.318cm" svg:y2="17.595cm">
            <text:p/>
          </draw:line>
          <draw:line draw:name="Line 301" draw:style-name="gr9" draw:text-style-name="P8" draw:layer="layout" svg:x1="5.671cm" svg:y1="17.803cm" svg:x2="5.676cm" svg:y2="17.595cm">
            <text:p/>
          </draw:line>
          <draw:line draw:name="Line 302" draw:style-name="gr9" draw:text-style-name="P8" draw:layer="layout" svg:x1="5.671cm" svg:y1="17.803cm" svg:x2="5.676cm" svg:y2="17.595cm">
            <text:p/>
          </draw:line>
          <draw:line draw:name="Line 303" draw:style-name="gr9" draw:text-style-name="P8" draw:layer="layout" svg:x1="7.029cm" svg:y1="17.803cm" svg:x2="7.034cm" svg:y2="17.595cm">
            <text:p/>
          </draw:line>
          <draw:line draw:name="Line 304" draw:style-name="gr9" draw:text-style-name="P8" draw:layer="layout" svg:x1="7.029cm" svg:y1="17.803cm" svg:x2="7.034cm" svg:y2="17.595cm">
            <text:p/>
          </draw:line>
          <draw:line draw:name="Line 305" draw:style-name="gr9" draw:text-style-name="P8" draw:layer="layout" svg:x1="8.387cm" svg:y1="17.803cm" svg:x2="8.392cm" svg:y2="17.595cm">
            <text:p/>
          </draw:line>
          <draw:line draw:name="Line 306" draw:style-name="gr9" draw:text-style-name="P8" draw:layer="layout" svg:x1="8.387cm" svg:y1="17.803cm" svg:x2="8.392cm" svg:y2="17.595cm">
            <text:p/>
          </draw:line>
          <draw:line draw:name="Line 307" draw:style-name="gr9" draw:text-style-name="P8" draw:layer="layout" svg:x1="9.745cm" svg:y1="17.803cm" svg:x2="9.75cm" svg:y2="17.595cm">
            <text:p/>
          </draw:line>
          <draw:line draw:name="Line 308" draw:style-name="gr9" draw:text-style-name="P8" draw:layer="layout" svg:x1="9.745cm" svg:y1="17.803cm" svg:x2="9.75cm" svg:y2="17.595cm">
            <text:p/>
          </draw:line>
          <draw:line draw:name="Line 309" draw:style-name="gr9" draw:text-style-name="P8" draw:layer="layout" svg:x1="11.103cm" svg:y1="17.803cm" svg:x2="11.108cm" svg:y2="17.595cm">
            <text:p/>
          </draw:line>
          <draw:line draw:name="Line 310" draw:style-name="gr9" draw:text-style-name="P8" draw:layer="layout" svg:x1="11.103cm" svg:y1="17.803cm" svg:x2="11.108cm" svg:y2="17.595cm">
            <text:p/>
          </draw:line>
          <draw:line draw:name="Line 311" draw:style-name="gr9" draw:text-style-name="P8" draw:layer="layout" svg:x1="2.954cm" svg:y1="17.595cm" svg:x2="11.103cm" svg:y2="17.6cm">
            <text:p/>
          </draw:line>
          <draw:line draw:name="Line 312" draw:style-name="gr9" draw:text-style-name="P8" draw:layer="layout" svg:x1="2.753cm" svg:y1="17.595cm" svg:x2="2.954cm" svg:y2="17.6cm">
            <text:p/>
          </draw:line>
          <draw:line draw:name="Line 313" draw:style-name="gr9" draw:text-style-name="P8" draw:layer="layout" svg:x1="2.753cm" svg:y1="17.595cm" svg:x2="2.954cm" svg:y2="17.6cm">
            <text:p/>
          </draw:line>
          <draw:line draw:name="Line 314" draw:style-name="gr9" draw:text-style-name="P8" draw:layer="layout" svg:x1="2.753cm" svg:y1="17.159cm" svg:x2="2.954cm" svg:y2="17.164cm">
            <text:p/>
          </draw:line>
          <draw:line draw:name="Line 315" draw:style-name="gr9" draw:text-style-name="P8" draw:layer="layout" svg:x1="2.753cm" svg:y1="17.159cm" svg:x2="2.954cm" svg:y2="17.164cm">
            <text:p/>
          </draw:line>
          <draw:line draw:name="Line 316" draw:style-name="gr9" draw:text-style-name="P8" draw:layer="layout" svg:x1="2.753cm" svg:y1="16.722cm" svg:x2="2.954cm" svg:y2="16.727cm">
            <text:p/>
          </draw:line>
          <draw:line draw:name="Line 317" draw:style-name="gr9" draw:text-style-name="P8" draw:layer="layout" svg:x1="2.753cm" svg:y1="16.722cm" svg:x2="2.954cm" svg:y2="16.727cm">
            <text:p/>
          </draw:line>
          <draw:line draw:name="Line 318" draw:style-name="gr9" draw:text-style-name="P8" draw:layer="layout" svg:x1="2.753cm" svg:y1="16.285cm" svg:x2="2.954cm" svg:y2="16.291cm">
            <text:p/>
          </draw:line>
          <draw:line draw:name="Line 319" draw:style-name="gr9" draw:text-style-name="P8" draw:layer="layout" svg:x1="2.753cm" svg:y1="16.285cm" svg:x2="2.954cm" svg:y2="16.291cm">
            <text:p/>
          </draw:line>
          <draw:line draw:name="Line 320" draw:style-name="gr9" draw:text-style-name="P8" draw:layer="layout" svg:x1="2.753cm" svg:y1="15.844cm" svg:x2="2.954cm" svg:y2="15.849cm">
            <text:p/>
          </draw:line>
          <draw:line draw:name="Line 321" draw:style-name="gr9" draw:text-style-name="P8" draw:layer="layout" svg:x1="2.753cm" svg:y1="15.844cm" svg:x2="2.954cm" svg:y2="15.849cm">
            <text:p/>
          </draw:line>
          <draw:line draw:name="Line 322" draw:style-name="gr9" draw:text-style-name="P8" draw:layer="layout" svg:x1="2.753cm" svg:y1="15.413cm" svg:x2="2.954cm" svg:y2="15.418cm">
            <text:p/>
          </draw:line>
          <draw:line draw:name="Line 323" draw:style-name="gr9" draw:text-style-name="P8" draw:layer="layout" svg:x1="2.753cm" svg:y1="15.413cm" svg:x2="2.954cm" svg:y2="15.418cm">
            <text:p/>
          </draw:line>
          <draw:line draw:name="Line 324" draw:style-name="gr9" draw:text-style-name="P8" draw:layer="layout" svg:x1="2.753cm" svg:y1="14.971cm" svg:x2="2.954cm" svg:y2="14.977cm">
            <text:p/>
          </draw:line>
          <draw:line draw:name="Line 325" draw:style-name="gr9" draw:text-style-name="P8" draw:layer="layout" svg:x1="2.753cm" svg:y1="14.971cm" svg:x2="2.954cm" svg:y2="14.977cm">
            <text:p/>
          </draw:line>
          <draw:line draw:name="Line 326" draw:style-name="gr9" draw:text-style-name="P8" draw:layer="layout" svg:x1="2.753cm" svg:y1="14.535cm" svg:x2="2.954cm" svg:y2="14.54cm">
            <text:p/>
          </draw:line>
          <draw:line draw:name="Line 327" draw:style-name="gr9" draw:text-style-name="P8" draw:layer="layout" svg:x1="2.753cm" svg:y1="14.535cm" svg:x2="2.954cm" svg:y2="14.54cm">
            <text:p/>
          </draw:line>
          <draw:line draw:name="Line 328" draw:style-name="gr9" draw:text-style-name="P8" draw:layer="layout" svg:x1="2.753cm" svg:y1="14.099cm" svg:x2="2.954cm" svg:y2="14.104cm">
            <text:p/>
          </draw:line>
          <draw:line draw:name="Line 329" draw:style-name="gr9" draw:text-style-name="P8" draw:layer="layout" svg:x1="2.753cm" svg:y1="14.099cm" svg:x2="2.954cm" svg:y2="14.104cm">
            <text:p/>
          </draw:line>
          <draw:line draw:name="Line 330" draw:style-name="gr9" draw:text-style-name="P8" draw:layer="layout" svg:x1="2.753cm" svg:y1="13.663cm" svg:x2="2.954cm" svg:y2="13.668cm">
            <text:p/>
          </draw:line>
          <draw:line draw:name="Line 331" draw:style-name="gr9" draw:text-style-name="P8" draw:layer="layout" svg:x1="2.753cm" svg:y1="13.663cm" svg:x2="2.954cm" svg:y2="13.668cm">
            <text:p/>
          </draw:line>
          <draw:line draw:name="Line 332" draw:style-name="gr9" draw:text-style-name="P8" draw:layer="layout" svg:x1="2.753cm" svg:y1="13.231cm" svg:x2="2.954cm" svg:y2="13.236cm">
            <text:p/>
          </draw:line>
          <draw:line draw:name="Line 333" draw:style-name="gr9" draw:text-style-name="P8" draw:layer="layout" svg:x1="2.753cm" svg:y1="13.231cm" svg:x2="2.954cm" svg:y2="13.236cm">
            <text:p/>
          </draw:line>
          <draw:line draw:name="Line 334" draw:style-name="gr9" draw:text-style-name="P8" draw:layer="layout" svg:x1="2.954cm" svg:y1="17.594cm" svg:x2="2.959cm" svg:y2="13.231cm">
            <text:p/>
          </draw:line>
          <draw:custom-shape draw:name="Freeform 335" draw:style-name="gr14" draw:text-style-name="P8" draw:layer="layout" svg:width="0.894cm" svg:height="0.947cm" svg:x="3.189cm" svg:y="15.867cm">
            <text:p/>
            <draw:enhanced-geometry draw:mirror-horizontal="false" draw:mirror-vertical="false" drawooo:sub-view-size="164 174" draw:text-areas="0 0 ?f0 ?f1" svg:viewBox="0 0 0 0" draw:type="ooxml-non-primitive" draw:enhanced-path="M 14 174 L 7 167 0 160 149 0 157 7 164 14 14 174 Z N">
              <draw:equation draw:name="f0" draw:formula="logwidth"/>
              <draw:equation draw:name="f1" draw:formula="logheight"/>
            </draw:enhanced-geometry>
          </draw:custom-shape>
          <draw:custom-shape draw:name="Freeform 336" draw:style-name="gr14" draw:text-style-name="P8" draw:layer="layout" svg:width="0.043cm" svg:height="0.048cm" svg:x="4.002cm" svg:y="15.855cm">
            <text:p/>
            <draw:enhanced-geometry draw:mirror-horizontal="false" draw:mirror-vertical="false" drawooo:sub-view-size="32 39" draw:text-areas="0 0 ?f0 ?f1" svg:viewBox="0 0 0 0" draw:type="ooxml-non-primitive" draw:enhanced-path="M 0 8 C 2 4 5 2 8 0 L 32 39 0 8 Z N">
              <draw:equation draw:name="f0" draw:formula="logwidth"/>
              <draw:equation draw:name="f1" draw:formula="logheight"/>
            </draw:enhanced-geometry>
          </draw:custom-shape>
          <draw:custom-shape draw:name="Freeform 337" draw:style-name="gr14" draw:text-style-name="P8" draw:layer="layout" svg:width="1.417cm" svg:height="0.932cm" svg:x="4.013cm" svg:y="15.021cm">
            <text:p/>
            <draw:enhanced-geometry draw:mirror-horizontal="false" draw:mirror-vertical="false" drawooo:sub-view-size="260 171" draw:text-areas="0 0 ?f0 ?f1" svg:viewBox="0 0 0 0" draw:type="ooxml-non-primitive" draw:enhanced-path="M 11 171 L 6 162 0 153 249 0 254 9 260 18 11 171 Z N">
              <draw:equation draw:name="f0" draw:formula="logwidth"/>
              <draw:equation draw:name="f1" draw:formula="logheight"/>
            </draw:enhanced-geometry>
          </draw:custom-shape>
          <draw:custom-shape draw:name="Freeform 338" draw:style-name="gr14" draw:text-style-name="P8" draw:layer="layout" svg:width="0.026cm" svg:height="0.053cm" svg:x="5.371cm" svg:y="15.016cm">
            <text:p/>
            <draw:enhanced-geometry draw:mirror-horizontal="false" draw:mirror-vertical="false" drawooo:sub-view-size="23 42" draw:text-areas="0 0 ?f0 ?f1" svg:viewBox="0 0 0 0" draw:type="ooxml-non-primitive" draw:enhanced-path="M 0 4 C 0 4 0 4 1 4 3 3 5 2 9 0 L 23 42 0 4 Z N">
              <draw:equation draw:name="f0" draw:formula="logwidth"/>
              <draw:equation draw:name="f1" draw:formula="logheight"/>
            </draw:enhanced-geometry>
          </draw:custom-shape>
          <draw:custom-shape draw:name="Freeform 339" draw:style-name="gr14" draw:text-style-name="P8" draw:layer="layout" svg:width="1.936cm" svg:height="0.767cm" svg:x="5.381cm" svg:y="14.35cm">
            <text:p/>
            <draw:enhanced-geometry draw:mirror-horizontal="false" draw:mirror-vertical="false" drawooo:sub-view-size="355 141" draw:text-areas="0 0 ?f0 ?f1" svg:viewBox="0 0 0 0" draw:type="ooxml-non-primitive" draw:enhanced-path="M 7 141 L 3 132 0 122 348 0 352 9 355 19 7 141 Z N">
              <draw:equation draw:name="f0" draw:formula="logwidth"/>
              <draw:equation draw:name="f1" draw:formula="logheight"/>
            </draw:enhanced-geometry>
          </draw:custom-shape>
          <draw:custom-shape draw:name="Freeform 340" draw:style-name="gr14" draw:text-style-name="P8" draw:layer="layout" svg:width="0.021cm" svg:height="0.053cm" svg:x="7.28cm" svg:y="14.344cm">
            <text:p/>
            <draw:enhanced-geometry draw:mirror-horizontal="false" draw:mirror-vertical="false" drawooo:sub-view-size="15 43" draw:text-areas="0 0 ?f0 ?f1" svg:viewBox="0 0 0 0" draw:type="ooxml-non-primitive" draw:enhanced-path="M 0 1 C 1 0 2 0 4 0 L 15 43 0 1 Z N">
              <draw:equation draw:name="f0" draw:formula="logwidth"/>
              <draw:equation draw:name="f1" draw:formula="logheight"/>
            </draw:enhanced-geometry>
          </draw:custom-shape>
          <draw:custom-shape draw:name="Freeform 341" draw:style-name="gr14" draw:text-style-name="P8" draw:layer="layout" svg:width="2.47cm" svg:height="0.736cm" svg:x="7.285cm" svg:y="13.718cm">
            <text:p/>
            <draw:enhanced-geometry draw:mirror-horizontal="false" draw:mirror-vertical="false" drawooo:sub-view-size="453 135" draw:text-areas="0 0 ?f0 ?f1" svg:viewBox="0 0 0 0" draw:type="ooxml-non-primitive" draw:enhanced-path="M 5 135 L 3 125 0 115 448 0 451 10 453 20 5 135 Z N">
              <draw:equation draw:name="f0" draw:formula="logwidth"/>
              <draw:equation draw:name="f1" draw:formula="logheight"/>
            </draw:enhanced-geometry>
          </draw:custom-shape>
          <draw:custom-shape draw:name="Freeform 342" draw:style-name="gr14" draw:text-style-name="P8" draw:layer="layout" svg:width="0.342cm" svg:height="0.348cm" svg:x="3.059cm" svg:y="16.602cm">
            <text:p/>
            <draw:enhanced-geometry draw:mirror-horizontal="false" draw:mirror-vertical="false" drawooo:sub-view-size="63 64" draw:text-areas="0 0 ?f0 ?f1" svg:viewBox="0 0 0 0" draw:type="ooxml-non-primitive" draw:enhanced-path="M 0 32 L 31 64 63 32 31 0 0 32 Z N">
              <draw:equation draw:name="f0" draw:formula="logwidth"/>
              <draw:equation draw:name="f1" draw:formula="logheight"/>
            </draw:enhanced-geometry>
          </draw:custom-shape>
          <draw:custom-shape draw:name="Freeform 343" draw:style-name="gr15" draw:text-style-name="P8" draw:layer="layout" svg:width="0.342cm" svg:height="0.348cm" svg:x="3.059cm" svg:y="16.602cm">
            <text:p/>
            <draw:enhanced-geometry draw:mirror-horizontal="false" draw:mirror-vertical="false" drawooo:sub-view-size="63 64" draw:text-areas="0 0 ?f0 ?f1" svg:viewBox="0 0 0 0" draw:type="ooxml-non-primitive" draw:enhanced-path="M 0 32 L 31 64 63 32 31 0 0 32 N">
              <draw:equation draw:name="f0" draw:formula="logwidth"/>
              <draw:equation draw:name="f1" draw:formula="logheight"/>
            </draw:enhanced-geometry>
          </draw:custom-shape>
          <draw:custom-shape draw:name="Freeform 344" draw:style-name="gr14" draw:text-style-name="P8" draw:layer="layout" svg:width="0.342cm" svg:height="0.348cm" svg:x="3.871cm" svg:y="15.73cm">
            <text:p/>
            <draw:enhanced-geometry draw:mirror-horizontal="false" draw:mirror-vertical="false" drawooo:sub-view-size="63 64" draw:text-areas="0 0 ?f0 ?f1" svg:viewBox="0 0 0 0" draw:type="ooxml-non-primitive" draw:enhanced-path="M 0 32 L 32 64 63 32 32 0 0 32 Z N">
              <draw:equation draw:name="f0" draw:formula="logwidth"/>
              <draw:equation draw:name="f1" draw:formula="logheight"/>
            </draw:enhanced-geometry>
          </draw:custom-shape>
          <draw:custom-shape draw:name="Freeform 345" draw:style-name="gr15" draw:text-style-name="P8" draw:layer="layout" svg:width="0.342cm" svg:height="0.348cm" svg:x="3.871cm" svg:y="15.73cm">
            <text:p/>
            <draw:enhanced-geometry draw:mirror-horizontal="false" draw:mirror-vertical="false" drawooo:sub-view-size="63 64" draw:text-areas="0 0 ?f0 ?f1" svg:viewBox="0 0 0 0" draw:type="ooxml-non-primitive" draw:enhanced-path="M 0 32 L 32 64 63 32 32 0 0 32 N">
              <draw:equation draw:name="f0" draw:formula="logwidth"/>
              <draw:equation draw:name="f1" draw:formula="logheight"/>
            </draw:enhanced-geometry>
          </draw:custom-shape>
          <draw:custom-shape draw:name="Freeform 346" draw:style-name="gr14" draw:text-style-name="P8" draw:layer="layout" svg:width="0.342cm" svg:height="0.347cm" svg:x="5.229cm" svg:y="14.896cm">
            <text:p/>
            <draw:enhanced-geometry draw:mirror-horizontal="false" draw:mirror-vertical="false" drawooo:sub-view-size="63 64" draw:text-areas="0 0 ?f0 ?f1" svg:viewBox="0 0 0 0" draw:type="ooxml-non-primitive" draw:enhanced-path="M 0 32 L 31 64 63 32 31 0 0 32 Z N">
              <draw:equation draw:name="f0" draw:formula="logwidth"/>
              <draw:equation draw:name="f1" draw:formula="logheight"/>
            </draw:enhanced-geometry>
          </draw:custom-shape>
          <draw:custom-shape draw:name="Freeform 347" draw:style-name="gr15" draw:text-style-name="P8" draw:layer="layout" svg:width="0.342cm" svg:height="0.347cm" svg:x="5.229cm" svg:y="14.896cm">
            <text:p/>
            <draw:enhanced-geometry draw:mirror-horizontal="false" draw:mirror-vertical="false" drawooo:sub-view-size="63 64" draw:text-areas="0 0 ?f0 ?f1" svg:viewBox="0 0 0 0" draw:type="ooxml-non-primitive" draw:enhanced-path="M 0 32 L 31 64 63 32 31 0 0 32 N">
              <draw:equation draw:name="f0" draw:formula="logwidth"/>
              <draw:equation draw:name="f1" draw:formula="logheight"/>
            </draw:enhanced-geometry>
          </draw:custom-shape>
          <draw:custom-shape draw:name="Freeform 348" draw:style-name="gr14" draw:text-style-name="P8" draw:layer="layout" svg:width="0.343cm" svg:height="0.342cm" svg:x="7.127cm" svg:y="14.23cm">
            <text:p/>
            <draw:enhanced-geometry draw:mirror-horizontal="false" draw:mirror-vertical="false" drawooo:sub-view-size="63 63" draw:text-areas="0 0 ?f0 ?f1" svg:viewBox="0 0 0 0" draw:type="ooxml-non-primitive" draw:enhanced-path="M 0 31 L 32 63 63 31 32 0 0 31 Z N">
              <draw:equation draw:name="f0" draw:formula="logwidth"/>
              <draw:equation draw:name="f1" draw:formula="logheight"/>
            </draw:enhanced-geometry>
          </draw:custom-shape>
          <draw:custom-shape draw:name="Freeform 349" draw:style-name="gr15" draw:text-style-name="P8" draw:layer="layout" svg:width="0.343cm" svg:height="0.342cm" svg:x="7.127cm" svg:y="14.23cm">
            <text:p/>
            <draw:enhanced-geometry draw:mirror-horizontal="false" draw:mirror-vertical="false" drawooo:sub-view-size="63 63" draw:text-areas="0 0 ?f0 ?f1" svg:viewBox="0 0 0 0" draw:type="ooxml-non-primitive" draw:enhanced-path="M 0 31 L 32 63 63 31 32 0 0 31 N">
              <draw:equation draw:name="f0" draw:formula="logwidth"/>
              <draw:equation draw:name="f1" draw:formula="logheight"/>
            </draw:enhanced-geometry>
          </draw:custom-shape>
          <draw:custom-shape draw:name="Freeform 350" draw:style-name="gr14" draw:text-style-name="P8" draw:layer="layout" svg:width="0.343cm" svg:height="0.348cm" svg:x="9.576cm" svg:y="13.597cm">
            <text:p/>
            <draw:enhanced-geometry draw:mirror-horizontal="false" draw:mirror-vertical="false" drawooo:sub-view-size="63 64" draw:text-areas="0 0 ?f0 ?f1" svg:viewBox="0 0 0 0" draw:type="ooxml-non-primitive" draw:enhanced-path="M 0 32 L 31 64 63 32 31 0 0 32 Z N">
              <draw:equation draw:name="f0" draw:formula="logwidth"/>
              <draw:equation draw:name="f1" draw:formula="logheight"/>
            </draw:enhanced-geometry>
          </draw:custom-shape>
          <draw:custom-shape draw:name="Freeform 351" draw:style-name="gr15" draw:text-style-name="P8" draw:layer="layout" svg:width="0.343cm" svg:height="0.348cm" svg:x="9.576cm" svg:y="13.597cm">
            <text:p/>
            <draw:enhanced-geometry draw:mirror-horizontal="false" draw:mirror-vertical="false" drawooo:sub-view-size="63 64" draw:text-areas="0 0 ?f0 ?f1" svg:viewBox="0 0 0 0" draw:type="ooxml-non-primitive" draw:enhanced-path="M 0 32 L 31 64 63 32 31 0 0 32 N">
              <draw:equation draw:name="f0" draw:formula="logwidth"/>
              <draw:equation draw:name="f1" draw:formula="logheight"/>
            </draw:enhanced-geometry>
          </draw:custom-shape>
          <draw:custom-shape draw:name="Freeform 352" draw:style-name="gr16" draw:text-style-name="P8" draw:layer="layout" svg:width="0.889cm" svg:height="0.871cm" svg:x="3.189cm" svg:y="15.987cm">
            <text:p/>
            <draw:enhanced-geometry draw:mirror-horizontal="false" draw:mirror-vertical="false" drawooo:sub-view-size="163 160" draw:text-areas="0 0 ?f0 ?f1" svg:viewBox="0 0 0 0" draw:type="ooxml-non-primitive" draw:enhanced-path="M 14 160 L 7 153 0 145 149 0 157 7 163 15 14 160 Z N">
              <draw:equation draw:name="f0" draw:formula="logwidth"/>
              <draw:equation draw:name="f1" draw:formula="logheight"/>
            </draw:enhanced-geometry>
          </draw:custom-shape>
          <draw:custom-shape draw:name="Freeform 353" draw:style-name="gr16" draw:text-style-name="P8" draw:layer="layout" svg:width="0.043cm" svg:height="0.043cm" svg:x="4.002cm" svg:y="15.981cm">
            <text:p/>
            <draw:enhanced-geometry draw:mirror-horizontal="false" draw:mirror-vertical="false" drawooo:sub-view-size="31 38" draw:text-areas="0 0 ?f0 ?f1" svg:viewBox="0 0 0 0" draw:type="ooxml-non-primitive" draw:enhanced-path="M 0 6 C 2 3 5 2 9 0 9 0 9 0 9 0 L 31 38 0 6 Z N">
              <draw:equation draw:name="f0" draw:formula="logwidth"/>
              <draw:equation draw:name="f1" draw:formula="logheight"/>
            </draw:enhanced-geometry>
          </draw:custom-shape>
          <draw:custom-shape draw:name="Freeform 354" draw:style-name="gr16" draw:text-style-name="P8" draw:layer="layout" svg:width="1.412cm" svg:height="0.85cm" svg:x="4.013cm" svg:y="15.223cm">
            <text:p/>
            <draw:enhanced-geometry draw:mirror-horizontal="false" draw:mirror-vertical="false" drawooo:sub-view-size="259 156" draw:text-areas="0 0 ?f0 ?f1" svg:viewBox="0 0 0 0" draw:type="ooxml-non-primitive" draw:enhanced-path="M 11 156 L 6 147 0 139 249 0 254 9 259 18 11 156 Z N">
              <draw:equation draw:name="f0" draw:formula="logwidth"/>
              <draw:equation draw:name="f1" draw:formula="logheight"/>
            </draw:enhanced-geometry>
          </draw:custom-shape>
          <draw:custom-shape draw:name="Freeform 355" draw:style-name="gr16" draw:text-style-name="P8" draw:layer="layout" svg:width="0.026cm" svg:height="0.048cm" svg:x="5.371cm" svg:y="15.223cm">
            <text:p/>
            <draw:enhanced-geometry draw:mirror-horizontal="false" draw:mirror-vertical="false" drawooo:sub-view-size="22 42" draw:text-areas="0 0 ?f0 ?f1" svg:viewBox="0 0 0 0" draw:type="ooxml-non-primitive" draw:enhanced-path="M 0 3 C 2 2 4 1 7 0 L 22 42 0 3 Z N">
              <draw:equation draw:name="f0" draw:formula="logwidth"/>
              <draw:equation draw:name="f1" draw:formula="logheight"/>
            </draw:enhanced-geometry>
          </draw:custom-shape>
          <draw:custom-shape draw:name="Freeform 356" draw:style-name="gr16" draw:text-style-name="P8" draw:layer="layout" svg:width="1.936cm" svg:height="0.823cm" svg:x="5.381cm" svg:y="14.502cm">
            <text:p/>
            <draw:enhanced-geometry draw:mirror-horizontal="false" draw:mirror-vertical="false" drawooo:sub-view-size="355 151" draw:text-areas="0 0 ?f0 ?f1" svg:viewBox="0 0 0 0" draw:type="ooxml-non-primitive" draw:enhanced-path="M 7 151 L 3 141 0 132 348 0 352 9 355 19 7 151 Z N">
              <draw:equation draw:name="f0" draw:formula="logwidth"/>
              <draw:equation draw:name="f1" draw:formula="logheight"/>
            </draw:enhanced-geometry>
          </draw:custom-shape>
          <draw:custom-shape draw:name="Freeform 357" draw:style-name="gr16" draw:text-style-name="P8" draw:layer="layout" svg:width="0.021cm" svg:height="0.053cm" svg:x="7.28cm" svg:y="14.497cm">
            <text:p/>
            <draw:enhanced-geometry draw:mirror-horizontal="false" draw:mirror-vertical="false" drawooo:sub-view-size="16 43" draw:text-areas="0 0 ?f0 ?f1" svg:viewBox="0 0 0 0" draw:type="ooxml-non-primitive" draw:enhanced-path="M 0 1 C 1 1 2 0 5 0 L 16 43 0 1 Z N">
              <draw:equation draw:name="f0" draw:formula="logwidth"/>
              <draw:equation draw:name="f1" draw:formula="logheight"/>
            </draw:enhanced-geometry>
          </draw:custom-shape>
          <draw:custom-shape draw:name="Freeform 358" draw:style-name="gr16" draw:text-style-name="P8" draw:layer="layout" svg:width="2.47cm" svg:height="0.767cm" svg:x="7.285cm" svg:y="13.838cm">
            <text:p/>
            <draw:enhanced-geometry draw:mirror-horizontal="false" draw:mirror-vertical="false" drawooo:sub-view-size="453 141" draw:text-areas="0 0 ?f0 ?f1" svg:viewBox="0 0 0 0" draw:type="ooxml-non-primitive" draw:enhanced-path="M 5 141 L 3 131 0 121 448 0 451 10 453 20 5 141 Z N">
              <draw:equation draw:name="f0" draw:formula="logwidth"/>
              <draw:equation draw:name="f1" draw:formula="logheight"/>
            </draw:enhanced-geometry>
          </draw:custom-shape>
          <draw:custom-shape draw:name="Rectangle 359" draw:style-name="gr17" draw:text-style-name="P8" draw:layer="layout" svg:width="0.342cm" svg:height="0.348cm" svg:x="3.059cm" svg:y="16.6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0" draw:style-name="gr18" draw:text-style-name="P8" draw:layer="layout" svg:width="0.342cm" svg:height="0.348cm" svg:x="3.059cm" svg:y="16.64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1" draw:style-name="gr17" draw:text-style-name="P8" draw:layer="layout" svg:width="0.342cm" svg:height="0.342cm" svg:x="3.871cm" svg:y="15.8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2" draw:style-name="gr18" draw:text-style-name="P8" draw:layer="layout" svg:width="0.342cm" svg:height="0.342cm" svg:x="3.871cm" svg:y="15.85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3" draw:style-name="gr17" draw:text-style-name="P8" draw:layer="layout" svg:width="0.342cm" svg:height="0.348cm" svg:x="5.229cm" svg:y="15.0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4" draw:style-name="gr18" draw:text-style-name="P8" draw:layer="layout" svg:width="0.342cm" svg:height="0.348cm" svg:x="5.229cm" svg:y="15.0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5" draw:style-name="gr17" draw:text-style-name="P8" draw:layer="layout" svg:width="0.343cm" svg:height="0.342cm" svg:x="7.127cm" svg:y="14.3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6" draw:style-name="gr18" draw:text-style-name="P8" draw:layer="layout" svg:width="0.343cm" svg:height="0.342cm" svg:x="7.127cm" svg:y="14.3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7" draw:style-name="gr17" draw:text-style-name="P8" draw:layer="layout" svg:width="0.343cm" svg:height="0.348cm" svg:x="9.576cm" svg:y="13.7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8" draw:style-name="gr18" draw:text-style-name="P8" draw:layer="layout" svg:width="0.343cm" svg:height="0.348cm" svg:x="9.576cm" svg:y="13.7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9" draw:style-name="gr58" draw:text-style-name="P10" draw:layer="layout" svg:width="0.146cm" svg:height="0.313cm" svg:x="2.982cm" svg:y="17.934cm">
            <text:p text:style-name="P9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0" draw:style-name="gr59" draw:text-style-name="P10" draw:layer="layout" svg:width="0.578cm" svg:height="0.313cm" svg:x="4.159cm" svg:y="17.934cm">
            <text:p text:style-name="P9"><text:span text:style-name="T11">2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1" draw:style-name="gr60" draw:text-style-name="P10" draw:layer="layout" svg:width="0.578cm" svg:height="0.313cm" svg:x="5.517cm" svg:y="17.934cm">
            <text:p text:style-name="P9"><text:span text:style-name="T11">4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2" draw:style-name="gr61" draw:text-style-name="P10" draw:layer="layout" svg:width="0.578cm" svg:height="0.313cm" svg:x="6.876cm" svg:y="17.934cm">
            <text:p text:style-name="P9"><text:span text:style-name="T11">6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3" draw:style-name="gr62" draw:text-style-name="P10" draw:layer="layout" svg:width="0.578cm" svg:height="0.313cm" svg:x="8.234cm" svg:y="17.934cm">
            <text:p text:style-name="P9"><text:span text:style-name="T11">8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4" draw:style-name="gr63" draw:text-style-name="P10" draw:layer="layout" svg:width="0.721cm" svg:height="0.313cm" svg:x="9.528cm" svg:y="17.934cm">
            <text:p text:style-name="P9"><text:span text:style-name="T11">1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5" draw:style-name="gr64" draw:text-style-name="P10" draw:layer="layout" svg:width="0.721cm" svg:height="0.313cm" svg:x="10.886cm" svg:y="17.934cm">
            <text:p text:style-name="P9"><text:span text:style-name="T11">12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6" draw:style-name="gr65" draw:text-style-name="P10" draw:layer="layout" svg:width="0.146cm" svg:height="0.313cm" svg:x="2.567cm" svg:y="17.421cm">
            <text:p text:style-name="P9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7" draw:style-name="gr66" draw:text-style-name="P10" draw:layer="layout" svg:width="0.291cm" svg:height="0.313cm" svg:x="2.432cm" svg:y="16.985cm">
            <text:p text:style-name="P9"><text:span text:style-name="T11">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8" draw:style-name="gr67" draw:text-style-name="P10" draw:layer="layout" svg:width="0.291cm" svg:height="0.313cm" svg:x="2.432cm" svg:y="16.548cm">
            <text:p text:style-name="P9"><text:span text:style-name="T11">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9" draw:style-name="gr68" draw:text-style-name="P10" draw:layer="layout" svg:width="0.291cm" svg:height="0.312cm" svg:x="2.432cm" svg:y="16.112cm">
            <text:p text:style-name="P9"><text:span text:style-name="T11">6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0" draw:style-name="gr69" draw:text-style-name="P10" draw:layer="layout" svg:width="0.291cm" svg:height="0.313cm" svg:x="2.432cm" svg:y="15.676cm">
            <text:p text:style-name="P9"><text:span text:style-name="T11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1" draw:style-name="gr70" draw:text-style-name="P10" draw:layer="layout" svg:width="0.433cm" svg:height="0.313cm" svg:x="2.298cm" svg:y="15.239cm">
            <text:p text:style-name="P9"><text:span text:style-name="T11">1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2" draw:style-name="gr71" draw:text-style-name="P10" draw:layer="layout" svg:width="0.433cm" svg:height="0.313cm" svg:x="2.298cm" svg:y="14.802cm">
            <text:p text:style-name="P9"><text:span text:style-name="T11">12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3" draw:style-name="gr72" draw:text-style-name="P10" draw:layer="layout" svg:width="0.433cm" svg:height="0.313cm" svg:x="2.298cm" svg:y="14.367cm">
            <text:p text:style-name="P9"><text:span text:style-name="T11">1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4" draw:style-name="gr73" draw:text-style-name="P10" draw:layer="layout" svg:width="0.433cm" svg:height="0.313cm" svg:x="2.298cm" svg:y="13.925cm">
            <text:p text:style-name="P9"><text:span text:style-name="T11">16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5" draw:style-name="gr74" draw:text-style-name="P10" draw:layer="layout" svg:width="0.433cm" svg:height="0.313cm" svg:x="2.298cm" svg:y="13.494cm">
            <text:p text:style-name="P9"><text:span text:style-name="T11">1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6" draw:style-name="gr75" draw:text-style-name="P10" draw:layer="layout" svg:width="0.433cm" svg:height="0.312cm" svg:x="2.298cm" svg:y="13.058cm">
            <text:p text:style-name="P9"><text:span text:style-name="T11">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7" draw:style-name="gr76" draw:text-style-name="P10" draw:layer="layout" svg:width="3.185cm" svg:height="0.625cm" svg:x="4.995cm" svg:y="11.394cm">
            <text:p text:style-name="P9"><text:span text:style-name="T8">Težina puta/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8" draw:style-name="gr77" draw:text-style-name="P10" draw:layer="layout" svg:width="7.196cm" svg:height="0.534cm" svg:x="3.18cm" svg:y="12.201cm">
            <text:p text:style-name="P9"><text:span text:style-name="T10">mapa sa objetima, </text:span><text:span text:style-name="T9">vidokrug=stranica/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89" draw:style-name="gr16" draw:text-style-name="P8" draw:layer="layout" svg:width="1.1cm" svg:height="0.114cm" svg:x="11.442cm" svg:y="14.939cm">
            <text:p/>
            <draw:enhanced-geometry draw:mirror-horizontal="false" draw:mirror-vertical="false" drawooo:sub-view-size="202 21" draw:text-areas="0 0 ?f0 ?f1" svg:viewBox="0 0 0 0" draw:type="ooxml-non-primitive" draw:enhanced-path="M 0 21 L 0 10 0 0 202 0 202 10 202 21 0 21 Z N">
              <draw:equation draw:name="f0" draw:formula="logwidth"/>
              <draw:equation draw:name="f1" draw:formula="logheight"/>
            </draw:enhanced-geometry>
          </draw:custom-shape>
          <draw:custom-shape draw:name="Rectangle 390" draw:style-name="gr17" draw:text-style-name="P8" draw:layer="layout" svg:width="0.174cm" svg:height="0.174cm" svg:x="11.905cm" svg:y="14.9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1" draw:style-name="gr18" draw:text-style-name="P8" draw:layer="layout" svg:width="0.174cm" svg:height="0.174cm" svg:x="11.905cm" svg:y="14.9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392" draw:style-name="gr14" draw:text-style-name="P8" draw:layer="layout" svg:width="1.1cm" svg:height="0.108cm" svg:x="11.442cm" svg:y="15.414cm">
            <text:p/>
            <draw:enhanced-geometry draw:mirror-horizontal="false" draw:mirror-vertical="false" drawooo:sub-view-size="202 20" draw:text-areas="0 0 ?f0 ?f1" svg:viewBox="0 0 0 0" draw:type="ooxml-non-primitive" draw:enhanced-path="M 0 20 L 0 10 0 0 202 0 202 10 202 20 0 20 Z N">
              <draw:equation draw:name="f0" draw:formula="logwidth"/>
              <draw:equation draw:name="f1" draw:formula="logheight"/>
            </draw:enhanced-geometry>
          </draw:custom-shape>
          <draw:custom-shape draw:name="Freeform 393" draw:style-name="gr14" draw:text-style-name="P8" draw:layer="layout" svg:width="0.174cm" svg:height="0.174cm" svg:x="11.905cm" svg:y="15.381cm">
            <text:p/>
            <draw:enhanced-geometry draw:mirror-horizontal="false" draw:mirror-vertical="false" drawooo:sub-view-size="32 32" draw:text-areas="0 0 ?f0 ?f1" svg:viewBox="0 0 0 0" draw:type="ooxml-non-primitive" draw:enhanced-path="M 0 16 L 16 32 32 16 16 0 0 16 Z N">
              <draw:equation draw:name="f0" draw:formula="logwidth"/>
              <draw:equation draw:name="f1" draw:formula="logheight"/>
            </draw:enhanced-geometry>
          </draw:custom-shape>
          <draw:custom-shape draw:name="Freeform 394" draw:style-name="gr15" draw:text-style-name="P8" draw:layer="layout" svg:width="0.174cm" svg:height="0.174cm" svg:x="11.905cm" svg:y="15.381cm">
            <text:p/>
            <draw:enhanced-geometry draw:mirror-horizontal="false" draw:mirror-vertical="false" drawooo:sub-view-size="32 32" draw:text-areas="0 0 ?f0 ?f1" svg:viewBox="0 0 0 0" draw:type="ooxml-non-primitive" draw:enhanced-path="M 0 16 L 16 32 32 16 16 0 0 16 N">
              <draw:equation draw:name="f0" draw:formula="logwidth"/>
              <draw:equation draw:name="f1" draw:formula="logheight"/>
            </draw:enhanced-geometry>
          </draw:custom-shape>
          <draw:custom-shape draw:name="Rectangle 395" draw:style-name="gr78" draw:text-style-name="P10" draw:layer="layout" svg:width="0.475cm" svg:height="0.535cm" svg:x="12.639cm" svg:y="14.819cm">
            <text:p text:style-name="P9"><text:span text:style-name="T10">A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6" draw:style-name="gr79" draw:text-style-name="P10" draw:layer="layout" svg:width="1.865cm" svg:height="0.537cm" svg:x="12.68cm" svg:y="15.31cm">
            <text:p text:style-name="P9"><text:span text:style-name="T10">Intuitivn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7" draw:style-name="gr80" draw:text-style-name="P10" draw:layer="layout" svg:width="1.744cm" svg:height="0.535cm" svg:x="6.159cm" svg:y="18.506cm">
            <text:p text:style-name="P9"><text:span text:style-name="T10">Površin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8" draw:style-name="gr81" draw:text-style-name="P10" draw:layer="layout" svg:width="2.306cm" svg:height="0.535cm" draw:transform="rotate (1.5707963267949) translate (1.54cm 16.637cm)">
            <text:p text:style-name="P9"><text:span text:style-name="T10">Težina pu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zultati</text:p>
          </draw:text-box>
        </draw:frame>
        <draw:frame presentation:style-name="pr6" draw:layer="layout" svg:width="25.2cm" svg:height="12.179cm" svg:x="1.4cm" svg:y="5.3cm" presentation:class="outline" presentation:user-transformed="true">
          <draw:text-box>
            <text:list text:style-name="L2">
              <text:list-item>
                <text:p>Primećeno je da je za veće vidokruge grafik intuitivnog algoritma pravilniji, dok se sa manjim vidkoruzima pojavljuju neočekivana odstupanja</text:p>
              </text:list-item>
            </text:list>
          </draw:text-box>
        </draw:frame>
        <draw:g draw:name="Group 499">
          <draw:custom-shape draw:name="AutoShape 498" draw:style-name="gr6" draw:text-style-name="P8" draw:layer="layout" svg:width="20.409cm" svg:height="10.057cm" svg:x="3.5cm" svg:y="9.54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500" draw:style-name="gr7" draw:text-style-name="P8" draw:layer="layout" svg:width="20.395cm" svg:height="9.963cm" svg:x="3.5cm" svg:y="9.543cm">
            <text:p/>
            <draw:enhanced-geometry draw:mirror-horizontal="false" draw:mirror-vertical="false" drawooo:sub-view-size="4356 2128" draw:text-areas="0 0 ?f0 ?f1" svg:viewBox="0 0 0 0" draw:type="ooxml-non-primitive" draw:enhanced-path="M 2178 2128 L 0 2128 0 0 4356 0 4356 2128 2178 2128 Z N">
              <draw:equation draw:name="f0" draw:formula="logwidth"/>
              <draw:equation draw:name="f1" draw:formula="logheight"/>
            </draw:enhanced-geometry>
          </draw:custom-shape>
          <draw:custom-shape draw:name="Freeform 501" draw:style-name="gr8" draw:text-style-name="P8" draw:layer="layout" svg:width="15.006cm" svg:height="5.97cm" svg:x="5.841cm" svg:y="11.813cm">
            <text:p/>
            <draw:enhanced-geometry draw:mirror-horizontal="false" draw:mirror-vertical="false" drawooo:sub-view-size="3205 1275" draw:text-areas="0 0 ?f0 ?f1" svg:viewBox="0 0 0 0" draw:type="ooxml-non-primitive" draw:enhanced-path="M 1603 1275 L 0 1275 0 0 3205 0 3205 1275 1603 1275 N">
              <draw:equation draw:name="f0" draw:formula="logwidth"/>
              <draw:equation draw:name="f1" draw:formula="logheight"/>
            </draw:enhanced-geometry>
          </draw:custom-shape>
          <draw:line draw:name="Line 502" draw:style-name="gr9" draw:text-style-name="P8" draw:layer="layout" svg:x1="20.848cm" svg:y1="17.783cm" svg:x2="5.84cm" svg:y2="17.788cm">
            <text:p/>
          </draw:line>
          <draw:line draw:name="Line 503" draw:style-name="gr9" draw:text-style-name="P8" draw:layer="layout" svg:x1="20.848cm" svg:y1="16.589cm" svg:x2="5.84cm" svg:y2="16.594cm">
            <text:p/>
          </draw:line>
          <draw:line draw:name="Line 504" draw:style-name="gr9" draw:text-style-name="P8" draw:layer="layout" svg:x1="20.848cm" svg:y1="15.395cm" svg:x2="5.84cm" svg:y2="15.4cm">
            <text:p/>
          </draw:line>
          <draw:line draw:name="Line 505" draw:style-name="gr9" draw:text-style-name="P8" draw:layer="layout" svg:x1="20.848cm" svg:y1="14.201cm" svg:x2="5.84cm" svg:y2="14.205cm">
            <text:p/>
          </draw:line>
          <draw:line draw:name="Line 506" draw:style-name="gr9" draw:text-style-name="P8" draw:layer="layout" svg:x1="20.848cm" svg:y1="13.007cm" svg:x2="5.84cm" svg:y2="13.011cm">
            <text:p/>
          </draw:line>
          <draw:line draw:name="Line 507" draw:style-name="gr9" draw:text-style-name="P8" draw:layer="layout" svg:x1="20.848cm" svg:y1="11.813cm" svg:x2="5.84cm" svg:y2="11.817cm">
            <text:p/>
          </draw:line>
          <draw:line draw:name="Line 508" draw:style-name="gr9" draw:text-style-name="P8" draw:layer="layout" svg:x1="5.84cm" svg:y1="17.961cm" svg:x2="5.845cm" svg:y2="17.783cm">
            <text:p/>
          </draw:line>
          <draw:line draw:name="Line 509" draw:style-name="gr9" draw:text-style-name="P8" draw:layer="layout" svg:x1="5.84cm" svg:y1="17.961cm" svg:x2="5.845cm" svg:y2="17.783cm">
            <text:p/>
          </draw:line>
          <draw:line draw:name="Line 510" draw:style-name="gr9" draw:text-style-name="P8" draw:layer="layout" svg:x1="8.341cm" svg:y1="17.961cm" svg:x2="8.346cm" svg:y2="17.783cm">
            <text:p/>
          </draw:line>
          <draw:line draw:name="Line 511" draw:style-name="gr9" draw:text-style-name="P8" draw:layer="layout" svg:x1="8.341cm" svg:y1="17.961cm" svg:x2="8.346cm" svg:y2="17.783cm">
            <text:p/>
          </draw:line>
          <draw:line draw:name="Line 512" draw:style-name="gr9" draw:text-style-name="P8" draw:layer="layout" svg:x1="10.842cm" svg:y1="17.961cm" svg:x2="10.846cm" svg:y2="17.783cm">
            <text:p/>
          </draw:line>
          <draw:line draw:name="Line 513" draw:style-name="gr9" draw:text-style-name="P8" draw:layer="layout" svg:x1="10.842cm" svg:y1="17.961cm" svg:x2="10.846cm" svg:y2="17.783cm">
            <text:p/>
          </draw:line>
          <draw:line draw:name="Line 514" draw:style-name="gr9" draw:text-style-name="P8" draw:layer="layout" svg:x1="13.347cm" svg:y1="17.961cm" svg:x2="13.351cm" svg:y2="17.783cm">
            <text:p/>
          </draw:line>
          <draw:line draw:name="Line 515" draw:style-name="gr9" draw:text-style-name="P8" draw:layer="layout" svg:x1="13.347cm" svg:y1="17.961cm" svg:x2="13.351cm" svg:y2="17.783cm">
            <text:p/>
          </draw:line>
          <draw:line draw:name="Line 516" draw:style-name="gr9" draw:text-style-name="P8" draw:layer="layout" svg:x1="15.846cm" svg:y1="17.961cm" svg:x2="15.851cm" svg:y2="17.783cm">
            <text:p/>
          </draw:line>
          <draw:line draw:name="Line 517" draw:style-name="gr9" draw:text-style-name="P8" draw:layer="layout" svg:x1="15.846cm" svg:y1="17.961cm" svg:x2="15.851cm" svg:y2="17.783cm">
            <text:p/>
          </draw:line>
          <draw:line draw:name="Line 518" draw:style-name="gr9" draw:text-style-name="P8" draw:layer="layout" svg:x1="18.347cm" svg:y1="17.961cm" svg:x2="18.351cm" svg:y2="17.783cm">
            <text:p/>
          </draw:line>
          <draw:line draw:name="Line 519" draw:style-name="gr9" draw:text-style-name="P8" draw:layer="layout" svg:x1="18.347cm" svg:y1="17.961cm" svg:x2="18.351cm" svg:y2="17.783cm">
            <text:p/>
          </draw:line>
          <draw:line draw:name="Line 520" draw:style-name="gr9" draw:text-style-name="P8" draw:layer="layout" svg:x1="20.848cm" svg:y1="17.961cm" svg:x2="20.852cm" svg:y2="17.783cm">
            <text:p/>
          </draw:line>
          <draw:line draw:name="Line 521" draw:style-name="gr9" draw:text-style-name="P8" draw:layer="layout" svg:x1="20.848cm" svg:y1="17.961cm" svg:x2="20.852cm" svg:y2="17.783cm">
            <text:p/>
          </draw:line>
          <draw:line draw:name="Line 522" draw:style-name="gr9" draw:text-style-name="P8" draw:layer="layout" svg:x1="5.84cm" svg:y1="17.783cm" svg:x2="20.848cm" svg:y2="17.788cm">
            <text:p/>
          </draw:line>
          <draw:line draw:name="Line 523" draw:style-name="gr9" draw:text-style-name="P8" draw:layer="layout" svg:x1="5.663cm" svg:y1="17.783cm" svg:x2="5.84cm" svg:y2="17.788cm">
            <text:p/>
          </draw:line>
          <draw:line draw:name="Line 524" draw:style-name="gr9" draw:text-style-name="P8" draw:layer="layout" svg:x1="5.663cm" svg:y1="17.783cm" svg:x2="5.84cm" svg:y2="17.788cm">
            <text:p/>
          </draw:line>
          <draw:line draw:name="Line 525" draw:style-name="gr9" draw:text-style-name="P8" draw:layer="layout" svg:x1="5.663cm" svg:y1="16.589cm" svg:x2="5.84cm" svg:y2="16.594cm">
            <text:p/>
          </draw:line>
          <draw:line draw:name="Line 526" draw:style-name="gr9" draw:text-style-name="P8" draw:layer="layout" svg:x1="5.663cm" svg:y1="16.589cm" svg:x2="5.84cm" svg:y2="16.594cm">
            <text:p/>
          </draw:line>
          <draw:line draw:name="Line 527" draw:style-name="gr9" draw:text-style-name="P8" draw:layer="layout" svg:x1="5.663cm" svg:y1="15.395cm" svg:x2="5.84cm" svg:y2="15.4cm">
            <text:p/>
          </draw:line>
          <draw:line draw:name="Line 528" draw:style-name="gr9" draw:text-style-name="P8" draw:layer="layout" svg:x1="5.663cm" svg:y1="15.395cm" svg:x2="5.84cm" svg:y2="15.4cm">
            <text:p/>
          </draw:line>
          <draw:line draw:name="Line 529" draw:style-name="gr9" draw:text-style-name="P8" draw:layer="layout" svg:x1="5.663cm" svg:y1="14.201cm" svg:x2="5.84cm" svg:y2="14.205cm">
            <text:p/>
          </draw:line>
          <draw:line draw:name="Line 530" draw:style-name="gr9" draw:text-style-name="P8" draw:layer="layout" svg:x1="5.663cm" svg:y1="14.201cm" svg:x2="5.84cm" svg:y2="14.205cm">
            <text:p/>
          </draw:line>
          <draw:line draw:name="Line 531" draw:style-name="gr9" draw:text-style-name="P8" draw:layer="layout" svg:x1="5.663cm" svg:y1="13.007cm" svg:x2="5.84cm" svg:y2="13.011cm">
            <text:p/>
          </draw:line>
          <draw:line draw:name="Line 532" draw:style-name="gr9" draw:text-style-name="P8" draw:layer="layout" svg:x1="5.663cm" svg:y1="13.007cm" svg:x2="5.84cm" svg:y2="13.011cm">
            <text:p/>
          </draw:line>
          <draw:line draw:name="Line 533" draw:style-name="gr9" draw:text-style-name="P8" draw:layer="layout" svg:x1="5.663cm" svg:y1="11.813cm" svg:x2="5.84cm" svg:y2="11.817cm">
            <text:p/>
          </draw:line>
          <draw:line draw:name="Line 534" draw:style-name="gr9" draw:text-style-name="P8" draw:layer="layout" svg:x1="5.663cm" svg:y1="11.813cm" svg:x2="5.84cm" svg:y2="11.817cm">
            <text:p/>
          </draw:line>
          <draw:line draw:name="Line 535" draw:style-name="gr9" draw:text-style-name="P8" draw:layer="layout" svg:x1="5.84cm" svg:y1="17.782cm" svg:x2="5.845cm" svg:y2="11.813cm">
            <text:p/>
          </draw:line>
          <draw:custom-shape draw:name="Freeform 536" draw:style-name="gr82" draw:text-style-name="P8" draw:layer="layout" svg:width="1.567cm" svg:height="1.591cm" svg:x="6.309cm" svg:y="15.19cm">
            <text:p/>
            <draw:enhanced-geometry draw:mirror-horizontal="false" draw:mirror-vertical="false" drawooo:sub-view-size="335 340" draw:text-areas="0 0 ?f0 ?f1" svg:viewBox="0 0 0 0" draw:type="ooxml-non-primitive" draw:enhanced-path="M 14 340 L 7 333 0 326 320 0 328 7 335 14 14 340 Z N">
              <draw:equation draw:name="f0" draw:formula="logwidth"/>
              <draw:equation draw:name="f1" draw:formula="logheight"/>
            </draw:enhanced-geometry>
          </draw:custom-shape>
          <draw:custom-shape draw:name="Freeform 537" draw:style-name="gr82" draw:text-style-name="P8" draw:layer="layout" svg:width="0.036cm" svg:height="0.046cm" svg:x="7.808cm" svg:y="15.175cm">
            <text:p/>
            <draw:enhanced-geometry draw:mirror-horizontal="false" draw:mirror-vertical="false" drawooo:sub-view-size="32 44" draw:text-areas="0 0 ?f0 ?f1" svg:viewBox="0 0 0 0" draw:type="ooxml-non-primitive" draw:enhanced-path="M 0 13 C 3 10 5 8 9 6 14 2 19 1 25 0 L 32 44 0 13 Z N">
              <draw:equation draw:name="f0" draw:formula="logwidth"/>
              <draw:equation draw:name="f1" draw:formula="logheight"/>
            </draw:enhanced-geometry>
          </draw:custom-shape>
          <draw:custom-shape draw:name="Freeform 538" draw:style-name="gr82" draw:text-style-name="P8" draw:layer="layout" svg:width="2.513cm" svg:height="0.473cm" svg:x="7.836cm" svg:y="14.796cm">
            <text:p/>
            <draw:enhanced-geometry draw:mirror-horizontal="false" draw:mirror-vertical="false" drawooo:sub-view-size="537 101" draw:text-areas="0 0 ?f0 ?f1" svg:viewBox="0 0 0 0" draw:type="ooxml-non-primitive" draw:enhanced-path="M 3 101 L 2 91 0 81 534 0 536 10 537 20 3 101 Z N">
              <draw:equation draw:name="f0" draw:formula="logwidth"/>
              <draw:equation draw:name="f1" draw:formula="logheight"/>
            </draw:enhanced-geometry>
          </draw:custom-shape>
          <draw:custom-shape draw:name="Freeform 539" draw:style-name="gr82" draw:text-style-name="P8" draw:layer="layout" svg:width="0.013cm" svg:height="0.046cm" svg:x="10.346cm" svg:y="14.843cm">
            <text:p/>
            <draw:enhanced-geometry draw:mirror-horizontal="false" draw:mirror-vertical="false" drawooo:sub-view-size="14 44" draw:text-areas="0 0 ?f0 ?f1" svg:viewBox="0 0 0 0" draw:type="ooxml-non-primitive" draw:enhanced-path="M 14 42 C 11 43 9 44 7 44 L 0 0 14 42 Z N">
              <draw:equation draw:name="f0" draw:formula="logwidth"/>
              <draw:equation draw:name="f1" draw:formula="logheight"/>
            </draw:enhanced-geometry>
          </draw:custom-shape>
          <draw:custom-shape draw:name="Freeform 540" draw:style-name="gr82" draw:text-style-name="P8" draw:layer="layout" svg:width="3.534cm" svg:height="1.221cm" svg:x="10.327cm" svg:y="13.663cm">
            <text:p/>
            <draw:enhanced-geometry draw:mirror-horizontal="false" draw:mirror-vertical="false" drawooo:sub-view-size="755 261" draw:text-areas="0 0 ?f0 ?f1" svg:viewBox="0 0 0 0" draw:type="ooxml-non-primitive" draw:enhanced-path="M 7 261 L 4 252 0 242 748 0 752 10 755 19 7 261 Z N">
              <draw:equation draw:name="f0" draw:formula="logwidth"/>
              <draw:equation draw:name="f1" draw:formula="logheight"/>
            </draw:enhanced-geometry>
          </draw:custom-shape>
          <draw:custom-shape draw:name="Freeform 541" draw:style-name="gr82" draw:text-style-name="P8" draw:layer="layout" svg:width="0.018cm" svg:height="0.046cm" svg:x="13.829cm" svg:y="13.663cm">
            <text:p/>
            <draw:enhanced-geometry draw:mirror-horizontal="false" draw:mirror-vertical="false" drawooo:sub-view-size="14 43" draw:text-areas="0 0 ?f0 ?f1" svg:viewBox="0 0 0 0" draw:type="ooxml-non-primitive" draw:enhanced-path="M 0 1 C 1 0 2 0 3 0 L 14 43 0 1 Z N">
              <draw:equation draw:name="f0" draw:formula="logwidth"/>
              <draw:equation draw:name="f1" draw:formula="logheight"/>
            </draw:enhanced-geometry>
          </draw:custom-shape>
          <draw:custom-shape draw:name="Freeform 542" draw:style-name="gr82" draw:text-style-name="P8" draw:layer="layout" svg:width="4.527cm" svg:height="1.184cm" svg:x="13.834cm" svg:y="12.567cm">
            <text:p/>
            <draw:enhanced-geometry draw:mirror-horizontal="false" draw:mirror-vertical="false" drawooo:sub-view-size="967 253" draw:text-areas="0 0 ?f0 ?f1" svg:viewBox="0 0 0 0" draw:type="ooxml-non-primitive" draw:enhanced-path="M 5 253 L 3 244 0 234 961 0 964 10 967 19 5 253 Z N">
              <draw:equation draw:name="f0" draw:formula="logwidth"/>
              <draw:equation draw:name="f1" draw:formula="logheight"/>
            </draw:enhanced-geometry>
          </draw:custom-shape>
          <draw:custom-shape draw:name="Freeform 543" draw:style-name="gr82" draw:text-style-name="P8" draw:layer="layout" svg:width="0.299cm" svg:height="0.294cm" svg:x="6.193cm" svg:y="16.603cm">
            <text:p/>
            <draw:enhanced-geometry draw:mirror-horizontal="false" draw:mirror-vertical="false" drawooo:sub-view-size="64 63" draw:text-areas="0 0 ?f0 ?f1" svg:viewBox="0 0 0 0" draw:type="ooxml-non-primitive" draw:enhanced-path="M 0 0 L 0 63 64 31 0 0 Z N">
              <draw:equation draw:name="f0" draw:formula="logwidth"/>
              <draw:equation draw:name="f1" draw:formula="logheight"/>
            </draw:enhanced-geometry>
          </draw:custom-shape>
          <draw:custom-shape draw:name="Freeform 544" draw:style-name="gr83" draw:text-style-name="P8" draw:layer="layout" svg:width="0.299cm" svg:height="0.294cm" svg:x="6.193cm" svg:y="16.603cm">
            <text:p/>
            <draw:enhanced-geometry draw:mirror-horizontal="false" draw:mirror-vertical="false" drawooo:sub-view-size="64 63" draw:text-areas="0 0 ?f0 ?f1" svg:viewBox="0 0 0 0" draw:type="ooxml-non-primitive" draw:enhanced-path="M 0 0 L 0 63 64 31 0 0 N">
              <draw:equation draw:name="f0" draw:formula="logwidth"/>
              <draw:equation draw:name="f1" draw:formula="logheight"/>
            </draw:enhanced-geometry>
          </draw:custom-shape>
          <draw:custom-shape draw:name="Freeform 545" draw:style-name="gr82" draw:text-style-name="P8" draw:layer="layout" svg:width="0.293cm" svg:height="0.294cm" svg:x="7.696cm" svg:y="15.077cm">
            <text:p/>
            <draw:enhanced-geometry draw:mirror-horizontal="false" draw:mirror-vertical="false" drawooo:sub-view-size="63 63" draw:text-areas="0 0 ?f0 ?f1" svg:viewBox="0 0 0 0" draw:type="ooxml-non-primitive" draw:enhanced-path="M 0 0 L 0 63 63 31 0 0 Z N">
              <draw:equation draw:name="f0" draw:formula="logwidth"/>
              <draw:equation draw:name="f1" draw:formula="logheight"/>
            </draw:enhanced-geometry>
          </draw:custom-shape>
          <draw:custom-shape draw:name="Freeform 546" draw:style-name="gr83" draw:text-style-name="P8" draw:layer="layout" svg:width="0.293cm" svg:height="0.294cm" svg:x="7.696cm" svg:y="15.077cm">
            <text:p/>
            <draw:enhanced-geometry draw:mirror-horizontal="false" draw:mirror-vertical="false" drawooo:sub-view-size="63 63" draw:text-areas="0 0 ?f0 ?f1" svg:viewBox="0 0 0 0" draw:type="ooxml-non-primitive" draw:enhanced-path="M 0 0 L 0 63 63 31 0 0 N">
              <draw:equation draw:name="f0" draw:formula="logwidth"/>
              <draw:equation draw:name="f1" draw:formula="logheight"/>
            </draw:enhanced-geometry>
          </draw:custom-shape>
          <draw:custom-shape draw:name="Freeform 547" draw:style-name="gr82" draw:text-style-name="P8" draw:layer="layout" svg:width="0.299cm" svg:height="0.294cm" svg:x="10.195cm" svg:y="14.693cm">
            <text:p/>
            <draw:enhanced-geometry draw:mirror-horizontal="false" draw:mirror-vertical="false" drawooo:sub-view-size="64 63" draw:text-areas="0 0 ?f0 ?f1" svg:viewBox="0 0 0 0" draw:type="ooxml-non-primitive" draw:enhanced-path="M 0 0 L 0 63 64 32 0 0 Z N">
              <draw:equation draw:name="f0" draw:formula="logwidth"/>
              <draw:equation draw:name="f1" draw:formula="logheight"/>
            </draw:enhanced-geometry>
          </draw:custom-shape>
          <draw:custom-shape draw:name="Freeform 548" draw:style-name="gr83" draw:text-style-name="P8" draw:layer="layout" svg:width="0.299cm" svg:height="0.294cm" svg:x="10.195cm" svg:y="14.693cm">
            <text:p/>
            <draw:enhanced-geometry draw:mirror-horizontal="false" draw:mirror-vertical="false" drawooo:sub-view-size="64 63" draw:text-areas="0 0 ?f0 ?f1" svg:viewBox="0 0 0 0" draw:type="ooxml-non-primitive" draw:enhanced-path="M 0 0 L 0 63 64 32 0 0 N">
              <draw:equation draw:name="f0" draw:formula="logwidth"/>
              <draw:equation draw:name="f1" draw:formula="logheight"/>
            </draw:enhanced-geometry>
          </draw:custom-shape>
          <draw:custom-shape draw:name="Freeform 549" draw:style-name="gr82" draw:text-style-name="P8" draw:layer="layout" svg:width="0.294cm" svg:height="0.294cm" svg:x="13.698cm" svg:y="13.56cm">
            <text:p/>
            <draw:enhanced-geometry draw:mirror-horizontal="false" draw:mirror-vertical="false" drawooo:sub-view-size="63 63" draw:text-areas="0 0 ?f0 ?f1" svg:viewBox="0 0 0 0" draw:type="ooxml-non-primitive" draw:enhanced-path="M 0 0 L 0 63 63 32 0 0 Z N">
              <draw:equation draw:name="f0" draw:formula="logwidth"/>
              <draw:equation draw:name="f1" draw:formula="logheight"/>
            </draw:enhanced-geometry>
          </draw:custom-shape>
          <draw:custom-shape draw:name="Freeform 550" draw:style-name="gr83" draw:text-style-name="P8" draw:layer="layout" svg:width="0.294cm" svg:height="0.294cm" svg:x="13.698cm" svg:y="13.56cm">
            <text:p/>
            <draw:enhanced-geometry draw:mirror-horizontal="false" draw:mirror-vertical="false" drawooo:sub-view-size="63 63" draw:text-areas="0 0 ?f0 ?f1" svg:viewBox="0 0 0 0" draw:type="ooxml-non-primitive" draw:enhanced-path="M 0 0 L 0 63 63 32 0 0 N">
              <draw:equation draw:name="f0" draw:formula="logwidth"/>
              <draw:equation draw:name="f1" draw:formula="logheight"/>
            </draw:enhanced-geometry>
          </draw:custom-shape>
          <draw:custom-shape draw:name="Freeform 551" draw:style-name="gr82" draw:text-style-name="P8" draw:layer="layout" svg:width="0.299cm" svg:height="0.294cm" svg:x="18.198cm" svg:y="12.465cm">
            <text:p/>
            <draw:enhanced-geometry draw:mirror-horizontal="false" draw:mirror-vertical="false" drawooo:sub-view-size="64 63" draw:text-areas="0 0 ?f0 ?f1" svg:viewBox="0 0 0 0" draw:type="ooxml-non-primitive" draw:enhanced-path="M 0 0 L 0 63 64 32 0 0 Z N">
              <draw:equation draw:name="f0" draw:formula="logwidth"/>
              <draw:equation draw:name="f1" draw:formula="logheight"/>
            </draw:enhanced-geometry>
          </draw:custom-shape>
          <draw:custom-shape draw:name="Freeform 552" draw:style-name="gr83" draw:text-style-name="P8" draw:layer="layout" svg:width="0.299cm" svg:height="0.294cm" svg:x="18.198cm" svg:y="12.465cm">
            <text:p/>
            <draw:enhanced-geometry draw:mirror-horizontal="false" draw:mirror-vertical="false" drawooo:sub-view-size="64 63" draw:text-areas="0 0 ?f0 ?f1" svg:viewBox="0 0 0 0" draw:type="ooxml-non-primitive" draw:enhanced-path="M 0 0 L 0 63 64 32 0 0 N">
              <draw:equation draw:name="f0" draw:formula="logwidth"/>
              <draw:equation draw:name="f1" draw:formula="logheight"/>
            </draw:enhanced-geometry>
          </draw:custom-shape>
          <draw:custom-shape draw:name="Freeform 553" draw:style-name="gr10" draw:text-style-name="P8" draw:layer="layout" svg:width="1.558cm" svg:height="1.141cm" svg:x="6.314cm" svg:y="15.761cm">
            <text:p/>
            <draw:enhanced-geometry draw:mirror-horizontal="false" draw:mirror-vertical="false" drawooo:sub-view-size="333 244" draw:text-areas="0 0 ?f0 ?f1" svg:viewBox="0 0 0 0" draw:type="ooxml-non-primitive" draw:enhanced-path="M 12 244 L 6 235 0 227 320 0 327 9 333 17 12 244 Z N">
              <draw:equation draw:name="f0" draw:formula="logwidth"/>
              <draw:equation draw:name="f1" draw:formula="logheight"/>
            </draw:enhanced-geometry>
          </draw:custom-shape>
          <draw:custom-shape draw:name="Freeform 554" draw:style-name="gr10" draw:text-style-name="P8" draw:layer="layout" svg:width="0.032cm" svg:height="0.046cm" svg:x="7.812cm" svg:y="15.756cm">
            <text:p/>
            <draw:enhanced-geometry draw:mirror-horizontal="false" draw:mirror-vertical="false" drawooo:sub-view-size="27 41" draw:text-areas="0 0 ?f0 ?f1" svg:viewBox="0 0 0 0" draw:type="ooxml-non-primitive" draw:enhanced-path="M 0 5 C 2 3 3 3 4 2 6 1 7 0 9 0 L 27 41 0 5 Z N">
              <draw:equation draw:name="f0" draw:formula="logwidth"/>
              <draw:equation draw:name="f1" draw:formula="logheight"/>
            </draw:enhanced-geometry>
          </draw:custom-shape>
          <draw:custom-shape draw:name="Freeform 555" draw:style-name="gr10" draw:text-style-name="P8" draw:layer="layout" svg:width="2.538cm" svg:height="1.161cm" svg:x="7.826cm" svg:y="14.683cm">
            <text:p/>
            <draw:enhanced-geometry draw:mirror-horizontal="false" draw:mirror-vertical="false" drawooo:sub-view-size="542 248" draw:text-areas="0 0 ?f0 ?f1" svg:viewBox="0 0 0 0" draw:type="ooxml-non-primitive" draw:enhanced-path="M 8 248 L 4 239 0 229 534 0 538 10 542 19 8 248 Z N">
              <draw:equation draw:name="f0" draw:formula="logwidth"/>
              <draw:equation draw:name="f1" draw:formula="logheight"/>
            </draw:enhanced-geometry>
          </draw:custom-shape>
          <draw:custom-shape draw:name="Freeform 556" draw:style-name="gr10" draw:text-style-name="P8" draw:layer="layout" svg:width="0.018cm" svg:height="0.051cm" svg:x="10.327cm" svg:y="14.679cm">
            <text:p/>
            <draw:enhanced-geometry draw:mirror-horizontal="false" draw:mirror-vertical="false" drawooo:sub-view-size="17 45" draw:text-areas="0 0 ?f0 ?f1" svg:viewBox="0 0 0 0" draw:type="ooxml-non-primitive" draw:enhanced-path="M 0 4 C 2 3 5 2 7 0 L 17 45 0 4 Z N">
              <draw:equation draw:name="f0" draw:formula="logwidth"/>
              <draw:equation draw:name="f1" draw:formula="logheight"/>
            </draw:enhanced-geometry>
          </draw:custom-shape>
          <draw:custom-shape draw:name="Freeform 557" draw:style-name="gr10" draw:text-style-name="P8" draw:layer="layout" svg:width="3.525cm" svg:height="0.875cm" svg:x="10.331cm" svg:y="13.902cm">
            <text:p/>
            <draw:enhanced-geometry draw:mirror-horizontal="false" draw:mirror-vertical="false" drawooo:sub-view-size="753 187" draw:text-areas="0 0 ?f0 ?f1" svg:viewBox="0 0 0 0" draw:type="ooxml-non-primitive" draw:enhanced-path="M 5 187 L 3 177 0 166 748 0 751 10 753 20 5 187 Z N">
              <draw:equation draw:name="f0" draw:formula="logwidth"/>
              <draw:equation draw:name="f1" draw:formula="logheight"/>
            </draw:enhanced-geometry>
          </draw:custom-shape>
          <draw:custom-shape draw:name="Freeform 558" draw:style-name="gr10" draw:text-style-name="P8" draw:layer="layout" svg:width="0.014cm" svg:height="0.046cm" svg:x="13.834cm" svg:y="13.902cm">
            <text:p/>
            <draw:enhanced-geometry draw:mirror-horizontal="false" draw:mirror-vertical="false" drawooo:sub-view-size="9 44" draw:text-areas="0 0 ?f0 ?f1" svg:viewBox="0 0 0 0" draw:type="ooxml-non-primitive" draw:enhanced-path="M 0 0 C 1 0 1 0 2 0 L 9 44 0 0 Z N">
              <draw:equation draw:name="f0" draw:formula="logwidth"/>
              <draw:equation draw:name="f1" draw:formula="logheight"/>
            </draw:enhanced-geometry>
          </draw:custom-shape>
          <draw:custom-shape draw:name="Freeform 559" draw:style-name="gr10" draw:text-style-name="P8" draw:layer="layout" svg:width="4.518cm" svg:height="0.847cm" svg:x="13.838cm" svg:y="13.148cm">
            <text:p/>
            <draw:enhanced-geometry draw:mirror-horizontal="false" draw:mirror-vertical="false" drawooo:sub-view-size="965 181" draw:text-areas="0 0 ?f0 ?f1" svg:viewBox="0 0 0 0" draw:type="ooxml-non-primitive" draw:enhanced-path="M 3 181 L 2 171 0 161 961 0 963 10 965 20 3 181 Z N">
              <draw:equation draw:name="f0" draw:formula="logwidth"/>
              <draw:equation draw:name="f1" draw:formula="logheight"/>
            </draw:enhanced-geometry>
          </draw:custom-shape>
          <draw:custom-shape draw:name="Freeform 560" draw:style-name="gr10" draw:text-style-name="P8" draw:layer="layout" svg:width="0.299cm" svg:height="0.294cm" svg:x="6.193cm" svg:y="16.716cm">
            <text:p/>
            <draw:enhanced-geometry draw:mirror-horizontal="false" draw:mirror-vertical="false" drawooo:sub-view-size="64 63" draw:text-areas="0 0 ?f0 ?f1" svg:viewBox="0 0 0 0" draw:type="ooxml-non-primitive" draw:enhanced-path="M 0 63 L 64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1" draw:style-name="gr11" draw:text-style-name="P8" draw:layer="layout" svg:width="0.299cm" svg:height="0.294cm" svg:x="6.193cm" svg:y="16.716cm">
            <text:p/>
            <draw:enhanced-geometry draw:mirror-horizontal="false" draw:mirror-vertical="false" drawooo:sub-view-size="64 63" draw:text-areas="0 0 ?f0 ?f1" svg:viewBox="0 0 0 0" draw:type="ooxml-non-primitive" draw:enhanced-path="M 0 63 L 64 63 32 0 0 63 N">
              <draw:equation draw:name="f0" draw:formula="logwidth"/>
              <draw:equation draw:name="f1" draw:formula="logheight"/>
            </draw:enhanced-geometry>
          </draw:custom-shape>
          <draw:custom-shape draw:name="Freeform 562" draw:style-name="gr10" draw:text-style-name="P8" draw:layer="layout" svg:width="0.293cm" svg:height="0.294cm" svg:x="7.696cm" svg:y="15.653cm">
            <text:p/>
            <draw:enhanced-geometry draw:mirror-horizontal="false" draw:mirror-vertical="false" drawooo:sub-view-size="63 63" draw:text-areas="0 0 ?f0 ?f1" svg:viewBox="0 0 0 0" draw:type="ooxml-non-primitive" draw:enhanced-path="M 0 63 L 63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3" draw:style-name="gr11" draw:text-style-name="P8" draw:layer="layout" svg:width="0.293cm" svg:height="0.294cm" svg:x="7.696cm" svg:y="15.653cm">
            <text:p/>
            <draw:enhanced-geometry draw:mirror-horizontal="false" draw:mirror-vertical="false" drawooo:sub-view-size="63 63" draw:text-areas="0 0 ?f0 ?f1" svg:viewBox="0 0 0 0" draw:type="ooxml-non-primitive" draw:enhanced-path="M 0 63 L 63 63 32 0 0 63 N">
              <draw:equation draw:name="f0" draw:formula="logwidth"/>
              <draw:equation draw:name="f1" draw:formula="logheight"/>
            </draw:enhanced-geometry>
          </draw:custom-shape>
          <draw:custom-shape draw:name="Freeform 564" draw:style-name="gr10" draw:text-style-name="P8" draw:layer="layout" svg:width="0.299cm" svg:height="0.294cm" svg:x="10.195cm" svg:y="14.581cm">
            <text:p/>
            <draw:enhanced-geometry draw:mirror-horizontal="false" draw:mirror-vertical="false" drawooo:sub-view-size="64 63" draw:text-areas="0 0 ?f0 ?f1" svg:viewBox="0 0 0 0" draw:type="ooxml-non-primitive" draw:enhanced-path="M 0 63 L 64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5" draw:style-name="gr11" draw:text-style-name="P8" draw:layer="layout" svg:width="0.299cm" svg:height="0.294cm" svg:x="10.195cm" svg:y="14.581cm">
            <text:p/>
            <draw:enhanced-geometry draw:mirror-horizontal="false" draw:mirror-vertical="false" drawooo:sub-view-size="64 63" draw:text-areas="0 0 ?f0 ?f1" svg:viewBox="0 0 0 0" draw:type="ooxml-non-primitive" draw:enhanced-path="M 0 63 L 64 63 32 0 0 63 N">
              <draw:equation draw:name="f0" draw:formula="logwidth"/>
              <draw:equation draw:name="f1" draw:formula="logheight"/>
            </draw:enhanced-geometry>
          </draw:custom-shape>
          <draw:custom-shape draw:name="Freeform 566" draw:style-name="gr10" draw:text-style-name="P8" draw:layer="layout" svg:width="0.294cm" svg:height="0.294cm" svg:x="13.698cm" svg:y="13.804cm">
            <text:p/>
            <draw:enhanced-geometry draw:mirror-horizontal="false" draw:mirror-vertical="false" drawooo:sub-view-size="63 63" draw:text-areas="0 0 ?f0 ?f1" svg:viewBox="0 0 0 0" draw:type="ooxml-non-primitive" draw:enhanced-path="M 0 63 L 63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7" draw:style-name="gr11" draw:text-style-name="P8" draw:layer="layout" svg:width="0.294cm" svg:height="0.294cm" svg:x="13.698cm" svg:y="13.804cm">
            <text:p/>
            <draw:enhanced-geometry draw:mirror-horizontal="false" draw:mirror-vertical="false" drawooo:sub-view-size="63 63" draw:text-areas="0 0 ?f0 ?f1" svg:viewBox="0 0 0 0" draw:type="ooxml-non-primitive" draw:enhanced-path="M 0 63 L 63 63 32 0 0 63 N">
              <draw:equation draw:name="f0" draw:formula="logwidth"/>
              <draw:equation draw:name="f1" draw:formula="logheight"/>
            </draw:enhanced-geometry>
          </draw:custom-shape>
          <draw:custom-shape draw:name="Freeform 568" draw:style-name="gr10" draw:text-style-name="P8" draw:layer="layout" svg:width="0.299cm" svg:height="0.294cm" svg:x="18.198cm" svg:y="13.05cm">
            <text:p/>
            <draw:enhanced-geometry draw:mirror-horizontal="false" draw:mirror-vertical="false" drawooo:sub-view-size="64 63" draw:text-areas="0 0 ?f0 ?f1" svg:viewBox="0 0 0 0" draw:type="ooxml-non-primitive" draw:enhanced-path="M 0 63 L 64 63 32 0 0 63 Z N">
              <draw:equation draw:name="f0" draw:formula="logwidth"/>
              <draw:equation draw:name="f1" draw:formula="logheight"/>
            </draw:enhanced-geometry>
          </draw:custom-shape>
          <draw:custom-shape draw:name="Freeform 569" draw:style-name="gr11" draw:text-style-name="P8" draw:layer="layout" svg:width="0.299cm" svg:height="0.294cm" svg:x="18.198cm" svg:y="13.05cm">
            <text:p/>
            <draw:enhanced-geometry draw:mirror-horizontal="false" draw:mirror-vertical="false" drawooo:sub-view-size="64 63" draw:text-areas="0 0 ?f0 ?f1" svg:viewBox="0 0 0 0" draw:type="ooxml-non-primitive" draw:enhanced-path="M 0 63 L 64 63 32 0 0 63 N">
              <draw:equation draw:name="f0" draw:formula="logwidth"/>
              <draw:equation draw:name="f1" draw:formula="logheight"/>
            </draw:enhanced-geometry>
          </draw:custom-shape>
          <draw:custom-shape draw:name="Freeform 570" draw:style-name="gr12" draw:text-style-name="P8" draw:layer="layout" svg:width="1.554cm" svg:height="1.137cm" svg:x="6.314cm" svg:y="15.685cm">
            <text:p/>
            <draw:enhanced-geometry draw:mirror-horizontal="false" draw:mirror-vertical="false" drawooo:sub-view-size="332 243" draw:text-areas="0 0 ?f0 ?f1" svg:viewBox="0 0 0 0" draw:type="ooxml-non-primitive" draw:enhanced-path="M 12 243 L 6 234 0 226 321 0 327 9 332 17 12 243 Z N">
              <draw:equation draw:name="f0" draw:formula="logwidth"/>
              <draw:equation draw:name="f1" draw:formula="logheight"/>
            </draw:enhanced-geometry>
          </draw:custom-shape>
          <draw:custom-shape draw:name="Freeform 571" draw:style-name="gr12" draw:text-style-name="P8" draw:layer="layout" svg:width="0.027cm" svg:height="0.046cm" svg:x="7.817cm" svg:y="15.681cm">
            <text:p/>
            <draw:enhanced-geometry draw:mirror-horizontal="false" draw:mirror-vertical="false" drawooo:sub-view-size="26 41" draw:text-areas="0 0 ?f0 ?f1" svg:viewBox="0 0 0 0" draw:type="ooxml-non-primitive" draw:enhanced-path="M 0 5 C 1 4 2 4 3 3 6 2 8 1 11 0 L 26 41 0 5 Z N">
              <draw:equation draw:name="f0" draw:formula="logwidth"/>
              <draw:equation draw:name="f1" draw:formula="logheight"/>
            </draw:enhanced-geometry>
          </draw:custom-shape>
          <draw:custom-shape draw:name="Freeform 572" draw:style-name="gr12" draw:text-style-name="P8" draw:layer="layout" svg:width="2.532cm" svg:height="0.927cm" svg:x="7.826cm" svg:y="14.843cm">
            <text:p/>
            <draw:enhanced-geometry draw:mirror-horizontal="false" draw:mirror-vertical="false" drawooo:sub-view-size="541 198" draw:text-areas="0 0 ?f0 ?f1" svg:viewBox="0 0 0 0" draw:type="ooxml-non-primitive" draw:enhanced-path="M 7 198 L 4 189 0 179 534 0 538 9 541 19 7 198 Z N">
              <draw:equation draw:name="f0" draw:formula="logwidth"/>
              <draw:equation draw:name="f1" draw:formula="logheight"/>
            </draw:enhanced-geometry>
          </draw:custom-shape>
          <draw:custom-shape draw:name="Freeform 573" draw:style-name="gr12" draw:text-style-name="P8" draw:layer="layout" svg:width="0.018cm" svg:height="0.046cm" svg:x="10.327cm" svg:y="14.838cm">
            <text:p/>
            <draw:enhanced-geometry draw:mirror-horizontal="false" draw:mirror-vertical="false" drawooo:sub-view-size="14 44" draw:text-areas="0 0 ?f0 ?f1" svg:viewBox="0 0 0 0" draw:type="ooxml-non-primitive" draw:enhanced-path="M 0 2 C 2 1 4 1 6 0 L 14 44 0 2 Z N">
              <draw:equation draw:name="f0" draw:formula="logwidth"/>
              <draw:equation draw:name="f1" draw:formula="logheight"/>
            </draw:enhanced-geometry>
          </draw:custom-shape>
          <draw:custom-shape draw:name="Freeform 574" draw:style-name="gr12" draw:text-style-name="P8" draw:layer="layout" svg:width="3.516cm" svg:height="0.725cm" svg:x="10.336cm" svg:y="14.206cm">
            <text:p/>
            <draw:enhanced-geometry draw:mirror-horizontal="false" draw:mirror-vertical="false" drawooo:sub-view-size="751 155" draw:text-areas="0 0 ?f0 ?f1" svg:viewBox="0 0 0 0" draw:type="ooxml-non-primitive" draw:enhanced-path="M 4 155 L 2 145 0 135 748 0 750 10 751 20 4 155 Z N">
              <draw:equation draw:name="f0" draw:formula="logwidth"/>
              <draw:equation draw:name="f1" draw:formula="logheight"/>
            </draw:enhanced-geometry>
          </draw:custom-shape>
          <draw:custom-shape draw:name="Freeform 575" draw:style-name="gr12" draw:text-style-name="P8" draw:layer="layout" svg:width="0.004cm" svg:height="0.046cm" svg:x="13.848cm" svg:y="14.253cm">
            <text:p/>
            <draw:enhanced-geometry draw:mirror-horizontal="false" draw:mirror-vertical="false" drawooo:sub-view-size="8 44" draw:text-areas="0 0 ?f0 ?f1" svg:viewBox="0 0 0 0" draw:type="ooxml-non-primitive" draw:enhanced-path="M 8 44 C 8 44 8 44 8 44 L 0 0 8 44 Z N">
              <draw:equation draw:name="f0" draw:formula="logwidth"/>
              <draw:equation draw:name="f1" draw:formula="logheight"/>
            </draw:enhanced-geometry>
          </draw:custom-shape>
          <draw:custom-shape draw:name="Freeform 576" draw:style-name="gr12" draw:text-style-name="P8" draw:layer="layout" svg:width="4.518cm" svg:height="0.927cm" svg:x="13.838cm" svg:y="13.372cm">
            <text:p/>
            <draw:enhanced-geometry draw:mirror-horizontal="false" draw:mirror-vertical="false" drawooo:sub-view-size="965 198" draw:text-areas="0 0 ?f0 ?f1" svg:viewBox="0 0 0 0" draw:type="ooxml-non-primitive" draw:enhanced-path="M 3 198 L 2 188 0 178 961 0 963 10 965 20 3 198 Z N">
              <draw:equation draw:name="f0" draw:formula="logwidth"/>
              <draw:equation draw:name="f1" draw:formula="logheight"/>
            </draw:enhanced-geometry>
          </draw:custom-shape>
          <draw:custom-shape draw:name="Freeform 577" draw:style-name="gr12" draw:text-style-name="P8" draw:layer="layout" svg:width="0.299cm" svg:height="0.293cm" svg:x="6.193cm" svg:y="16.637cm">
            <text:p/>
            <draw:enhanced-geometry draw:mirror-horizontal="false" draw:mirror-vertical="false" drawooo:sub-view-size="64 63" draw:text-areas="0 0 ?f0 ?f1" svg:viewBox="0 0 0 0" draw:type="ooxml-non-primitive" draw:enhanced-path="M 0 0 L 32 63 64 0 0 0 Z N">
              <draw:equation draw:name="f0" draw:formula="logwidth"/>
              <draw:equation draw:name="f1" draw:formula="logheight"/>
            </draw:enhanced-geometry>
          </draw:custom-shape>
          <draw:custom-shape draw:name="Freeform 578" draw:style-name="gr13" draw:text-style-name="P8" draw:layer="layout" svg:width="0.299cm" svg:height="0.293cm" svg:x="6.193cm" svg:y="16.637cm">
            <text:p/>
            <draw:enhanced-geometry draw:mirror-horizontal="false" draw:mirror-vertical="false" drawooo:sub-view-size="64 63" draw:text-areas="0 0 ?f0 ?f1" svg:viewBox="0 0 0 0" draw:type="ooxml-non-primitive" draw:enhanced-path="M 0 0 L 32 63 64 0 0 0 N">
              <draw:equation draw:name="f0" draw:formula="logwidth"/>
              <draw:equation draw:name="f1" draw:formula="logheight"/>
            </draw:enhanced-geometry>
          </draw:custom-shape>
          <draw:custom-shape draw:name="Freeform 579" draw:style-name="gr12" draw:text-style-name="P8" draw:layer="layout" svg:width="0.293cm" svg:height="0.294cm" svg:x="7.696cm" svg:y="15.578cm">
            <text:p/>
            <draw:enhanced-geometry draw:mirror-horizontal="false" draw:mirror-vertical="false" drawooo:sub-view-size="63 63" draw:text-areas="0 0 ?f0 ?f1" svg:viewBox="0 0 0 0" draw:type="ooxml-non-primitive" draw:enhanced-path="M 0 0 L 32 63 63 0 0 0 Z N">
              <draw:equation draw:name="f0" draw:formula="logwidth"/>
              <draw:equation draw:name="f1" draw:formula="logheight"/>
            </draw:enhanced-geometry>
          </draw:custom-shape>
          <draw:custom-shape draw:name="Freeform 580" draw:style-name="gr13" draw:text-style-name="P8" draw:layer="layout" svg:width="0.293cm" svg:height="0.294cm" svg:x="7.696cm" svg:y="15.578cm">
            <text:p/>
            <draw:enhanced-geometry draw:mirror-horizontal="false" draw:mirror-vertical="false" drawooo:sub-view-size="63 63" draw:text-areas="0 0 ?f0 ?f1" svg:viewBox="0 0 0 0" draw:type="ooxml-non-primitive" draw:enhanced-path="M 0 0 L 32 63 63 0 0 0 N">
              <draw:equation draw:name="f0" draw:formula="logwidth"/>
              <draw:equation draw:name="f1" draw:formula="logheight"/>
            </draw:enhanced-geometry>
          </draw:custom-shape>
          <draw:custom-shape draw:name="Freeform 581" draw:style-name="gr12" draw:text-style-name="P8" draw:layer="layout" svg:width="0.299cm" svg:height="0.294cm" svg:x="10.195cm" svg:y="14.74cm">
            <text:p/>
            <draw:enhanced-geometry draw:mirror-horizontal="false" draw:mirror-vertical="false" drawooo:sub-view-size="64 63" draw:text-areas="0 0 ?f0 ?f1" svg:viewBox="0 0 0 0" draw:type="ooxml-non-primitive" draw:enhanced-path="M 0 0 L 32 63 64 0 0 0 Z N">
              <draw:equation draw:name="f0" draw:formula="logwidth"/>
              <draw:equation draw:name="f1" draw:formula="logheight"/>
            </draw:enhanced-geometry>
          </draw:custom-shape>
          <draw:custom-shape draw:name="Freeform 582" draw:style-name="gr13" draw:text-style-name="P8" draw:layer="layout" svg:width="0.299cm" svg:height="0.294cm" svg:x="10.195cm" svg:y="14.74cm">
            <text:p/>
            <draw:enhanced-geometry draw:mirror-horizontal="false" draw:mirror-vertical="false" drawooo:sub-view-size="64 63" draw:text-areas="0 0 ?f0 ?f1" svg:viewBox="0 0 0 0" draw:type="ooxml-non-primitive" draw:enhanced-path="M 0 0 L 32 63 64 0 0 0 N">
              <draw:equation draw:name="f0" draw:formula="logwidth"/>
              <draw:equation draw:name="f1" draw:formula="logheight"/>
            </draw:enhanced-geometry>
          </draw:custom-shape>
          <draw:custom-shape draw:name="Freeform 583" draw:style-name="gr12" draw:text-style-name="P8" draw:layer="layout" svg:width="0.294cm" svg:height="0.294cm" svg:x="13.698cm" svg:y="14.108cm">
            <text:p/>
            <draw:enhanced-geometry draw:mirror-horizontal="false" draw:mirror-vertical="false" drawooo:sub-view-size="63 63" draw:text-areas="0 0 ?f0 ?f1" svg:viewBox="0 0 0 0" draw:type="ooxml-non-primitive" draw:enhanced-path="M 0 0 L 32 63 63 0 0 0 Z N">
              <draw:equation draw:name="f0" draw:formula="logwidth"/>
              <draw:equation draw:name="f1" draw:formula="logheight"/>
            </draw:enhanced-geometry>
          </draw:custom-shape>
          <draw:custom-shape draw:name="Freeform 584" draw:style-name="gr13" draw:text-style-name="P8" draw:layer="layout" svg:width="0.294cm" svg:height="0.294cm" svg:x="13.698cm" svg:y="14.108cm">
            <text:p/>
            <draw:enhanced-geometry draw:mirror-horizontal="false" draw:mirror-vertical="false" drawooo:sub-view-size="63 63" draw:text-areas="0 0 ?f0 ?f1" svg:viewBox="0 0 0 0" draw:type="ooxml-non-primitive" draw:enhanced-path="M 0 0 L 32 63 63 0 0 0 N">
              <draw:equation draw:name="f0" draw:formula="logwidth"/>
              <draw:equation draw:name="f1" draw:formula="logheight"/>
            </draw:enhanced-geometry>
          </draw:custom-shape>
          <draw:custom-shape draw:name="Freeform 585" draw:style-name="gr12" draw:text-style-name="P8" draw:layer="layout" svg:width="0.299cm" svg:height="0.294cm" svg:x="18.198cm" svg:y="13.275cm">
            <text:p/>
            <draw:enhanced-geometry draw:mirror-horizontal="false" draw:mirror-vertical="false" drawooo:sub-view-size="64 63" draw:text-areas="0 0 ?f0 ?f1" svg:viewBox="0 0 0 0" draw:type="ooxml-non-primitive" draw:enhanced-path="M 0 0 L 32 63 64 0 0 0 Z N">
              <draw:equation draw:name="f0" draw:formula="logwidth"/>
              <draw:equation draw:name="f1" draw:formula="logheight"/>
            </draw:enhanced-geometry>
          </draw:custom-shape>
          <draw:custom-shape draw:name="Freeform 586" draw:style-name="gr13" draw:text-style-name="P8" draw:layer="layout" svg:width="0.299cm" svg:height="0.294cm" svg:x="18.198cm" svg:y="13.275cm">
            <text:p/>
            <draw:enhanced-geometry draw:mirror-horizontal="false" draw:mirror-vertical="false" drawooo:sub-view-size="64 63" draw:text-areas="0 0 ?f0 ?f1" svg:viewBox="0 0 0 0" draw:type="ooxml-non-primitive" draw:enhanced-path="M 0 0 L 32 63 64 0 0 0 N">
              <draw:equation draw:name="f0" draw:formula="logwidth"/>
              <draw:equation draw:name="f1" draw:formula="logheight"/>
            </draw:enhanced-geometry>
          </draw:custom-shape>
          <draw:custom-shape draw:name="Freeform 587" draw:style-name="gr14" draw:text-style-name="P8" draw:layer="layout" svg:width="1.554cm" svg:height="1.048cm" svg:x="6.314cm" svg:y="15.845cm">
            <text:p/>
            <draw:enhanced-geometry draw:mirror-horizontal="false" draw:mirror-vertical="false" drawooo:sub-view-size="332 224" draw:text-areas="0 0 ?f0 ?f1" svg:viewBox="0 0 0 0" draw:type="ooxml-non-primitive" draw:enhanced-path="M 12 224 L 6 215 0 207 321 0 327 9 332 17 12 224 Z N">
              <draw:equation draw:name="f0" draw:formula="logwidth"/>
              <draw:equation draw:name="f1" draw:formula="logheight"/>
            </draw:enhanced-geometry>
          </draw:custom-shape>
          <draw:custom-shape draw:name="Freeform 588" draw:style-name="gr14" draw:text-style-name="P8" draw:layer="layout" svg:width="0.027cm" svg:height="0.046cm" svg:x="7.817cm" svg:y="15.84cm">
            <text:p/>
            <draw:enhanced-geometry draw:mirror-horizontal="false" draw:mirror-vertical="false" drawooo:sub-view-size="25 43" draw:text-areas="0 0 ?f0 ?f1" svg:viewBox="0 0 0 0" draw:type="ooxml-non-primitive" draw:enhanced-path="M 0 6 C 1 6 1 5 2 5 6 2 8 1 11 0 L 25 43 0 6 Z N">
              <draw:equation draw:name="f0" draw:formula="logwidth"/>
              <draw:equation draw:name="f1" draw:formula="logheight"/>
            </draw:enhanced-geometry>
          </draw:custom-shape>
          <draw:custom-shape draw:name="Freeform 589" draw:style-name="gr14" draw:text-style-name="P8" draw:layer="layout" svg:width="2.532cm" svg:height="0.856cm" svg:x="7.826cm" svg:y="15.077cm">
            <text:p/>
            <draw:enhanced-geometry draw:mirror-horizontal="false" draw:mirror-vertical="false" drawooo:sub-view-size="541 183" draw:text-areas="0 0 ?f0 ?f1" svg:viewBox="0 0 0 0" draw:type="ooxml-non-primitive" draw:enhanced-path="M 7 183 L 4 173 0 163 535 0 538 10 541 20 7 183 Z N">
              <draw:equation draw:name="f0" draw:formula="logwidth"/>
              <draw:equation draw:name="f1" draw:formula="logheight"/>
            </draw:enhanced-geometry>
          </draw:custom-shape>
          <draw:custom-shape draw:name="Freeform 590" draw:style-name="gr14" draw:text-style-name="P8" draw:layer="layout" svg:width="0.014cm" svg:height="0.046cm" svg:x="10.331cm" svg:y="15.077cm">
            <text:p/>
            <draw:enhanced-geometry draw:mirror-horizontal="false" draw:mirror-vertical="false" drawooo:sub-view-size="13 43" draw:text-areas="0 0 ?f0 ?f1" svg:viewBox="0 0 0 0" draw:type="ooxml-non-primitive" draw:enhanced-path="M 0 0 C 0 0 1 0 1 0 L 13 43 0 0 Z N">
              <draw:equation draw:name="f0" draw:formula="logwidth"/>
              <draw:equation draw:name="f1" draw:formula="logheight"/>
            </draw:enhanced-geometry>
          </draw:custom-shape>
          <draw:custom-shape draw:name="Freeform 591" draw:style-name="gr14" draw:text-style-name="P8" draw:layer="layout" svg:width="3.53cm" svg:height="1.072cm" svg:x="10.331cm" svg:y="14.098cm">
            <text:p/>
            <draw:enhanced-geometry draw:mirror-horizontal="false" draw:mirror-vertical="false" drawooo:sub-view-size="754 229" draw:text-areas="0 0 ?f0 ?f1" svg:viewBox="0 0 0 0" draw:type="ooxml-non-primitive" draw:enhanced-path="M 6 229 L 3 219 0 209 748 0 751 9 754 19 6 229 Z N">
              <draw:equation draw:name="f0" draw:formula="logwidth"/>
              <draw:equation draw:name="f1" draw:formula="logheight"/>
            </draw:enhanced-geometry>
          </draw:custom-shape>
          <draw:custom-shape draw:name="Freeform 592" draw:style-name="gr14" draw:text-style-name="P8" draw:layer="layout" svg:width="0.014cm" svg:height="0.046cm" svg:x="13.834cm" svg:y="14.094cm">
            <text:p/>
            <draw:enhanced-geometry draw:mirror-horizontal="false" draw:mirror-vertical="false" drawooo:sub-view-size="12 44" draw:text-areas="0 0 ?f0 ?f1" svg:viewBox="0 0 0 0" draw:type="ooxml-non-primitive" draw:enhanced-path="M 0 1 C 1 1 4 0 5 0 L 12 44 0 1 Z N">
              <draw:equation draw:name="f0" draw:formula="logwidth"/>
              <draw:equation draw:name="f1" draw:formula="logheight"/>
            </draw:enhanced-geometry>
          </draw:custom-shape>
          <draw:custom-shape draw:name="Freeform 593" draw:style-name="gr14" draw:text-style-name="P8" draw:layer="layout" svg:width="4.518cm" svg:height="0.843cm" svg:x="13.838cm" svg:y="13.344cm">
            <text:p/>
            <draw:enhanced-geometry draw:mirror-horizontal="false" draw:mirror-vertical="false" drawooo:sub-view-size="965 180" draw:text-areas="0 0 ?f0 ?f1" svg:viewBox="0 0 0 0" draw:type="ooxml-non-primitive" draw:enhanced-path="M 3 180 L 2 170 0 160 961 0 963 10 965 21 3 180 Z N">
              <draw:equation draw:name="f0" draw:formula="logwidth"/>
              <draw:equation draw:name="f1" draw:formula="logheight"/>
            </draw:enhanced-geometry>
          </draw:custom-shape>
          <draw:custom-shape draw:name="Freeform 594" draw:style-name="gr14" draw:text-style-name="P8" draw:layer="layout" svg:width="0.299cm" svg:height="0.294cm" svg:x="6.193cm" svg:y="16.707cm">
            <text:p/>
            <draw:enhanced-geometry draw:mirror-horizontal="false" draw:mirror-vertical="false" drawooo:sub-view-size="64 63" draw:text-areas="0 0 ?f0 ?f1" svg:viewBox="0 0 0 0" draw:type="ooxml-non-primitive" draw:enhanced-path="M 0 31 L 32 63 64 31 32 0 0 31 Z N">
              <draw:equation draw:name="f0" draw:formula="logwidth"/>
              <draw:equation draw:name="f1" draw:formula="logheight"/>
            </draw:enhanced-geometry>
          </draw:custom-shape>
          <draw:custom-shape draw:name="Freeform 595" draw:style-name="gr15" draw:text-style-name="P8" draw:layer="layout" svg:width="0.299cm" svg:height="0.294cm" svg:x="6.193cm" svg:y="16.707cm">
            <text:p/>
            <draw:enhanced-geometry draw:mirror-horizontal="false" draw:mirror-vertical="false" drawooo:sub-view-size="64 63" draw:text-areas="0 0 ?f0 ?f1" svg:viewBox="0 0 0 0" draw:type="ooxml-non-primitive" draw:enhanced-path="M 0 31 L 32 63 64 31 32 0 0 31 N">
              <draw:equation draw:name="f0" draw:formula="logwidth"/>
              <draw:equation draw:name="f1" draw:formula="logheight"/>
            </draw:enhanced-geometry>
          </draw:custom-shape>
          <draw:custom-shape draw:name="Freeform 596" draw:style-name="gr14" draw:text-style-name="P8" draw:layer="layout" svg:width="0.293cm" svg:height="0.294cm" svg:x="7.696cm" svg:y="15.737cm">
            <text:p/>
            <draw:enhanced-geometry draw:mirror-horizontal="false" draw:mirror-vertical="false" drawooo:sub-view-size="63 63" draw:text-areas="0 0 ?f0 ?f1" svg:viewBox="0 0 0 0" draw:type="ooxml-non-primitive" draw:enhanced-path="M 0 32 L 32 63 63 32 32 0 0 32 Z N">
              <draw:equation draw:name="f0" draw:formula="logwidth"/>
              <draw:equation draw:name="f1" draw:formula="logheight"/>
            </draw:enhanced-geometry>
          </draw:custom-shape>
          <draw:custom-shape draw:name="Freeform 597" draw:style-name="gr15" draw:text-style-name="P8" draw:layer="layout" svg:width="0.293cm" svg:height="0.294cm" svg:x="7.696cm" svg:y="15.737cm">
            <text:p/>
            <draw:enhanced-geometry draw:mirror-horizontal="false" draw:mirror-vertical="false" drawooo:sub-view-size="63 63" draw:text-areas="0 0 ?f0 ?f1" svg:viewBox="0 0 0 0" draw:type="ooxml-non-primitive" draw:enhanced-path="M 0 32 L 32 63 63 32 32 0 0 32 N">
              <draw:equation draw:name="f0" draw:formula="logwidth"/>
              <draw:equation draw:name="f1" draw:formula="logheight"/>
            </draw:enhanced-geometry>
          </draw:custom-shape>
          <draw:custom-shape draw:name="Freeform 598" draw:style-name="gr14" draw:text-style-name="P8" draw:layer="layout" svg:width="0.299cm" svg:height="0.294cm" svg:x="10.195cm" svg:y="14.979cm">
            <text:p/>
            <draw:enhanced-geometry draw:mirror-horizontal="false" draw:mirror-vertical="false" drawooo:sub-view-size="64 63" draw:text-areas="0 0 ?f0 ?f1" svg:viewBox="0 0 0 0" draw:type="ooxml-non-primitive" draw:enhanced-path="M 0 31 L 32 63 64 31 32 0 0 31 Z N">
              <draw:equation draw:name="f0" draw:formula="logwidth"/>
              <draw:equation draw:name="f1" draw:formula="logheight"/>
            </draw:enhanced-geometry>
          </draw:custom-shape>
          <draw:custom-shape draw:name="Freeform 599" draw:style-name="gr15" draw:text-style-name="P8" draw:layer="layout" svg:width="0.299cm" svg:height="0.294cm" svg:x="10.195cm" svg:y="14.979cm">
            <text:p/>
            <draw:enhanced-geometry draw:mirror-horizontal="false" draw:mirror-vertical="false" drawooo:sub-view-size="64 63" draw:text-areas="0 0 ?f0 ?f1" svg:viewBox="0 0 0 0" draw:type="ooxml-non-primitive" draw:enhanced-path="M 0 31 L 32 63 64 31 32 0 0 31 N">
              <draw:equation draw:name="f0" draw:formula="logwidth"/>
              <draw:equation draw:name="f1" draw:formula="logheight"/>
            </draw:enhanced-geometry>
          </draw:custom-shape>
          <draw:custom-shape draw:name="Freeform 600" draw:style-name="gr14" draw:text-style-name="P8" draw:layer="layout" svg:width="0.294cm" svg:height="0.293cm" svg:x="13.698cm" svg:y="13.996cm">
            <text:p/>
            <draw:enhanced-geometry draw:mirror-horizontal="false" draw:mirror-vertical="false" drawooo:sub-view-size="63 63" draw:text-areas="0 0 ?f0 ?f1" svg:viewBox="0 0 0 0" draw:type="ooxml-non-primitive" draw:enhanced-path="M 0 31 L 32 63 63 31 32 0 0 31 Z N">
              <draw:equation draw:name="f0" draw:formula="logwidth"/>
              <draw:equation draw:name="f1" draw:formula="logheight"/>
            </draw:enhanced-geometry>
          </draw:custom-shape>
          <draw:custom-shape draw:name="Freeform 601" draw:style-name="gr15" draw:text-style-name="P8" draw:layer="layout" svg:width="0.294cm" svg:height="0.293cm" svg:x="13.698cm" svg:y="13.996cm">
            <text:p/>
            <draw:enhanced-geometry draw:mirror-horizontal="false" draw:mirror-vertical="false" drawooo:sub-view-size="63 63" draw:text-areas="0 0 ?f0 ?f1" svg:viewBox="0 0 0 0" draw:type="ooxml-non-primitive" draw:enhanced-path="M 0 31 L 32 63 63 31 32 0 0 31 N">
              <draw:equation draw:name="f0" draw:formula="logwidth"/>
              <draw:equation draw:name="f1" draw:formula="logheight"/>
            </draw:enhanced-geometry>
          </draw:custom-shape>
          <draw:custom-shape draw:name="Freeform 602" draw:style-name="gr14" draw:text-style-name="P8" draw:layer="layout" svg:width="0.299cm" svg:height="0.294cm" svg:x="18.198cm" svg:y="13.247cm">
            <text:p/>
            <draw:enhanced-geometry draw:mirror-horizontal="false" draw:mirror-vertical="false" drawooo:sub-view-size="64 63" draw:text-areas="0 0 ?f0 ?f1" svg:viewBox="0 0 0 0" draw:type="ooxml-non-primitive" draw:enhanced-path="M 0 31 L 32 63 64 31 32 0 0 31 Z N">
              <draw:equation draw:name="f0" draw:formula="logwidth"/>
              <draw:equation draw:name="f1" draw:formula="logheight"/>
            </draw:enhanced-geometry>
          </draw:custom-shape>
          <draw:custom-shape draw:name="Freeform 603" draw:style-name="gr15" draw:text-style-name="P8" draw:layer="layout" svg:width="0.299cm" svg:height="0.294cm" svg:x="18.198cm" svg:y="13.247cm">
            <text:p/>
            <draw:enhanced-geometry draw:mirror-horizontal="false" draw:mirror-vertical="false" drawooo:sub-view-size="64 63" draw:text-areas="0 0 ?f0 ?f1" svg:viewBox="0 0 0 0" draw:type="ooxml-non-primitive" draw:enhanced-path="M 0 31 L 32 63 64 31 32 0 0 31 N">
              <draw:equation draw:name="f0" draw:formula="logwidth"/>
              <draw:equation draw:name="f1" draw:formula="logheight"/>
            </draw:enhanced-geometry>
          </draw:custom-shape>
          <draw:custom-shape draw:name="Freeform 604" draw:style-name="gr16" draw:text-style-name="P8" draw:layer="layout" svg:width="1.554cm" svg:height="1.034cm" svg:x="6.314cm" svg:y="15.897cm">
            <text:p/>
            <draw:enhanced-geometry draw:mirror-horizontal="false" draw:mirror-vertical="false" drawooo:sub-view-size="332 221" draw:text-areas="0 0 ?f0 ?f1" svg:viewBox="0 0 0 0" draw:type="ooxml-non-primitive" draw:enhanced-path="M 12 221 L 6 212 0 204 321 0 327 8 332 17 12 221 Z N">
              <draw:equation draw:name="f0" draw:formula="logwidth"/>
              <draw:equation draw:name="f1" draw:formula="logheight"/>
            </draw:enhanced-geometry>
          </draw:custom-shape>
          <draw:custom-shape draw:name="Freeform 605" draw:style-name="gr16" draw:text-style-name="P8" draw:layer="layout" svg:width="0.027cm" svg:height="0.041cm" svg:x="7.817cm" svg:y="15.892cm">
            <text:p/>
            <draw:enhanced-geometry draw:mirror-horizontal="false" draw:mirror-vertical="false" drawooo:sub-view-size="25 41" draw:text-areas="0 0 ?f0 ?f1" svg:viewBox="0 0 0 0" draw:type="ooxml-non-primitive" draw:enhanced-path="M 0 4 C 1 4 1 3 2 3 5 2 7 1 9 0 L 25 41 0 4 Z N">
              <draw:equation draw:name="f0" draw:formula="logwidth"/>
              <draw:equation draw:name="f1" draw:formula="logheight"/>
            </draw:enhanced-geometry>
          </draw:custom-shape>
          <draw:custom-shape draw:name="Freeform 606" draw:style-name="gr16" draw:text-style-name="P8" draw:layer="layout" svg:width="2.532cm" svg:height="1.006cm" svg:x="7.826cm" svg:y="14.974cm">
            <text:p/>
            <draw:enhanced-geometry draw:mirror-horizontal="false" draw:mirror-vertical="false" drawooo:sub-view-size="541 215" draw:text-areas="0 0 ?f0 ?f1" svg:viewBox="0 0 0 0" draw:type="ooxml-non-primitive" draw:enhanced-path="M 7 215 L 4 205 0 196 534 0 538 10 541 20 7 215 Z N">
              <draw:equation draw:name="f0" draw:formula="logwidth"/>
              <draw:equation draw:name="f1" draw:formula="logheight"/>
            </draw:enhanced-geometry>
          </draw:custom-shape>
          <draw:custom-shape draw:name="Freeform 607" draw:style-name="gr16" draw:text-style-name="P8" draw:layer="layout" svg:width="0.018cm" svg:height="0.046cm" svg:x="10.327cm" svg:y="14.974cm">
            <text:p/>
            <draw:enhanced-geometry draw:mirror-horizontal="false" draw:mirror-vertical="false" drawooo:sub-view-size="15 44" draw:text-areas="0 0 ?f0 ?f1" svg:viewBox="0 0 0 0" draw:type="ooxml-non-primitive" draw:enhanced-path="M 0 2 C 2 1 4 1 6 0 L 15 44 0 2 Z N">
              <draw:equation draw:name="f0" draw:formula="logwidth"/>
              <draw:equation draw:name="f1" draw:formula="logheight"/>
            </draw:enhanced-geometry>
          </draw:custom-shape>
          <draw:custom-shape draw:name="Freeform 608" draw:style-name="gr16" draw:text-style-name="P8" draw:layer="layout" svg:width="3.521cm" svg:height="0.823cm" svg:x="10.336cm" svg:y="14.244cm">
            <text:p/>
            <draw:enhanced-geometry draw:mirror-horizontal="false" draw:mirror-vertical="false" drawooo:sub-view-size="752 176" draw:text-areas="0 0 ?f0 ?f1" svg:viewBox="0 0 0 0" draw:type="ooxml-non-primitive" draw:enhanced-path="M 4 176 L 2 166 0 156 748 0 750 10 752 20 4 176 Z N">
              <draw:equation draw:name="f0" draw:formula="logwidth"/>
              <draw:equation draw:name="f1" draw:formula="logheight"/>
            </draw:enhanced-geometry>
          </draw:custom-shape>
          <draw:custom-shape draw:name="Freeform 609" draw:style-name="gr16" draw:text-style-name="P8" draw:layer="layout" svg:width="0.009cm" svg:height="0.045cm" svg:x="13.838cm" svg:y="14.244cm">
            <text:p/>
            <draw:enhanced-geometry draw:mirror-horizontal="false" draw:mirror-vertical="false" drawooo:sub-view-size="8 44" draw:text-areas="0 0 ?f0 ?f1" svg:viewBox="0 0 0 0" draw:type="ooxml-non-primitive" draw:enhanced-path="M 0 0 C 0 0 1 0 2 0 L 8 44 0 0 Z N">
              <draw:equation draw:name="f0" draw:formula="logwidth"/>
              <draw:equation draw:name="f1" draw:formula="logheight"/>
            </draw:enhanced-geometry>
          </draw:custom-shape>
          <draw:custom-shape draw:name="Freeform 610" draw:style-name="gr16" draw:text-style-name="P8" draw:layer="layout" svg:width="4.518cm" svg:height="0.785cm" svg:x="13.838cm" svg:y="13.551cm">
            <text:p/>
            <draw:enhanced-geometry draw:mirror-horizontal="false" draw:mirror-vertical="false" drawooo:sub-view-size="965 168" draw:text-areas="0 0 ?f0 ?f1" svg:viewBox="0 0 0 0" draw:type="ooxml-non-primitive" draw:enhanced-path="M 3 168 L 2 158 0 148 962 0 963 10 965 21 3 168 Z N">
              <draw:equation draw:name="f0" draw:formula="logwidth"/>
              <draw:equation draw:name="f1" draw:formula="logheight"/>
            </draw:enhanced-geometry>
          </draw:custom-shape>
          <draw:custom-shape draw:name="Rectangle 611" draw:style-name="gr17" draw:text-style-name="P8" draw:layer="layout" svg:width="0.299cm" svg:height="0.294cm" svg:x="6.193cm" svg:y="16.7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2" draw:style-name="gr18" draw:text-style-name="P8" draw:layer="layout" svg:width="0.299cm" svg:height="0.294cm" svg:x="6.193cm" svg:y="16.7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3" draw:style-name="gr17" draw:text-style-name="P8" draw:layer="layout" svg:width="0.293cm" svg:height="0.294cm" svg:x="7.696cm" svg:y="15.7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4" draw:style-name="gr18" draw:text-style-name="P8" draw:layer="layout" svg:width="0.293cm" svg:height="0.294cm" svg:x="7.696cm" svg:y="15.78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5" draw:style-name="gr17" draw:text-style-name="P8" draw:layer="layout" svg:width="0.299cm" svg:height="0.294cm" svg:x="10.195cm" svg:y="14.8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6" draw:style-name="gr18" draw:text-style-name="P8" draw:layer="layout" svg:width="0.299cm" svg:height="0.294cm" svg:x="10.195cm" svg:y="14.8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7" draw:style-name="gr17" draw:text-style-name="P8" draw:layer="layout" svg:width="0.294cm" svg:height="0.299cm" svg:x="13.698cm" svg:y="14.1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8" draw:style-name="gr18" draw:text-style-name="P8" draw:layer="layout" svg:width="0.294cm" svg:height="0.299cm" svg:x="13.698cm" svg:y="14.1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9" draw:style-name="gr17" draw:text-style-name="P8" draw:layer="layout" svg:width="0.299cm" svg:height="0.294cm" svg:x="18.198cm" svg:y="13.4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0" draw:style-name="gr18" draw:text-style-name="P8" draw:layer="layout" svg:width="0.299cm" svg:height="0.294cm" svg:x="18.198cm" svg:y="13.4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1" draw:style-name="gr84" draw:text-style-name="P10" draw:layer="layout" svg:width="0.177cm" svg:height="0.381cm" svg:x="5.874cm" svg:y="18.083cm">
            <text:p text:style-name="P9"><text:span text:style-name="T12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2" draw:style-name="gr85" draw:text-style-name="P10" draw:layer="layout" svg:width="0.71cm" svg:height="0.381cm" svg:x="8.142cm" svg:y="18.083cm">
            <text:p text:style-name="P9"><text:span text:style-name="T12">2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3" draw:style-name="gr86" draw:text-style-name="P10" draw:layer="layout" svg:width="0.71cm" svg:height="0.381cm" svg:x="10.643cm" svg:y="18.083cm">
            <text:p text:style-name="P9"><text:span text:style-name="T12">4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4" draw:style-name="gr87" draw:text-style-name="P10" draw:layer="layout" svg:width="0.71cm" svg:height="0.381cm" svg:x="13.144cm" svg:y="18.083cm">
            <text:p text:style-name="P9"><text:span text:style-name="T12">6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5" draw:style-name="gr88" draw:text-style-name="P10" draw:layer="layout" svg:width="0.71cm" svg:height="0.381cm" svg:x="15.644cm" svg:y="18.083cm">
            <text:p text:style-name="P9"><text:span text:style-name="T12">8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6" draw:style-name="gr89" draw:text-style-name="P10" draw:layer="layout" svg:width="0.888cm" svg:height="0.381cm" svg:x="18.066cm" svg:y="18.083cm">
            <text:p text:style-name="P9"><text:span text:style-name="T12">1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7" draw:style-name="gr90" draw:text-style-name="P10" draw:layer="layout" svg:width="0.888cm" svg:height="0.381cm" svg:x="20.567cm" svg:y="18.083cm">
            <text:p text:style-name="P9"><text:span text:style-name="T12">12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8" draw:style-name="gr91" draw:text-style-name="P10" draw:layer="layout" svg:width="0.177cm" svg:height="0.381cm" svg:x="5.48cm" svg:y="17.601cm">
            <text:p text:style-name="P9"><text:span text:style-name="T12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9" draw:style-name="gr92" draw:text-style-name="P10" draw:layer="layout" svg:width="0.355cm" svg:height="0.381cm" svg:x="5.309cm" svg:y="16.407cm">
            <text:p text:style-name="P9"><text:span text:style-name="T12">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0" draw:style-name="gr93" draw:text-style-name="P10" draw:layer="layout" svg:width="0.532cm" svg:height="0.381cm" svg:x="5.135cm" svg:y="15.213cm">
            <text:p text:style-name="P9"><text:span text:style-name="T12">1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1" draw:style-name="gr94" draw:text-style-name="P10" draw:layer="layout" svg:width="0.532cm" svg:height="0.381cm" svg:x="5.135cm" svg:y="14.019cm">
            <text:p text:style-name="P9"><text:span text:style-name="T12">1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2" draw:style-name="gr95" draw:text-style-name="P10" draw:layer="layout" svg:width="0.532cm" svg:height="0.381cm" svg:x="5.135cm" svg:y="12.825cm">
            <text:p text:style-name="P9"><text:span text:style-name="T12">2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3" draw:style-name="gr96" draw:text-style-name="P10" draw:layer="layout" svg:width="0.532cm" svg:height="0.381cm" svg:x="5.135cm" svg:y="11.631cm">
            <text:p text:style-name="P9"><text:span text:style-name="T12">2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4" draw:style-name="gr97" draw:text-style-name="P10" draw:layer="layout" svg:width="3.415cm" svg:height="0.676cm" svg:x="12.084cm" svg:y="10.044cm">
            <text:p text:style-name="P9"><text:span text:style-name="T13">Težina puta/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5" draw:style-name="gr98" draw:text-style-name="P10" draw:layer="layout" svg:width="5.96cm" svg:height="0.507cm" svg:x="10.768cm" svg:y="10.98cm">
            <text:p text:style-name="P9"><text:span text:style-name="T10">Intuitivni algoritam po vidokrug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36" draw:style-name="gr16" draw:text-style-name="P8" draw:layer="layout" svg:width="0.954cm" svg:height="0.098cm" svg:x="22.262cm" svg:y="13.485cm">
            <text:p/>
            <draw:enhanced-geometry draw:mirror-horizontal="false" draw:mirror-vertical="false" drawooo:sub-view-size="204 21" draw:text-areas="0 0 ?f0 ?f1" svg:viewBox="0 0 0 0" draw:type="ooxml-non-primitive" draw:enhanced-path="M 0 21 L 0 10 0 0 204 0 204 10 204 21 0 21 Z N">
              <draw:equation draw:name="f0" draw:formula="logwidth"/>
              <draw:equation draw:name="f1" draw:formula="logheight"/>
            </draw:enhanced-geometry>
          </draw:custom-shape>
          <draw:custom-shape draw:name="Rectangle 637" draw:style-name="gr17" draw:text-style-name="P8" draw:layer="layout" svg:width="0.206cm" svg:height="0.206cm" svg:x="22.636cm" svg:y="13.4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8" draw:style-name="gr18" draw:text-style-name="P8" draw:layer="layout" svg:width="0.206cm" svg:height="0.206cm" svg:x="22.636cm" svg:y="13.42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39" draw:style-name="gr14" draw:text-style-name="P8" draw:layer="layout" svg:width="0.954cm" svg:height="0.093cm" svg:x="22.262cm" svg:y="13.981cm">
            <text:p/>
            <draw:enhanced-geometry draw:mirror-horizontal="false" draw:mirror-vertical="false" drawooo:sub-view-size="204 20" draw:text-areas="0 0 ?f0 ?f1" svg:viewBox="0 0 0 0" draw:type="ooxml-non-primitive" draw:enhanced-path="M 0 20 L 0 10 0 0 204 0 204 10 204 20 0 20 Z N">
              <draw:equation draw:name="f0" draw:formula="logwidth"/>
              <draw:equation draw:name="f1" draw:formula="logheight"/>
            </draw:enhanced-geometry>
          </draw:custom-shape>
          <draw:custom-shape draw:name="Freeform 640" draw:style-name="gr14" draw:text-style-name="P8" draw:layer="layout" svg:width="0.206cm" svg:height="0.206cm" svg:x="22.636cm" svg:y="13.925cm">
            <text:p/>
            <draw:enhanced-geometry draw:mirror-horizontal="false" draw:mirror-vertical="false" drawooo:sub-view-size="44 44" draw:text-areas="0 0 ?f0 ?f1" svg:viewBox="0 0 0 0" draw:type="ooxml-non-primitive" draw:enhanced-path="M 0 22 L 22 44 44 22 22 0 0 22 Z N">
              <draw:equation draw:name="f0" draw:formula="logwidth"/>
              <draw:equation draw:name="f1" draw:formula="logheight"/>
            </draw:enhanced-geometry>
          </draw:custom-shape>
          <draw:custom-shape draw:name="Freeform 641" draw:style-name="gr15" draw:text-style-name="P8" draw:layer="layout" svg:width="0.206cm" svg:height="0.206cm" svg:x="22.636cm" svg:y="13.925cm">
            <text:p/>
            <draw:enhanced-geometry draw:mirror-horizontal="false" draw:mirror-vertical="false" drawooo:sub-view-size="44 44" draw:text-areas="0 0 ?f0 ?f1" svg:viewBox="0 0 0 0" draw:type="ooxml-non-primitive" draw:enhanced-path="M 0 22 L 22 44 44 22 22 0 0 22 N">
              <draw:equation draw:name="f0" draw:formula="logwidth"/>
              <draw:equation draw:name="f1" draw:formula="logheight"/>
            </draw:enhanced-geometry>
          </draw:custom-shape>
          <draw:custom-shape draw:name="Freeform 642" draw:style-name="gr12" draw:text-style-name="P8" draw:layer="layout" svg:width="0.954cm" svg:height="0.093cm" svg:x="22.262cm" svg:y="14.478cm">
            <text:p/>
            <draw:enhanced-geometry draw:mirror-horizontal="false" draw:mirror-vertical="false" drawooo:sub-view-size="204 20" draw:text-areas="0 0 ?f0 ?f1" svg:viewBox="0 0 0 0" draw:type="ooxml-non-primitive" draw:enhanced-path="M 0 20 L 0 10 0 0 204 0 204 10 204 20 0 20 Z N">
              <draw:equation draw:name="f0" draw:formula="logwidth"/>
              <draw:equation draw:name="f1" draw:formula="logheight"/>
            </draw:enhanced-geometry>
          </draw:custom-shape>
          <draw:custom-shape draw:name="Freeform 643" draw:style-name="gr12" draw:text-style-name="P8" draw:layer="layout" svg:width="0.206cm" svg:height="0.2cm" svg:x="22.636cm" svg:y="14.422cm">
            <text:p/>
            <draw:enhanced-geometry draw:mirror-horizontal="false" draw:mirror-vertical="false" drawooo:sub-view-size="44 43" draw:text-areas="0 0 ?f0 ?f1" svg:viewBox="0 0 0 0" draw:type="ooxml-non-primitive" draw:enhanced-path="M 0 0 L 22 43 44 0 0 0 Z N">
              <draw:equation draw:name="f0" draw:formula="logwidth"/>
              <draw:equation draw:name="f1" draw:formula="logheight"/>
            </draw:enhanced-geometry>
          </draw:custom-shape>
          <draw:custom-shape draw:name="Freeform 644" draw:style-name="gr13" draw:text-style-name="P8" draw:layer="layout" svg:width="0.206cm" svg:height="0.2cm" svg:x="22.636cm" svg:y="14.422cm">
            <text:p/>
            <draw:enhanced-geometry draw:mirror-horizontal="false" draw:mirror-vertical="false" drawooo:sub-view-size="44 43" draw:text-areas="0 0 ?f0 ?f1" svg:viewBox="0 0 0 0" draw:type="ooxml-non-primitive" draw:enhanced-path="M 0 0 L 22 43 44 0 0 0 N">
              <draw:equation draw:name="f0" draw:formula="logwidth"/>
              <draw:equation draw:name="f1" draw:formula="logheight"/>
            </draw:enhanced-geometry>
          </draw:custom-shape>
          <draw:custom-shape draw:name="Freeform 645" draw:style-name="gr10" draw:text-style-name="P8" draw:layer="layout" svg:width="0.954cm" svg:height="0.097cm" svg:x="22.262cm" svg:y="14.97cm">
            <text:p/>
            <draw:enhanced-geometry draw:mirror-horizontal="false" draw:mirror-vertical="false" drawooo:sub-view-size="204 21" draw:text-areas="0 0 ?f0 ?f1" svg:viewBox="0 0 0 0" draw:type="ooxml-non-primitive" draw:enhanced-path="M 0 21 L 0 10 0 0 204 0 204 10 204 21 0 21 Z N">
              <draw:equation draw:name="f0" draw:formula="logwidth"/>
              <draw:equation draw:name="f1" draw:formula="logheight"/>
            </draw:enhanced-geometry>
          </draw:custom-shape>
          <draw:custom-shape draw:name="Freeform 646" draw:style-name="gr10" draw:text-style-name="P8" draw:layer="layout" svg:width="0.206cm" svg:height="0.2cm" svg:x="22.636cm" svg:y="14.918cm">
            <text:p/>
            <draw:enhanced-geometry draw:mirror-horizontal="false" draw:mirror-vertical="false" drawooo:sub-view-size="44 43" draw:text-areas="0 0 ?f0 ?f1" svg:viewBox="0 0 0 0" draw:type="ooxml-non-primitive" draw:enhanced-path="M 0 43 L 44 43 22 0 0 43 Z N">
              <draw:equation draw:name="f0" draw:formula="logwidth"/>
              <draw:equation draw:name="f1" draw:formula="logheight"/>
            </draw:enhanced-geometry>
          </draw:custom-shape>
          <draw:custom-shape draw:name="Freeform 647" draw:style-name="gr11" draw:text-style-name="P8" draw:layer="layout" svg:width="0.206cm" svg:height="0.2cm" svg:x="22.636cm" svg:y="14.918cm">
            <text:p/>
            <draw:enhanced-geometry draw:mirror-horizontal="false" draw:mirror-vertical="false" drawooo:sub-view-size="44 43" draw:text-areas="0 0 ?f0 ?f1" svg:viewBox="0 0 0 0" draw:type="ooxml-non-primitive" draw:enhanced-path="M 0 43 L 44 43 22 0 0 43 N">
              <draw:equation draw:name="f0" draw:formula="logwidth"/>
              <draw:equation draw:name="f1" draw:formula="logheight"/>
            </draw:enhanced-geometry>
          </draw:custom-shape>
          <draw:custom-shape draw:name="Freeform 648" draw:style-name="gr82" draw:text-style-name="P8" draw:layer="layout" svg:width="0.954cm" svg:height="0.097cm" svg:x="22.262cm" svg:y="15.466cm">
            <text:p/>
            <draw:enhanced-geometry draw:mirror-horizontal="false" draw:mirror-vertical="false" drawooo:sub-view-size="204 21" draw:text-areas="0 0 ?f0 ?f1" svg:viewBox="0 0 0 0" draw:type="ooxml-non-primitive" draw:enhanced-path="M 0 21 L 0 10 0 0 204 0 204 10 204 21 0 21 Z N">
              <draw:equation draw:name="f0" draw:formula="logwidth"/>
              <draw:equation draw:name="f1" draw:formula="logheight"/>
            </draw:enhanced-geometry>
          </draw:custom-shape>
          <draw:custom-shape draw:name="Freeform 649" draw:style-name="gr82" draw:text-style-name="P8" draw:layer="layout" svg:width="0.206cm" svg:height="0.205cm" svg:x="22.636cm" svg:y="15.41cm">
            <text:p/>
            <draw:enhanced-geometry draw:mirror-horizontal="false" draw:mirror-vertical="false" drawooo:sub-view-size="44 44" draw:text-areas="0 0 ?f0 ?f1" svg:viewBox="0 0 0 0" draw:type="ooxml-non-primitive" draw:enhanced-path="M 0 0 L 0 44 44 22 0 0 Z N">
              <draw:equation draw:name="f0" draw:formula="logwidth"/>
              <draw:equation draw:name="f1" draw:formula="logheight"/>
            </draw:enhanced-geometry>
          </draw:custom-shape>
          <draw:custom-shape draw:name="Freeform 650" draw:style-name="gr83" draw:text-style-name="P8" draw:layer="layout" svg:width="0.206cm" svg:height="0.205cm" svg:x="22.636cm" svg:y="15.41cm">
            <text:p/>
            <draw:enhanced-geometry draw:mirror-horizontal="false" draw:mirror-vertical="false" drawooo:sub-view-size="44 44" draw:text-areas="0 0 ?f0 ?f1" svg:viewBox="0 0 0 0" draw:type="ooxml-non-primitive" draw:enhanced-path="M 0 0 L 0 44 44 22 0 0 N">
              <draw:equation draw:name="f0" draw:formula="logwidth"/>
              <draw:equation draw:name="f1" draw:formula="logheight"/>
            </draw:enhanced-geometry>
          </draw:custom-shape>
          <draw:custom-shape draw:name="Rectangle 651" draw:style-name="gr99" draw:text-style-name="P10" draw:layer="layout" svg:width="0.236cm" svg:height="0.507cm" svg:x="23.317cm" svg:y="13.35cm">
            <text:p text:style-name="P9"><text:span text:style-name="T10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2" draw:style-name="gr100" draw:text-style-name="P10" draw:layer="layout" svg:width="0.236cm" svg:height="0.507cm" svg:x="23.317cm" svg:y="13.845cm">
            <text:p text:style-name="P9"><text:span text:style-name="T10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3" draw:style-name="gr101" draw:text-style-name="P10" draw:layer="layout" svg:width="0.236cm" svg:height="0.507cm" svg:x="23.317cm" svg:y="14.342cm">
            <text:p text:style-name="P9"><text:span text:style-name="T10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4" draw:style-name="gr102" draw:text-style-name="P10" draw:layer="layout" svg:width="0.236cm" svg:height="0.507cm" svg:x="23.317cm" svg:y="14.834cm">
            <text:p text:style-name="P9"><text:span text:style-name="T10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5" draw:style-name="gr103" draw:text-style-name="P10" draw:layer="layout" svg:width="0.236cm" svg:height="0.507cm" svg:x="23.317cm" svg:y="15.33cm">
            <text:p text:style-name="P9"><text:span text:style-name="T10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6" draw:style-name="gr104" draw:text-style-name="P10" draw:layer="layout" svg:width="1.921cm" svg:height="0.592cm" svg:x="12.378cm" svg:y="18.753cm">
            <text:p text:style-name="P9"><text:span text:style-name="T8">Površin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7" draw:style-name="gr105" draw:text-style-name="P10" draw:layer="layout" svg:width="2.536cm" svg:height="0.592cm" draw:transform="rotate (1.5707963267949) translate (4.104cm 16.212cm)">
            <text:p text:style-name="P9"><text:span text:style-name="T8">Težina pu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Zaključa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2">
              <text:list-item>
                <text:p>Intuitivni algoritam daje rezultate bliske optimalnim, težeći algoritam je dosta lošiji dok je nasumični ubedljivo najlošiji</text:p>
              </text:list-item>
              <text:list-item>
                <text:p>Za uslove koji su korišćeni u eksperimentu, svi algoritmi su pokazali zanemarljive razlike u efikasnosti pri slimulacijama sa različitim načinima generisanja lavirinata</text:p>
                <text:p/>
                <text:p/>
                <text:p text:style-name="P1"><text:span text:style-name="T14">Hvala na pažnji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style:rfc-language-tag="sr-Latn-RS" fo:language="sr" fo:script="Latn" fo:country="R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draw:style-name="standard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5M31S</meta:editing-duration>
    <meta:editing-cycles>11</meta:editing-cycles>
    <meta:generator>LibreOffice/4.2.6.3$Windows_x86 LibreOffice_project/3fd416d4c6db7d3204c17ce57a1d70f6e531ee21</meta:generator>
    <dc:date>2014-11-28T23:49:14.267000000</dc:date>
    <meta:document-statistic meta:object-count="603"/>
  </office:meta>
</office:document-meta>
</file>